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0"/>##### #### ####### #### ##### <text:s text:c="2"/>#### #### ##### #####</text:p>
      <text:p text:style-name="Standard"><text:s text:c="12"/># <text:s text:c="2"/># <text:s/># # <text:s/># <text:s/># # <text:s text:c="3"/># <text:s text:c="6"/># <text:s/># # <text:s/># # <text:s text:c="2"/># # <text:s text:c="2"/>#</text:p>
      <text:p text:style-name="Standard"><text:s text:c="12"/># <text:s text:c="2"/>#### # <text:s/># <text:s/># #### ##### <text:s text:c="2"/>#### # <text:s/># # <text:s text:c="2"/># # <text:s text:c="2"/>#</text:p>
      <text:p text:style-name="Standard"><text:s text:c="10"/># # <text:s text:c="2"/># <text:s/># # <text:s/># <text:s/># # <text:s text:c="7"/># <text:s text:c="2"/># <text:s/># # <text:s/># # <text:s text:c="2"/># # <text:s text:c="2"/>#</text:p>
      <text:p text:style-name="Standard"><text:s text:c="10"/>### <text:s text:c="2"/># <text:s/># # <text:s/># <text:s/># #### ##### <text:s text:c="2"/>#### #### # <text:s text:c="2"/># #####</text:p>
      <text:p text:style-name="Standard"><text:s text:c="10"/>#### #### #### <text:s text:c="4"/>##### # #### ##### #### # #### ####</text:p>
      <text:p text:style-name="Standard"><text:s text:c="10"/># <text:s/># # <text:s/># <text:s text:c="3"/># # <text:s text:c="2"/># <text:s text:c="2"/># # # <text:s text:c="5"/># <text:s text:c="2"/># <text:s text:c="3"/># # <text:s/># #</text:p>
      <text:p text:style-name="Standard"><text:s text:c="10"/># <text:s/># # <text:s/># <text:s text:c="3"/># <text:s text:c="4"/># <text:s text:c="2"/># # # ### <text:s/># <text:s text:c="2"/>#### # #### ####</text:p>
      <text:p text:style-name="Standard"><text:s text:c="10"/># <text:s/># # <text:s/># <text:s text:c="3"/># # <text:s text:c="2"/># <text:s text:c="2"/># # # <text:s/># <text:s text:c="2"/># <text:s text:c="2"/># <text:s text:c="3"/># # # <text:s/>#</text:p>
      <text:p text:style-name="Standard"><text:s text:c="10"/>#### #### <text:s text:c="3"/># <text:s text:c="4"/># <text:s text:c="2"/># # #### <text:s text:c="2"/># <text:s text:c="2"/># <text:s text:c="3"/># # <text:s/># ####</text:p>
      <text:p text:style-name="Standard"><text:s text:c="18"/>James Bond 007: Nightfire FAQ/Walkthrough</text:p>
      <text:p text:style-name="Standard"/>
      <text:p text:style-name="Standard"><text:s text:c="26"/>**** WARNING ****</text:p>
      <text:p text:style-name="Standard"><text:s text:c="18"/>This Walkthrough may contain spoilers</text:p>
      <text:p text:style-name="Standard"/>
      <text:p text:style-name="Standard">------------------------------------------------------------------------------</text:p>
      <text:p text:style-name="Standard">This walkthough is best viewed on a -</text:p>
      <text:p text:style-name="Standard"/>
      <text:p text:style-name="Standard">Text Document: <text:s text:c="2"/>Notepad</text:p>
      <text:p text:style-name="Standard">Font: <text:s text:c="11"/>Fixedsys</text:p>
      <text:p text:style-name="Standard">Size: <text:s text:c="11"/>9</text:p>
      <text:p text:style-name="Standard">Word Wrap: <text:s text:c="6"/>Off</text:p>
      <text:p text:style-name="Standard">------------------------------------------------------------------------------</text:p>
      <text:p text:style-name="Standard"/>
      <text:p text:style-name="Standard">Title: <text:s text:c="24"/>James Bond: 007 Nightfire</text:p>
      <text:p text:style-name="Standard">Genre: <text:s text:c="24"/>Nintento GameCube (PAL Version)</text:p>
      <text:p text:style-name="Standard">Type: <text:s text:c="25"/>First Person Shooter</text:p>
      <text:p text:style-name="Standard">Developer: <text:s text:c="20"/>Eurocom/EA</text:p>
      <text:p text:style-name="Standard">Publisher: <text:s text:c="20"/>Electronic Arts</text:p>
      <text:p text:style-name="Standard">Number of Players: <text:s text:c="12"/>1-4</text:p>
      <text:p text:style-name="Standard">R.R.P: <text:s text:c="24"/>£39.99</text:p>
      <text:p text:style-name="Standard">Memory Card Space per file: <text:s text:c="3"/>2 blocks</text:p>
      <text:p text:style-name="Standard">Author: <text:s text:c="23"/>Michael Goldsmith (The FPS Dude, Game Faqs/</text:p>
      <text:p text:style-name="Standard"><text:s text:c="31"/>The GGs, Neo Seeker, IGN, The_FPS_Dude)</text:p>
      <text:p text:style-name="Standard">Email: <text:s text:c="24"/>agent1496@hotmail.com</text:p>
      <text:p text:style-name="Standard">Walkthrough Version Number: <text:s text:c="3"/>5.0</text:p>
      <text:p text:style-name="Standard">Last update: <text:s text:c="18"/>19:13 08/02/2004</text:p>
      <text:p text:style-name="Standard"/>
      <text:p text:style-name="Standard"/>
      <text:p text:style-name="Standard">--------------------------------- Contents -------------------------------</text:p>
      <text:p text:style-name="Standard"/>
      <text:p text:style-name="Standard"><text:s/>1 <text:s text:c="2"/>........... Introduction</text:p>
      <text:p text:style-name="Standard"/>
      <text:p text:style-name="Standard"/>
      <text:p text:style-name="Standard"><text:s/>2 <text:s text:c="2"/>........... Story</text:p>
      <text:p text:style-name="Standard"/>
      <text:p text:style-name="Standard"/>
      <text:p text:style-name="Standard"><text:s/>3 <text:s text:c="2"/>........... Controls:</text:p>
      <text:p text:style-name="Standard"/>
      <text:p text:style-name="Standard"><text:soft-page-break/><text:s/>3a <text:s/>............................. <text:s/>On Foot</text:p>
      <text:p text:style-name="Standard"/>
      <text:p text:style-name="Standard"><text:s/>3b <text:s/>............................. <text:s/>Driving Config</text:p>
      <text:p text:style-name="Standard"/>
      <text:p text:style-name="Standard"><text:s/>3c <text:s/>............................. <text:s/>Rail Shooter Controls</text:p>
      <text:p text:style-name="Standard"/>
      <text:p text:style-name="Standard"/>
      <text:p text:style-name="Standard"><text:s/>4 <text:s text:c="2"/>............ Weapons and Gadgets:</text:p>
      <text:p text:style-name="Standard"/>
      <text:p text:style-name="Standard"><text:s/>4a <text:s/>............................. <text:s/>Weapons</text:p>
      <text:p text:style-name="Standard"/>
      <text:p text:style-name="Standard"><text:s/>4b <text:s/>............................. <text:s/>Gadgets</text:p>
      <text:p text:style-name="Standard"/>
      <text:p text:style-name="Standard"><text:s/>4c <text:s/>............................. <text:s/>Vehicles</text:p>
      <text:p text:style-name="Standard"/>
      <text:p text:style-name="Standard"/>
      <text:p text:style-name="Standard"><text:s/>5 <text:s text:c="2"/>........... Characters</text:p>
      <text:p text:style-name="Standard"/>
      <text:p text:style-name="Standard"/>
      <text:p text:style-name="Standard"><text:s/>6 <text:s text:c="2"/>........... Walkthrough:</text:p>
      <text:p text:style-name="Standard"/>
      <text:p text:style-name="Standard"><text:s/>6a <text:s/>............................. <text:s/>Paris Prelude</text:p>
      <text:p text:style-name="Standard"/>
      <text:p text:style-name="Standard"><text:s/>6b <text:s/>............................. <text:s/>The Exchange</text:p>
      <text:p text:style-name="Standard"/>
      <text:p text:style-name="Standard"><text:s/>6c <text:s/>............................. <text:s/>Alpine Escape</text:p>
      <text:p text:style-name="Standard"/>
      <text:p text:style-name="Standard"><text:s/>6d <text:s/>............................. <text:s/>Enemies Vanquished</text:p>
      <text:p text:style-name="Standard"/>
      <text:p text:style-name="Standard"><text:s/>6e <text:s/>............................. <text:s/>Double Cross</text:p>
      <text:p text:style-name="Standard"/>
      <text:p text:style-name="Standard"><text:s/>6f <text:s/>............................. <text:s/>Night Shift</text:p>
      <text:p text:style-name="Standard"/>
      <text:p text:style-name="Standard"><text:s/>6g <text:s/>............................. <text:s/>Chain Reaction</text:p>
      <text:p text:style-name="Standard"/>
      <text:p text:style-name="Standard"><text:s/>6h <text:s/>............................. <text:s/>Phoenix Fire</text:p>
      <text:p text:style-name="Standard"/>
      <text:p text:style-name="Standard"><text:s/>6i <text:s/>............................. <text:s/>Deep Descent</text:p>
      <text:p text:style-name="Standard"/>
      <text:p text:style-name="Standard"><text:s/>6j <text:s/>............................. <text:s/>Island Infiltration</text:p>
      <text:p text:style-name="Standard"/>
      <text:p text:style-name="Standard"><text:s/>6k <text:s/>............................. <text:s/>Countdown</text:p>
      <text:p text:style-name="Standard"/>
      <text:p text:style-name="Standard"><text:s/>6l <text:s/>............................. <text:s/>Equinox</text:p>
      <text:p text:style-name="Standard"/>
      <text:p text:style-name="Standard"/>
      <text:p text:style-name="Standard"><text:s/>7 <text:s text:c="2"/>........... Medals</text:p>
      <text:p text:style-name="Standard"/>
      <text:p text:style-name="Standard"/>
      <text:p text:style-name="Standard"><text:soft-page-break/><text:s/>8 <text:s text:c="2"/>........... Multiplayer Mode</text:p>
      <text:p text:style-name="Standard"/>
      <text:p text:style-name="Standard">8a <text:s text:c="2"/>............................. <text:s/>Multiplayer Characters</text:p>
      <text:p text:style-name="Standard"/>
      <text:p text:style-name="Standard">8b <text:s text:c="2"/>............................. <text:s/>Multiplayer Scenarios</text:p>
      <text:p text:style-name="Standard"/>
      <text:p text:style-name="Standard">8c <text:s text:c="2"/>............................. <text:s/>Multiplayer Levels</text:p>
      <text:p text:style-name="Standard"/>
      <text:p text:style-name="Standard">8d <text:s text:c="2"/>............................. <text:s/>Multiplayer Weapons and Gadgets</text:p>
      <text:p text:style-name="Standard"/>
      <text:p text:style-name="Standard"/>
      <text:p text:style-name="Standard"><text:s/>9 <text:s text:c="2"/>........... FAQs</text:p>
      <text:p text:style-name="Standard"/>
      <text:p text:style-name="Standard"/>
      <text:p text:style-name="Standard"><text:s/>10 <text:s/>........... Cheats</text:p>
      <text:p text:style-name="Standard"/>
      <text:p text:style-name="Standard">10a <text:s/>............................. <text:s/>Cheats</text:p>
      <text:p text:style-name="Standard"/>
      <text:p text:style-name="Standard">10b <text:s/>............................. <text:s/>Codes</text:p>
      <text:p text:style-name="Standard"/>
      <text:p text:style-name="Standard">10c <text:s/>............................. <text:s/>Secrets</text:p>
      <text:p text:style-name="Standard"/>
      <text:p text:style-name="Standard"/>
      <text:p text:style-name="Standard"><text:s/>11 <text:s/>........... Legacy</text:p>
      <text:p text:style-name="Standard"/>
      <text:p text:style-name="Standard">12a <text:s/>............................. <text:s/>Copyright</text:p>
      <text:p text:style-name="Standard"/>
      <text:p text:style-name="Standard">12b <text:s/>............................. <text:s/>Website Permission</text:p>
      <text:p text:style-name="Standard"/>
      <text:p text:style-name="Standard"/>
      <text:p text:style-name="Standard"><text:s/>13 <text:s/>........... Version History</text:p>
      <text:p text:style-name="Standard"/>
      <text:p text:style-name="Standard"/>
      <text:p text:style-name="Standard"/>
      <text:p text:style-name="Standard">------------------------------ 1 Introduction ----------------------------</text:p>
      <text:p text:style-name="Standard"/>
      <text:p text:style-name="Standard"><text:s text:c="2"/>Welcome to James Bond 007 Nightfire guide. This guide will tell you the best</text:p>
      <text:p text:style-name="Standard">and easiest root through each objective in every Mission to fight Bond’s</text:p>
      <text:p text:style-name="Standard">newest enemy Drake. 007 Token Locations are included. Please don’t email me</text:p>
      <text:p text:style-name="Standard">about bond moves. I’m not doing them.</text:p>
      <text:p text:style-name="Standard"><text:s text:c="2"/>Any information you need can be found at my email address</text:p>
      <text:p text:style-name="Standard">agent1496@hotmail.com Email about any place you are stuck in any of the twelve</text:p>
      <text:p text:style-name="Standard">missions, at any place (mot including bond moves or medals) you can email me.</text:p>
      <text:p text:style-name="Standard"><text:s text:c="2"/>I hope this guide is a help to you and you make the most out of one of the</text:p>
      <text:p text:style-name="Standard">best FPS (First Person Shooter) games around.</text:p>
      <text:p text:style-name="Standard"><text:s text:c="2"/>Please note that this is the first version of my guide so expect more coming</text:p>
      <text:p text:style-name="Standard">soon.</text:p>
      <text:p text:style-name="Standard"/>
      <text:p text:style-name="Standard"/>
      <text:p text:style-name="Standard"><text:soft-page-break/>---------------------------------- 2 Story -------------------------------</text:p>
      <text:p text:style-name="Standard"/>
      <text:p text:style-name="Standard"><text:s text:c="2"/>It all starts on new years eve at around eleven o'clock. A women is</text:p>
      <text:p text:style-name="Standard">getting chased by these black cars around the city of Paris. Suddenly,</text:p>
      <text:p text:style-name="Standard">from the distance of the dark sky a helicopter appears. Who's in it but</text:p>
      <text:p text:style-name="Standard">none other than James Bond.</text:p>
      <text:p text:style-name="Standard"><text:s text:c="2"/>By giving those black cars a piece of the word 007. James Bond</text:p>
      <text:p text:style-name="Standard">successfully saves the women and stops there second objective, to destroy</text:p>
      <text:p text:style-name="Standard">the Eiffel Tower. In other words, that's what you'd call, a Paris prelude.</text:p>
      <text:p text:style-name="Standard"><text:s text:c="2"/>The women reveals to be Domnique, from French Intelligence, who was also</text:p>
      <text:p text:style-name="Standard">trying to stop the Eiffel Tower's catastrophe.</text:p>
      <text:p text:style-name="Standard"><text:s text:c="2"/>Who were the people in the black cars though? They were found to be men</text:p>
      <text:p text:style-name="Standard">of MI6's chief suspect, "Rafael Drake", as it says in the opening cut</text:p>
      <text:p text:style-name="Standard">scene to the first proper mission, The Exchange.</text:p>
      <text:p text:style-name="Standard"><text:s text:c="2"/>If you haven't worked it all out yet, you must step into the shoes of</text:p>
      <text:p text:style-name="Standard">James Bond and complete missions to find out about more of his plans.</text:p>
      <text:p text:style-name="Standard">James Bond 007, has just come grips with his next Nemesis, (or victim as I</text:p>
      <text:p text:style-name="Standard">call it) Rafael Drake.</text:p>
      <text:p text:style-name="Standard"/>
      <text:p text:style-name="Standard"/>
      <text:p text:style-name="Standard">-------------------------------- 3 Controls ------------------------------</text:p>
      <text:p text:style-name="Standard"/>
      <text:p text:style-name="Standard"><text:s text:c="2"/>There are a few different default controls which you can select. They all</text:p>
      <text:p text:style-name="Standard">are named by the name of a James Bond film e.g. there's a set of controls</text:p>
      <text:p text:style-name="Standard">called Moonraker. Of course there's a Nightfire type control setting and</text:p>
      <text:p text:style-name="Standard">Classic Bond. In my opinion the Nightfire controls are the best. They are</text:p>
      <text:p text:style-name="Standard">similar to quite a few of the FPS (First Person Shooter) games I've</text:p>
      <text:p text:style-name="Standard">played on the GameCube. Here there are:</text:p>
      <text:p text:style-name="Standard"/>
      <text:p text:style-name="Standard">******************************************************************************</text:p>
      <text:p text:style-name="Standard"><text:s text:c="32"/>3a On Foot</text:p>
      <text:p text:style-name="Standard">******************************************************************************</text:p>
      <text:p text:style-name="Standard"/>
      <text:p text:style-name="Standard"/>
      <text:p text:style-name="Standard">_________________________________ Nightfire __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Alternate Fire</text:p>
      <text:p text:style-name="Standard"/>
      <text:p text:style-name="Standard">X: <text:s text:c="22"/>Crouch/Stand</text:p>
      <text:p text:style-name="Standard"/>
      <text:p text:style-name="Standard">Y: <text:s text:c="22"/>Jump</text:p>
      <text:p text:style-name="Standard"/>
      <text:p text:style-name="Standard">C Stick: <text:s text:c="16"/>Look/Turn</text:p>
      <text:p text:style-name="Standard"/>
      <text:p text:style-name="Standard">Control Stick: <text:s text:c="10"/>Move/Strafe</text:p>
      <text:p text:style-name="Standard"/>
      <text:p text:style-name="Standard">L: <text:s text:c="22"/>Aim mode</text:p>
      <text:p text:style-name="Standard"><text:soft-page-break/></text:p>
      <text:p text:style-name="Standard">R: <text:s text:c="22"/>Fire</text:p>
      <text:p text:style-name="Standard"/>
      <text:p text:style-name="Standard">Z: <text:s text:c="22"/>Night Vision/Thermal Vision (Heat Vision)</text:p>
      <text:p text:style-name="Standard"/>
      <text:p text:style-name="Standard">Up/Down Control Pad: <text:s text:c="4"/>Cycle Gaget/Zoom (On sniper mode)</text:p>
      <text:p text:style-name="Standard"/>
      <text:p text:style-name="Standard">Left/Right Control Pad: <text:s/>Cycle Weapon</text:p>
      <text:p text:style-name="Standard"/>
      <text:p text:style-name="Standard"/>
      <text:p text:style-name="Standard">_________________________________ Classic Bond 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Alternate Fire</text:p>
      <text:p text:style-name="Standard"/>
      <text:p text:style-name="Standard">X: <text:s text:c="22"/>Crouch</text:p>
      <text:p text:style-name="Standard"/>
      <text:p text:style-name="Standard">Y: <text:s text:c="22"/>Jump</text:p>
      <text:p text:style-name="Standard"/>
      <text:p text:style-name="Standard">C Stick: <text:s text:c="16"/>Look/Strafe</text:p>
      <text:p text:style-name="Standard"/>
      <text:p text:style-name="Standard">Control Stick: <text:s text:c="10"/>Move/Turn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Night Vision/Thermal Vision (Heat Vision)</text:p>
      <text:p text:style-name="Standard"/>
      <text:p text:style-name="Standard">Left/Right Control Pad: <text:s/>Cycle Gadget</text:p>
      <text:p text:style-name="Standard"/>
      <text:p text:style-name="Standard">Up/Down Control Pad: <text:s text:c="4"/>Cycle Weapon/Zoom (On Sniper mode)</text:p>
      <text:p text:style-name="Standard"/>
      <text:p text:style-name="Standard"/>
      <text:p text:style-name="Standard">__________________________________ Moonraker _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Alternate Fire</text:p>
      <text:p text:style-name="Standard"/>
      <text:p text:style-name="Standard">X: <text:s text:c="22"/>Crouch</text:p>
      <text:p text:style-name="Standard"/>
      <text:p text:style-name="Standard">Y: <text:s text:c="22"/>Jump</text:p>
      <text:p text:style-name="Standard"/>
      <text:p text:style-name="Standard">C Stick: <text:s text:c="16"/>Turn/Look</text:p>
      <text:p text:style-name="Standard"/>
      <text:p text:style-name="Standard">Control Stick: <text:s text:c="10"/>Move/Strafe</text:p>
      <text:p text:style-name="Standard"/>
      <text:p text:style-name="Standard"><text:soft-page-break/>L: <text:s text:c="22"/>Manual Aim</text:p>
      <text:p text:style-name="Standard"/>
      <text:p text:style-name="Standard">R: <text:s text:c="22"/>Fire</text:p>
      <text:p text:style-name="Standard"/>
      <text:p text:style-name="Standard">Z: <text:s text:c="22"/>Next Weapon</text:p>
      <text:p text:style-name="Standard"/>
      <text:p text:style-name="Standard">Left/Right Control Pad: <text:s/>Cycle Gadget</text:p>
      <text:p text:style-name="Standard"/>
      <text:p text:style-name="Standard">Up Control Pad: <text:s text:c="9"/>Zoom in (On Sniper mode)</text:p>
      <text:p text:style-name="Standard"/>
      <text:p text:style-name="Standard">Down Control Pad: <text:s text:c="7"/>Night Vision/Thermal Vision (Heat Vision)/Zoom out</text:p>
      <text:p text:style-name="Standard"><text:s text:c="59"/>(On Sniper mode)</text:p>
      <text:p text:style-name="Standard"/>
      <text:p text:style-name="Standard"/>
      <text:p text:style-name="Standard">__________________________________ Octopussy _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Night Vision/Thermal Vision (Heat Vision)</text:p>
      <text:p text:style-name="Standard"/>
      <text:p text:style-name="Standard">X: <text:s text:c="22"/>Crouch</text:p>
      <text:p text:style-name="Standard"/>
      <text:p text:style-name="Standard">Y: <text:s text:c="22"/>Jump</text:p>
      <text:p text:style-name="Standard"/>
      <text:p text:style-name="Standard">Control Stick: <text:s text:c="10"/>Move/Turn</text:p>
      <text:p text:style-name="Standard"/>
      <text:p text:style-name="Standard">C Stick: <text:s text:c="16"/>Look/Strafe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Alternate Fire</text:p>
      <text:p text:style-name="Standard"/>
      <text:p text:style-name="Standard">Left/Right Control Pad: <text:s/>Cycle Weapon</text:p>
      <text:p text:style-name="Standard"/>
      <text:p text:style-name="Standard">Up Control Pad: <text:s text:c="9"/>Zoom in (On Sniper mode)</text:p>
      <text:p text:style-name="Standard"/>
      <text:p text:style-name="Standard">Down Control Pad: <text:s text:c="7"/>Night Vision/Thermal Vision (Heat Vision)/Zoom Out</text:p>
      <text:p text:style-name="Standard"><text:s text:c="59"/>(On Sniper Mode)</text:p>
      <text:p text:style-name="Standard"/>
      <text:p text:style-name="Standard"/>
      <text:p text:style-name="Standard">__________________________________ Goldfinger 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Night Vision/Thermal Vision (Heat Vision)</text:p>
      <text:p text:style-name="Standard"/>
      <text:p text:style-name="Standard">X: <text:s text:c="22"/>Crouch</text:p>
      <text:p text:style-name="Standard"><text:soft-page-break/></text:p>
      <text:p text:style-name="Standard">Y: <text:s text:c="22"/>Jump</text:p>
      <text:p text:style-name="Standard"/>
      <text:p text:style-name="Standard">Control Stick: <text:s text:c="10"/>Move/Strafe</text:p>
      <text:p text:style-name="Standard"/>
      <text:p text:style-name="Standard">C Stick: <text:s text:c="16"/>Turn/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Alternate Fire</text:p>
      <text:p text:style-name="Standard"/>
      <text:p text:style-name="Standard">Left/Right Control Pad: <text:s/>Cycle Weapon</text:p>
      <text:p text:style-name="Standard"/>
      <text:p text:style-name="Standard">Up/Down Control Pad: <text:s text:c="4"/>Cycle Gadget/Zoom (On Sniper mode)</text:p>
      <text:p text:style-name="Standard"/>
      <text:p text:style-name="Standard"/>
      <text:p text:style-name="Standard">_________________________________ Thunderball 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Night Vision/Thermal Vision (Heat Vision)</text:p>
      <text:p text:style-name="Standard"/>
      <text:p text:style-name="Standard">X: <text:s text:c="22"/>Crouch/Zoom out (On Sniper mode)</text:p>
      <text:p text:style-name="Standard"/>
      <text:p text:style-name="Standard">Y: <text:s text:c="22"/>Jump/Zoom in (On Sniper mode)</text:p>
      <text:p text:style-name="Standard"/>
      <text:p text:style-name="Standard">Control Stick: <text:s text:c="10"/>Move/Turn</text:p>
      <text:p text:style-name="Standard"/>
      <text:p text:style-name="Standard">C Stick: <text:s text:c="16"/>Look/Strafe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Alternate Fire</text:p>
      <text:p text:style-name="Standard"/>
      <text:p text:style-name="Standard">Left/Right Control Pad: <text:s/>Cycle Weapon</text:p>
      <text:p text:style-name="Standard"/>
      <text:p text:style-name="Standard">Up/Down Control Pad: <text:s text:c="4"/>Cycle Gadget</text:p>
      <text:p text:style-name="Standard"/>
      <text:p text:style-name="Standard"/>
      <text:p text:style-name="Standard">__________________________________ Goldeneye _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Cycle Weapon</text:p>
      <text:p text:style-name="Standard"/>
      <text:p text:style-name="Standard"><text:soft-page-break/>X: <text:s text:c="22"/>Crouch</text:p>
      <text:p text:style-name="Standard"/>
      <text:p text:style-name="Standard">Y: <text:s text:c="22"/>Jump</text:p>
      <text:p text:style-name="Standard"/>
      <text:p text:style-name="Standard">Control Stick: <text:s text:c="10"/>Move/Strafe</text:p>
      <text:p text:style-name="Standard"/>
      <text:p text:style-name="Standard">C Stick: <text:s text:c="16"/>Turn/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Alternate Fire</text:p>
      <text:p text:style-name="Standard"/>
      <text:p text:style-name="Standard">Left/Right Control Pad: <text:s/>Cycle Gadget</text:p>
      <text:p text:style-name="Standard"/>
      <text:p text:style-name="Standard">Up Control Pad: <text:s text:c="9"/>Zoom in (On Sniper mode)</text:p>
      <text:p text:style-name="Standard"/>
      <text:p text:style-name="Standard">Down Control Pad: <text:s text:c="7"/>Night Vision/Thermal Vision (Heat Vision)/Zoom out</text:p>
      <text:p text:style-name="Standard"><text:s text:c="59"/>(On Sniper mode)</text:p>
      <text:p text:style-name="Standard"/>
      <text:p text:style-name="Standard"/>
      <text:p text:style-name="Standard">___________________________________ Dr. No ___________________________________</text:p>
      <text:p text:style-name="Standard"/>
      <text:p text:style-name="Standard">A: <text:s text:c="22"/>Reload/Press something, the action button</text:p>
      <text:p text:style-name="Standard"/>
      <text:p text:style-name="Standard">B: <text:s text:c="22"/>Night Vision/Thermal Vision (Heat Vision)</text:p>
      <text:p text:style-name="Standard"/>
      <text:p text:style-name="Standard">X: <text:s text:c="22"/>Cycle Gadget/Zoom out (On Sniper mode)</text:p>
      <text:p text:style-name="Standard"/>
      <text:p text:style-name="Standard">Y: <text:s text:c="22"/>Cycle Weapon/Zoom in (On Sniper mode)</text:p>
      <text:p text:style-name="Standard"/>
      <text:p text:style-name="Standard">C Stick: <text:s text:c="16"/>Move/Strafe</text:p>
      <text:p text:style-name="Standard"/>
      <text:p text:style-name="Standard">Control Stick: <text:s text:c="10"/>Look/Turn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Night Vision/Thermal Vision (Heat Vision)</text:p>
      <text:p text:style-name="Standard"/>
      <text:p text:style-name="Standard">Up Control Pad: <text:s text:c="9"/>Jump</text:p>
      <text:p text:style-name="Standard"/>
      <text:p text:style-name="Standard">Down Control Pad: <text:s text:c="7"/>Crouch</text:p>
      <text:p text:style-name="Standard"/>
      <text:p text:style-name="Standard">Left/Right Control Pad: <text:s/>Not Used</text:p>
      <text:p text:style-name="Standard"/>
      <text:p text:style-name="Standard"/>
      <text:p text:style-name="Standard"><text:soft-page-break/>******************************************************************************</text:p>
      <text:p text:style-name="Standard"><text:s text:c="33"/>3b Driving Config</text:p>
      <text:p text:style-name="Standard">******************************************************************************</text:p>
      <text:p text:style-name="Standard"/>
      <text:p text:style-name="Standard">Note: There's only one set of controls for the driving.</text:p>
      <text:p text:style-name="Standard"/>
      <text:p text:style-name="Standard">A: <text:s text:c="22"/>Fire</text:p>
      <text:p text:style-name="Standard"/>
      <text:p text:style-name="Standard">B: <text:s text:c="22"/>Gadget</text:p>
      <text:p text:style-name="Standard"/>
      <text:p text:style-name="Standard">X: <text:s text:c="22"/>Handbrake</text:p>
      <text:p text:style-name="Standard"/>
      <text:p text:style-name="Standard">Y: <text:s text:c="22"/>Cycle Weapon Forward</text:p>
      <text:p text:style-name="Standard"/>
      <text:p text:style-name="Standard">C Stick: <text:s text:c="16"/>Look Back</text:p>
      <text:p text:style-name="Standard"/>
      <text:p text:style-name="Standard">Control Stick: <text:s text:c="10"/>Steer Left/Right</text:p>
      <text:p text:style-name="Standard"/>
      <text:p text:style-name="Standard">L: <text:s text:c="22"/>Brake/Reverse</text:p>
      <text:p text:style-name="Standard"/>
      <text:p text:style-name="Standard">R: <text:s text:c="22"/>Gas (speed up)</text:p>
      <text:p text:style-name="Standard"/>
      <text:p text:style-name="Standard">Z: <text:s text:c="22"/>Change Camera</text:p>
      <text:p text:style-name="Standard"/>
      <text:p text:style-name="Standard">Up/Down Control Pad: <text:s text:c="4"/>Not Used</text:p>
      <text:p text:style-name="Standard"/>
      <text:p text:style-name="Standard">Left/Right Control Pad: <text:s/>Cycle Weapon</text:p>
      <text:p text:style-name="Standard"/>
      <text:p text:style-name="Standard">Note: In the Deep Descent mission the X button is not used as there is no</text:p>
      <text:p text:style-name="Standard">need for a handbrake in that mission. Other than that, the Deep Descent</text:p>
      <text:p text:style-name="Standard">mission uses the same controls.</text:p>
      <text:p text:style-name="Standard"/>
      <text:p text:style-name="Standard"/>
      <text:p text:style-name="Standard">******************************************************************************</text:p>
      <text:p text:style-name="Standard"><text:s text:c="31"/>3c Rail Shooter controls</text:p>
      <text:p text:style-name="Standard">******************************************************************************</text:p>
      <text:p text:style-name="Standard"/>
      <text:p text:style-name="Standard"><text:s text:c="2"/>The controls for this are the same for things like, the snowmobile and</text:p>
      <text:p text:style-name="Standard">the D1400 plane.</text:p>
      <text:p text:style-name="Standard"/>
      <text:p text:style-name="Standard">Note: The controls for the D1400 are the same, only the D1400 doesn't use the</text:p>
      <text:p text:style-name="Standard">spin control.</text:p>
      <text:p text:style-name="Standard"/>
      <text:p text:style-name="Standard"/>
      <text:p text:style-name="Standard">__________________________________ Nightfire _________________________________</text:p>
      <text:p text:style-name="Standard"/>
      <text:p text:style-name="Standard">A: <text:s text:c="22"/>Not Used</text:p>
      <text:p text:style-name="Standard"/>
      <text:p text:style-name="Standard">B: <text:s text:c="22"/>Not Used</text:p>
      <text:p text:style-name="Standard"><text:soft-page-break/></text:p>
      <text:p text:style-name="Standard">X: <text:s text:c="22"/>Not Used</text:p>
      <text:p text:style-name="Standard"/>
      <text:p text:style-name="Standard">Y: <text:s text:c="22"/>Sp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Not Used</text:p>
      <text:p text:style-name="Standard"/>
      <text:p text:style-name="Standard">Left/Right Control Pad: <text:s/>Cycle Weapon</text:p>
      <text:p text:style-name="Standard"/>
      <text:p text:style-name="Standard">Up/Down Control Pad: <text:s text:c="4"/>Zoom in/out</text:p>
      <text:p text:style-name="Standard"/>
      <text:p text:style-name="Standard"/>
      <text:p text:style-name="Standard">__________________________________ Moonraker _________________________________</text:p>
      <text:p text:style-name="Standard"/>
      <text:p text:style-name="Standard">A: <text:s text:c="22"/>Not Used</text:p>
      <text:p text:style-name="Standard"/>
      <text:p text:style-name="Standard">B: <text:s text:c="22"/>Not Used</text:p>
      <text:p text:style-name="Standard"/>
      <text:p text:style-name="Standard">X: <text:s text:c="22"/>Not Used</text:p>
      <text:p text:style-name="Standard"/>
      <text:p text:style-name="Standard">Y: <text:s text:c="22"/>Sp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Cycle Weapon Forward</text:p>
      <text:p text:style-name="Standard"/>
      <text:p text:style-name="Standard">Left/Right Control Pad: <text:s/>Not Used</text:p>
      <text:p text:style-name="Standard"/>
      <text:p text:style-name="Standard">Up/Down Control Pad: <text:s text:c="4"/>Zoom in/out</text:p>
      <text:p text:style-name="Standard"/>
      <text:p text:style-name="Standard"/>
      <text:p text:style-name="Standard">__________________________________ Octopussy _________________________________</text:p>
      <text:p text:style-name="Standard"/>
      <text:p text:style-name="Standard">A: <text:s text:c="22"/>Not Used</text:p>
      <text:p text:style-name="Standard"/>
      <text:p text:style-name="Standard"><text:soft-page-break/>B: <text:s text:c="22"/>Not Used</text:p>
      <text:p text:style-name="Standard"/>
      <text:p text:style-name="Standard">X: <text:s text:c="22"/>Not Used</text:p>
      <text:p text:style-name="Standard"/>
      <text:p text:style-name="Standard">Y: <text:s text:c="22"/>Sp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Not Used</text:p>
      <text:p text:style-name="Standard"/>
      <text:p text:style-name="Standard">Left/Right Control Pad: <text:s/>Cycle Weapon</text:p>
      <text:p text:style-name="Standard"/>
      <text:p text:style-name="Standard">Up/Down Control Pad: <text:s text:c="4"/>Zoom in/out</text:p>
      <text:p text:style-name="Standard"/>
      <text:p text:style-name="Standard"/>
      <text:p text:style-name="Standard">__________________________________ Goldfinger ________________________________</text:p>
      <text:p text:style-name="Standard"/>
      <text:p text:style-name="Standard">A: <text:s text:c="22"/>Not Used</text:p>
      <text:p text:style-name="Standard"/>
      <text:p text:style-name="Standard">B: <text:s text:c="22"/>Not Used</text:p>
      <text:p text:style-name="Standard"/>
      <text:p text:style-name="Standard">X: <text:s text:c="22"/>Not Used</text:p>
      <text:p text:style-name="Standard"/>
      <text:p text:style-name="Standard">Y: <text:s text:c="22"/>Sp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Not Used</text:p>
      <text:p text:style-name="Standard"/>
      <text:p text:style-name="Standard">Left/Right Control Pad: <text:s/>Cycle Weapon</text:p>
      <text:p text:style-name="Standard"/>
      <text:p text:style-name="Standard">Up/Down Control Pad: <text:s text:c="4"/>Zoom in/out</text:p>
      <text:p text:style-name="Standard"/>
      <text:p text:style-name="Standard"/>
      <text:p text:style-name="Standard">___________________________________ Dr. No ___________________________________</text:p>
      <text:p text:style-name="Standard"/>
      <text:p text:style-name="Standard">A: <text:s text:c="22"/>Not Used</text:p>
      <text:p text:style-name="Standard"><text:soft-page-break/></text:p>
      <text:p text:style-name="Standard">B: <text:s text:c="22"/>Spin</text:p>
      <text:p text:style-name="Standard"/>
      <text:p text:style-name="Standard">X: <text:s text:c="22"/>Zoom out</text:p>
      <text:p text:style-name="Standard"/>
      <text:p text:style-name="Standard">Y: <text:s text:c="22"/>Cycle Weapon Forward/Zoom 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Cycle Weapon Back</text:p>
      <text:p text:style-name="Standard"/>
      <text:p text:style-name="Standard">Left/Right Control Pad: <text:s/>Not Used</text:p>
      <text:p text:style-name="Standard"/>
      <text:p text:style-name="Standard">Up/Down Control Pad: <text:s text:c="4"/>Not Used</text:p>
      <text:p text:style-name="Standard"/>
      <text:p text:style-name="Standard"/>
      <text:p text:style-name="Standard">_________________________________ Thunderball ________________________________</text:p>
      <text:p text:style-name="Standard"/>
      <text:p text:style-name="Standard">A: <text:s text:c="22"/>Not Used</text:p>
      <text:p text:style-name="Standard"/>
      <text:p text:style-name="Standard">B: <text:s text:c="22"/>Spin</text:p>
      <text:p text:style-name="Standard"/>
      <text:p text:style-name="Standard">X: <text:s text:c="22"/>Zoom out</text:p>
      <text:p text:style-name="Standard"/>
      <text:p text:style-name="Standard">Y: <text:s text:c="22"/>Zoom 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Left/Right Control Pad: <text:s/>Cycle Weapon</text:p>
      <text:p text:style-name="Standard"/>
      <text:p text:style-name="Standard">Up/Down Control Pad: <text:s text:c="4"/>Not Used</text:p>
      <text:p text:style-name="Standard"/>
      <text:p text:style-name="Standard"/>
      <text:p text:style-name="Standard">__________________________________ Goldeneye _________________________________</text:p>
      <text:p text:style-name="Standard"/>
      <text:p text:style-name="Standard">A: <text:s text:c="22"/>Not Used</text:p>
      <text:p text:style-name="Standard"/>
      <text:p text:style-name="Standard"><text:soft-page-break/>B: <text:s text:c="22"/>Cycle Weapon Forward</text:p>
      <text:p text:style-name="Standard"/>
      <text:p text:style-name="Standard">X: <text:s text:c="22"/>Not Used</text:p>
      <text:p text:style-name="Standard"/>
      <text:p text:style-name="Standard">Y: <text:s text:c="22"/>Sp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Z: <text:s text:c="22"/>Not Used</text:p>
      <text:p text:style-name="Standard"/>
      <text:p text:style-name="Standard">Left/Right Control Pad: <text:s/>Not Used</text:p>
      <text:p text:style-name="Standard"/>
      <text:p text:style-name="Standard">Up/Down Control Pad: <text:s text:c="4"/>Zoom in/out</text:p>
      <text:p text:style-name="Standard"/>
      <text:p text:style-name="Standard"/>
      <text:p text:style-name="Standard">_________________________________ Clasic Bond ________________________________</text:p>
      <text:p text:style-name="Standard"/>
      <text:p text:style-name="Standard">A: <text:s text:c="22"/>Not Used</text:p>
      <text:p text:style-name="Standard"/>
      <text:p text:style-name="Standard">B: <text:s text:c="22"/>Not Used</text:p>
      <text:p text:style-name="Standard"/>
      <text:p text:style-name="Standard">X: <text:s text:c="22"/>Not Used</text:p>
      <text:p text:style-name="Standard"/>
      <text:p text:style-name="Standard">Y: <text:s text:c="22"/>Spin</text:p>
      <text:p text:style-name="Standard"/>
      <text:p text:style-name="Standard">Control Stick: <text:s text:c="10"/>Look</text:p>
      <text:p text:style-name="Standard"/>
      <text:p text:style-name="Standard">C Stick: <text:s text:c="16"/>Look</text:p>
      <text:p text:style-name="Standard"/>
      <text:p text:style-name="Standard">L: <text:s text:c="22"/>Manual Aim</text:p>
      <text:p text:style-name="Standard"/>
      <text:p text:style-name="Standard">R: <text:s text:c="22"/>Fire</text:p>
      <text:p text:style-name="Standard"/>
      <text:p text:style-name="Standard">Left/Right Control Pad: <text:s/>Not Used</text:p>
      <text:p text:style-name="Standard"/>
      <text:p text:style-name="Standard">Up/Down Control Pad: <text:s text:c="4"/>Cycle Weapon/Zoom in and out</text:p>
      <text:p text:style-name="Standard"/>
      <text:p text:style-name="Standard"/>
      <text:p text:style-name="Standard"/>
      <text:p text:style-name="Standard">---------------------------- 4 Weapons and Gadgets ---------------------------</text:p>
      <text:p text:style-name="Standard"/>
      <text:p text:style-name="Standard">******************************************************************************</text:p>
      <text:p text:style-name="Standard"><text:s text:c="34"/>4a Weapons</text:p>
      <text:p text:style-name="Standard"><text:soft-page-break/>******************************************************************************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6"/>Pistols</text:p>
      <text:p text:style-name="Standard">==============================================================================</text:p>
      <text:p text:style-name="Standard"/>
      <text:p text:style-name="Standard">Wolfram P2K: <text:s text:c="11"/>The Wolfram P2K is a basic weapon in the game. The</text:p>
      <text:p text:style-name="Standard"><text:s text:c="22"/>weapon is accurate and takes about three shots to kill,</text:p>
      <text:p text:style-name="Standard"><text:s text:c="22"/>one if in the head. This weapon is also equipped with a</text:p>
      <text:p text:style-name="Standard"><text:s text:c="22"/>silencer.</text:p>
      <text:p text:style-name="Standard"/>
      <text:p text:style-name="Standard">Wolfram PP7: <text:s text:c="11"/>The Wolfram PP7 is similar to the PK2. It has a</text:p>
      <text:p text:style-name="Standard"><text:s text:c="22"/>semi-automatic, and is very accurate.</text:p>
      <text:p text:style-name="Standard"/>
      <text:p text:style-name="Standard">Golden Wolfram P2K: <text:s text:c="4"/>This gun has to be unlocked by medals before being</text:p>
      <text:p text:style-name="Standard"><text:s text:c="22"/>able to have one. It's an upgrade of the P2K, has a</text:p>
      <text:p text:style-name="Standard"><text:s text:c="22"/>golden colour and has twice the firepower.</text:p>
      <text:p text:style-name="Standard"/>
      <text:p text:style-name="Standard">Golden PP7: <text:s text:c="12"/>Is an upgrade of the original PP7 gun. The weapon is</text:p>
      <text:p text:style-name="Standard"><text:s text:c="22"/>gold and has twice the firepower.</text:p>
      <text:p text:style-name="Standard"/>
      <text:p text:style-name="Standard">Raptor Magnum: <text:s text:c="9"/>Used in the levels Double Cross and I think Phoenix</text:p>
      <text:p text:style-name="Standard"><text:s text:c="22"/>Fire. This is a very powerful weapon. It kills people in</text:p>
      <text:p text:style-name="Standard"><text:s text:c="22"/>about two shots and one in the head. Some versions of</text:p>
      <text:p text:style-name="Standard"><text:s text:c="22"/>the Raptor Magnum come equipped with laser sight as</text:p>
      <text:p text:style-name="Standard"><text:s text:c="22"/>well.</text:p>
      <text:p text:style-name="Standard"/>
      <text:p text:style-name="Standard">Kowloon Type 40: <text:s text:c="7"/>Similar to the Kowloon Type 80 which isn't mentioned</text:p>
      <text:p text:style-name="Standard"><text:s text:c="22"/>in this guide. You can count on this weapon if your</text:p>
      <text:p text:style-name="Standard"><text:s text:c="22"/>stuck for a weapon. It can be found in The Exchange</text:p>
      <text:p text:style-name="Standard"><text:s text:c="22"/>mission and fire's three bullets every time you press</text:p>
      <text:p text:style-name="Standard"><text:s text:c="22"/>the fire button.</text:p>
      <text:p text:style-name="Standard"/>
      <text:p text:style-name="Standard">Golden Gun: <text:s text:c="12"/>The Golden gun can only be found in Multiplayer Mode.</text:p>
      <text:p text:style-name="Standard"><text:s text:c="22"/>This is a really powerful handgun but needs reloading</text:p>
      <text:p text:style-name="Standard"><text:s text:c="22"/>after each shot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5"/>Snipers</text:p>
      <text:p text:style-name="Standard">==============================================================================</text:p>
      <text:p text:style-name="Standard"/>
      <text:p text:style-name="Standard">Winter Tactical <text:s text:c="8"/>In the single player mode, it can only be found in the</text:p>
      <text:p text:style-name="Standard">Sniper Rifle: <text:s text:c="9"/>Double Cross mission and I think this is the sniper used</text:p>
      <text:p text:style-name="Standard"><text:soft-page-break/><text:s text:c="22"/>in the mission Chain Reaction. It comes from the British</text:p>
      <text:p text:style-name="Standard"><text:s text:c="22"/>Army and is very powerful. It can zoom into target very</text:p>
      <text:p text:style-name="Standard"><text:s text:c="22"/>far and killsin about one shot if not fired at the leg.</text:p>
      <text:p text:style-name="Standard"/>
      <text:p text:style-name="Standard">Winter Covert Sniper: <text:s text:c="2"/>Used in The Exchange mission the Wind Covert Sniper is</text:p>
      <text:p text:style-name="Standard"><text:s text:c="22"/>used for special missions. It comes with an integral</text:p>
      <text:p text:style-name="Standard"><text:s text:c="22"/>silencer and can zoom in on targets like a telescope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1"/>Machine Guns</text:p>
      <text:p text:style-name="Standard">==============================================================================</text:p>
      <text:p text:style-name="Standard"/>
      <text:p text:style-name="Standard">SGS Commando: <text:s text:c="10"/>This weapon can fire at a really fast rate. It comes</text:p>
      <text:p text:style-name="Standard"><text:s text:c="22"/>with a burst fire mode and can be zoomed in a bit on</text:p>
      <text:p text:style-name="Standard"><text:s text:c="22"/>targets.</text:p>
      <text:p text:style-name="Standard"/>
      <text:p text:style-name="Standard">AIMS-20: <text:s text:c="15"/>The AIMS-20 is an advanced military weapon. You can</text:p>
      <text:p text:style-name="Standard"><text:s text:c="22"/>zoom in on targets but can only see the target in</text:p>
      <text:p text:style-name="Standard"><text:s text:c="22"/>thermal vision (Heat vision). It has a fast fire mode</text:p>
      <text:p text:style-name="Standard"><text:s text:c="22"/>and can also be a grenade launcher as well. The</text:p>
      <text:p text:style-name="Standard"><text:s text:c="22"/>AIMS-20 can only be found in the Countdown mission.</text:p>
      <text:p text:style-name="Standard"/>
      <text:p text:style-name="Standard">Note: If you're wondering what AIMS-20 stands for, it stands for: Advanced</text:p>
      <text:p text:style-name="Standard">Idividual Munitions System-20</text:p>
      <text:p text:style-name="Standard"/>
      <text:p text:style-name="Standard">Deutsche M9K: <text:s text:c="10"/>The Deutsche M9K can be found in the missions The</text:p>
      <text:p text:style-name="Standard"><text:s text:c="22"/>Exchange and Countdown. It's a very accurate submachine</text:p>
      <text:p text:style-name="Standard"><text:s text:c="22"/>gun and is equipped with a silencer.</text:p>
      <text:p text:style-name="Standard"/>
      <text:p text:style-name="Standard">Storm M32: <text:s text:c="13"/>Storm M32 is a lightweight machine gun, has a large</text:p>
      <text:p text:style-name="Standard"><text:s text:c="22"/>clip, fast fire but not very good accuracy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0"/>Other kinds of Weapons</text:p>
      <text:p text:style-name="Standard">==============================================================================</text:p>
      <text:p text:style-name="Standard"/>
      <text:p text:style-name="Standard">Frinesi Auto 12: <text:s text:c="7"/>The Frinesi Auto 12 is the only shotgun in the game.</text:p>
      <text:p text:style-name="Standard"><text:s text:c="22"/>It has two modes, one where you reload after every shot</text:p>
      <text:p text:style-name="Standard"><text:s text:c="22"/>and the other an auto mode where it reloads after about</text:p>
      <text:p text:style-name="Standard"><text:s text:c="22"/>eight shots. It takes around one shot to kill in the</text:p>
      <text:p text:style-name="Standard"><text:s text:c="22"/>head and two in other places. The Auto 12 can be found</text:p>
      <text:p text:style-name="Standard"><text:s text:c="22"/>in both the Double Cross and Phoenix Fire missions.</text:p>
      <text:p text:style-name="Standard"/>
      <text:p text:style-name="Standard"><text:soft-page-break/>Korsakov K5 Dart Gun: <text:s text:c="2"/>The Korsakav K5 Dart Gun is the only sleeping dart gun</text:p>
      <text:p text:style-name="Standard"><text:s text:c="22"/>in the game. It can only be found in the Nightshift</text:p>
      <text:p text:style-name="Standard"><text:s text:c="22"/>mission. It can tranquillise an oppenent for several</text:p>
      <text:p text:style-name="Standard"><text:s text:c="22"/>minutes with one shot.</text:p>
      <text:p text:style-name="Standard"/>
      <text:p text:style-name="Standard">Delta Repeater <text:s text:c="9"/>The Delta Repeater crossbow is a powerful weapon and</text:p>
      <text:p text:style-name="Standard">Crossbow: <text:s text:c="12"/>is totally silent. It uses magazine rounds and has a</text:p>
      <text:p text:style-name="Standard"><text:s text:c="22"/>Sniper mode on it. To pump it up press action.</text:p>
      <text:p text:style-name="Standard"/>
      <text:p text:style-name="Standard">Phoenix Samurai Laser <text:s text:c="2"/>The Phoenix Samurai Laser Rifle is another very</text:p>
      <text:p text:style-name="Standard">Rifle: <text:s text:c="15"/>powerful weapon. It fires burning lasers and takes about</text:p>
      <text:p text:style-name="Standard"><text:s text:c="22"/>two or three shots of it to kill. Each shot taken causes</text:p>
      <text:p text:style-name="Standard"><text:s text:c="22"/>the weapon to heat up, shown on a meter. When the meter</text:p>
      <text:p text:style-name="Standard"><text:s text:c="22"/>is full it requires cooling time. It has two modes of</text:p>
      <text:p text:style-name="Standard"><text:s text:c="22"/>fire, the normal fire and the charge one. The charges</text:p>
      <text:p text:style-name="Standard"><text:s text:c="22"/>one charges the meter to one hundred (the top) and</text:p>
      <text:p text:style-name="Standard"><text:s text:c="22"/>releases an extra powerful beam. This weapon can only be</text:p>
      <text:p text:style-name="Standard"><text:s text:c="22"/>found in two missions, Countdown and Equinox.</text:p>
      <text:p text:style-name="Standard"/>
      <text:p text:style-name="Standard">Militek Mark 6 Multi <text:s text:c="3"/>From what I know of, the Militek Mark 6 Multi Grenade</text:p>
      <text:p text:style-name="Standard">Grenade Launcher: <text:s text:c="4"/>Launcher can only be found in the Phoenix Fire mission.</text:p>
      <text:p text:style-name="Standard"><text:s text:c="22"/>It's a semi-automatic grenade launcher and is highly</text:p>
      <text:p text:style-name="Standard"><text:s text:c="22"/>powerful. It fires explosive projectiles which will</text:p>
      <text:p text:style-name="Standard"><text:s text:c="22"/>explode if they are touched or after a set amount of</text:p>
      <text:p text:style-name="Standard"><text:s text:c="22"/>time.</text:p>
      <text:p text:style-name="Standard"/>
      <text:p text:style-name="Standard">AT-420 Sentinel: <text:s text:c="7"/>The AT-420 Sentinel can only be found in the mission</text:p>
      <text:p text:style-name="Standard"><text:s text:c="22"/>The Exchange. It fires highly powerful, portable</text:p>
      <text:p text:style-name="Standard"><text:s text:c="22"/>missiles which can be camera guided. Normal people die</text:p>
      <text:p text:style-name="Standard"><text:s text:c="22"/>in one shot when hit by one of these. This is the</text:p>
      <text:p text:style-name="Standard"><text:s text:c="22"/>ultimate rocket launcher.</text:p>
      <text:p text:style-name="Standard"/>
      <text:p text:style-name="Standard">AT-600 Scorpion: <text:s text:c="7"/>The AT-600 Scorpion can only be found in the</text:p>
      <text:p text:style-name="Standard"><text:s text:c="22"/>Nightshift I think (it might be Phoenix Fire). It's</text:p>
      <text:p text:style-name="Standard"><text:s text:c="22"/>another rocket launcher but specially made for rapidly</text:p>
      <text:p text:style-name="Standard"><text:s text:c="22"/>firing missiles. It can't be guided but will track down</text:p>
      <text:p text:style-name="Standard"><text:s text:c="22"/>targets automatically. It should be able to kill with</text:p>
      <text:p text:style-name="Standard"><text:s text:c="22"/>one missile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5"/>Explosives</text:p>
      <text:p text:style-name="Standard">==============================================================================</text:p>
      <text:p text:style-name="Standard"/>
      <text:p text:style-name="Standard">Fragmentation <text:s text:c="10"/>Called a Frag in the game. The fragmentation grenade</text:p>
      <text:p text:style-name="Standard">Grenade: <text:s text:c="13"/>is thrown to a target and explodes in a certain amount</text:p>
      <text:p text:style-name="Standard"><text:s text:c="22"/>of seconds. It should kill people within the explosion.</text:p>
      <text:p text:style-name="Standard"><text:soft-page-break/></text:p>
      <text:p text:style-name="Standard">Smoke Grenade: <text:s text:c="9"/>The smoke grenade explodes into clouds of smoke to</text:p>
      <text:p text:style-name="Standard"><text:s text:c="22"/>distract enemies. You can also lose health as the smoke</text:p>
      <text:p text:style-name="Standard"><text:s text:c="22"/>affects you. All the same is a handy weapon to have.</text:p>
      <text:p text:style-name="Standard"/>
      <text:p text:style-name="Standard">Flash Bang Grenade: <text:s text:c="4"/>The Flash Bang Grenade is another kind of distraction</text:p>
      <text:p text:style-name="Standard">(Stun Grenade) <text:s text:c="7"/>explosive. It blinds the enemy's sight of you and stuns</text:p>
      <text:p text:style-name="Standard"><text:s text:c="22"/>your opponent for a while.</text:p>
      <text:p text:style-name="Standard"/>
      <text:p text:style-name="Standard">Remote Mine: <text:s text:c="11"/>The Remote Mine is an exposive where you can put it</text:p>
      <text:p text:style-name="Standard"><text:s text:c="22"/>down somewhere and set it at any time you want. You can</text:p>
      <text:p text:style-name="Standard"><text:s text:c="22"/>do this via your watch. Press detonate, and it should</text:p>
      <text:p text:style-name="Standard"><text:s text:c="22"/>kill any enemies within the distance of the explosion.</text:p>
      <text:p text:style-name="Standard"/>
      <text:p text:style-name="Standard">Laser Trip Bomb: <text:s text:c="7"/>The Laser Trip Bomb is an explosive that explodes if</text:p>
      <text:p text:style-name="Standard"><text:s text:c="22"/>someone crosses its beam. Place it on the ground and if</text:p>
      <text:p text:style-name="Standard"><text:s text:c="22"/>an enemy steps on it they will be killed in an</text:p>
      <text:p text:style-name="Standard"><text:s text:c="22"/>explosion.</text:p>
      <text:p text:style-name="Standard"/>
      <text:p text:style-name="Standard">Satchel Charge: <text:s text:c="8"/>The Satchel charge is to be placed and set on an</text:p>
      <text:p text:style-name="Standard"><text:s text:c="22"/>object. When set it should have a five second timer to</text:p>
      <text:p text:style-name="Standard"><text:s text:c="22"/>explosion.</text:p>
      <text:p text:style-name="Standard"/>
      <text:p text:style-name="Standard">Note: In the level Phoenix Fire, in the elevator satchel charges are thrown at</text:p>
      <text:p text:style-name="Standard">you and you have to deactivate them with your laser. They are timed for ten</text:p>
      <text:p text:style-name="Standard">seconds instead of five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23"/>Aston Matin V12 Vanquish/SUV Vehicle</text:p>
      <text:p text:style-name="Standard">==============================================================================</text:p>
      <text:p text:style-name="Standard"/>
      <text:p text:style-name="Standard">Machine Gun: <text:s text:c="11"/>The machine gun on the Aston Martin has no ammo needed</text:p>
      <text:p text:style-name="Standard"><text:s text:c="22"/>for it. It's quite accurate and if you wanted you could</text:p>
      <text:p text:style-name="Standard"><text:s text:c="22"/>keep your hand down on the fire button for as long as</text:p>
      <text:p text:style-name="Standard"><text:s text:c="22"/>you wanted ready for enemy veichles. It ususally aims at</text:p>
      <text:p text:style-name="Standard"><text:s text:c="22"/>the tyres to pop them and slow it down. It takes quite a</text:p>
      <text:p text:style-name="Standard"><text:s text:c="22"/>while to make your enemies veichle totally explode</text:p>
      <text:p text:style-name="Standard"><text:s text:c="22"/>though.</text:p>
      <text:p text:style-name="Standard"/>
      <text:p text:style-name="Standard">Missiles: <text:s text:c="14"/>Missiles come in very handy but need ammo and there's</text:p>
      <text:p text:style-name="Standard"><text:s text:c="22"/>not a lot of it. You should use them wisely. They are</text:p>
      <text:p text:style-name="Standard"><text:s text:c="22"/>powerful weapons and fir two at once. You can aim your</text:p>
      <text:p text:style-name="Standard"><text:s text:c="22"/>target in the and the missile will automatically guide</text:p>
      <text:p text:style-name="Standard"><text:s text:c="22"/>itself there.</text:p>
      <text:p text:style-name="Standard"/>
      <text:p text:style-name="Standard">Torpedos: <text:s text:c="14"/>Used in the Deep Descent mission only, the torpedos</text:p>
      <text:p text:style-name="Standard"><text:soft-page-break/><text:s text:c="22"/>are very powerful. It should take four torpedos to</text:p>
      <text:p text:style-name="Standard"><text:s text:c="22"/>destroy an enemy sub. You fire two in one shot by by the</text:p>
      <text:p text:style-name="Standard"><text:s text:c="22"/>way. This requires ammo to so use it sparingly.</text:p>
      <text:p text:style-name="Standard"/>
      <text:p text:style-name="Standard">Remote-Controlled <text:s text:c="6"/>These may not be as powerful as normal torpedos but</text:p>
      <text:p text:style-name="Standard">Torpedos: <text:s text:c="12"/>are camera guided. These are excellent to guide through</text:p>
      <text:p text:style-name="Standard"><text:s text:c="22"/>moving machinery to destroy targets. These also require</text:p>
      <text:p text:style-name="Standard"><text:s text:c="22"/>ammo so only use them when needed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2"/>JL-7 Snow Mobile</text:p>
      <text:p text:style-name="Standard">==============================================================================</text:p>
      <text:p text:style-name="Standard"/>
      <text:p text:style-name="Standard">JL-7 20mm Cannon: <text:s text:c="5"/>The JL-7 20mm Cannon is a machine gun on top of this</text:p>
      <text:p text:style-name="Standard"><text:s text:c="22"/>model. It can kill people in less than a second and can</text:p>
      <text:p text:style-name="Standard"><text:s text:c="22"/>hold thousands of bullets. They soon go quickly so</text:p>
      <text:p text:style-name="Standard"><text:s text:c="22"/>beware.</text:p>
      <text:p text:style-name="Standard"/>
      <text:p text:style-name="Standard">JL-7C Rocket <text:s text:c="11"/>The JL-7C Rocket Launcher fires two powerful missiles.</text:p>
      <text:p text:style-name="Standard">Launcher: <text:s text:c="12"/>It can destroy. It can destroy another JL-7 Snow Mobile</text:p>
      <text:p text:style-name="Standard"><text:s text:c="22"/>in up to three touches of the fire button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2"/>D1400 Aeroplane</text:p>
      <text:p text:style-name="Standard">==============================================================================</text:p>
      <text:p text:style-name="Standard"/>
      <text:p text:style-name="Standard">D1400 Pulse: <text:s text:c="11"/>The D1400 Pulse is the aeroplane's machine gun. It can</text:p>
      <text:p text:style-name="Standard"><text:s text:c="22"/>hold up to five thousand bullets and take an estimated</text:p>
      <text:p text:style-name="Standard"><text:s text:c="22"/>fifty to blow up a car.</text:p>
      <text:p text:style-name="Standard"/>
      <text:p text:style-name="Standard">D1600 Rockets: <text:s text:c="9"/>The D1400 aeroplane can hold up to 100 of these</text:p>
      <text:p text:style-name="Standard"><text:s text:c="22"/>rockets. The plane fires two at once and they are</text:p>
      <text:p text:style-name="Standard"><text:s text:c="22"/>powerful enough to destroy a sentinel with four rockets.</text:p>
      <text:p text:style-name="Standard"/>
      <text:p text:style-name="Standard">******************************************************************************</text:p>
      <text:p text:style-name="Standard"><text:s text:c="36"/>4b Gadgets</text:p>
      <text:p text:style-name="Standard">******************************************************************************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2"/>Gadgets On Foot</text:p>
      <text:p text:style-name="Standard">=========================================================================<text:soft-page-break/>=====</text:p>
      <text:p text:style-name="Standard"/>
      <text:p text:style-name="Standard">Wristwatch Laser: <text:s text:c="6"/>The Wristwatched laser can be found in almost every</text:p>
      <text:p text:style-name="Standard"><text:s text:c="22"/>mission except the driving missions and Equinox. It can</text:p>
      <text:p text:style-name="Standard"><text:s text:c="22"/>destroy little hinges and locks. It can also cut wires.</text:p>
      <text:p text:style-name="Standard"><text:s text:c="22"/>It can't kill enemies though and has no affect at all.</text:p>
      <text:p text:style-name="Standard"/>
      <text:p text:style-name="Standard">Key Fob Stunner: <text:s text:c="7"/>Found in the same missions as the laser wristwatch,</text:p>
      <text:p text:style-name="Standard"><text:s text:c="22"/>the Key Fob Stunner is a very useful device. At a close</text:p>
      <text:p text:style-name="Standard"><text:s text:c="22"/>range, its tiny charge will stun an enemy for a certain</text:p>
      <text:p text:style-name="Standard"><text:s text:c="22"/>amount of seconds.</text:p>
      <text:p text:style-name="Standard"/>
      <text:p text:style-name="Standard">Micro Camera: <text:s text:c="10"/>The Micro Camera is disguised as a lighter but also a</text:p>
      <text:p text:style-name="Standard"><text:s text:c="22"/>camera as well. You can take pictures of evidence from a</text:p>
      <text:p text:style-name="Standard"><text:s text:c="22"/>far range away via its ability to zoom in and out of the</text:p>
      <text:p text:style-name="Standard"><text:s text:c="22"/>picture.</text:p>
      <text:p text:style-name="Standard"/>
      <text:p text:style-name="Standard">Grapple: <text:s text:c="15"/>The Grapple will let you grapple into higher places.</text:p>
      <text:p text:style-name="Standard"><text:s text:c="22"/>First of all, to do this you must find a place to</text:p>
      <text:p text:style-name="Standard"><text:s text:c="22"/>grapple. Above you should be a hook. If it's highlighted</text:p>
      <text:p text:style-name="Standard"><text:s text:c="22"/>in white you aren't able to grapple from that position</text:p>
      <text:p text:style-name="Standard"><text:s text:c="22"/>but if you're in green you can. Put the crossairs in the</text:p>
      <text:p text:style-name="Standard"><text:s text:c="22"/>centre of your target, press the fire button and you're</text:p>
      <text:p text:style-name="Standard"><text:s text:c="22"/>away.</text:p>
      <text:p text:style-name="Standard"/>
      <text:p text:style-name="Standard">Vision Enhancement <text:s text:c="5"/>These stylish pair of shades let you see into two</text:p>
      <text:p text:style-name="Standard">Glasses: <text:s text:c="13"/>visors. The night vision mode lets you see into the dark</text:p>
      <text:p text:style-name="Standard"><text:s text:c="22"/>and the thermal vision mode (heat vision) lets movement</text:p>
      <text:p text:style-name="Standard"><text:s text:c="22"/>of things stick out more.</text:p>
      <text:p text:style-name="Standard"/>
      <text:p text:style-name="Standard">Decryptor: <text:s text:c="13"/>The Decryptor looks like a calculator but is a mini</text:p>
      <text:p text:style-name="Standard"><text:s text:c="22"/>computer that hacks key codes. Point the cross hairs at</text:p>
      <text:p text:style-name="Standard"><text:s text:c="22"/>the keycode you want to hack, hold down the fire button</text:p>
      <text:p text:style-name="Standard"><text:s text:c="22"/>and let the Decryptor do its magic. Unfortunately, the</text:p>
      <text:p text:style-name="Standard"><text:s text:c="22"/>Decryptor takes quite a while to do this.</text:p>
      <text:p text:style-name="Standard"/>
      <text:p text:style-name="Standard">Q-Worm: <text:s text:c="16"/>Slip this device into a computer hardrive and it will</text:p>
      <text:p text:style-name="Standard"><text:s text:c="22"/>allow Q-Branch to access its files from his computer.</text:p>
      <text:p text:style-name="Standard"><text:s text:c="22"/>This is useful if you want evidence or to find out</text:p>
      <text:p text:style-name="Standard"><text:s text:c="22"/>things.</text:p>
      <text:p text:style-name="Standard"/>
      <text:p text:style-name="Standard">Shaver Grenade: <text:s text:c="8"/>The Shaver Grenade is disguised as an electric shaver</text:p>
      <text:p text:style-name="Standard"><text:s text:c="22"/>but is nothing of the sort. When set you can detonate at</text:p>
      <text:p text:style-name="Standard"><text:s text:c="22"/>any time you want via your wrist watch. It detonates as</text:p>
      <text:p text:style-name="Standard"><text:s text:c="22"/>a Flash Bang Grenade.</text:p>
      <text:p text:style-name="Standard"/>
      <text:p text:style-name="Standard">Phoenix Ronin: <text:s text:c="9"/>Q didn't make up this gadget, the Phoenix did. It can</text:p>
      <text:p text:style-name="Standard"><text:s text:c="22"/>be found in the mission Phoenix Fire. It's disguised as</text:p>
      <text:p text:style-name="Standard"><text:s text:c="22"/>a suitcase and when opened up, turns out to be a turret.</text:p>
      <text:p text:style-name="Standard"><text:soft-page-break/><text:s text:c="22"/>It can be set to kill passing people or when opened up</text:p>
      <text:p text:style-name="Standard"><text:s text:c="22"/>and you press action, turns to be a machine gun turret.</text:p>
      <text:p text:style-name="Standard"><text:s text:c="22"/>It doesn't have any ammo so can be use for as long as</text:p>
      <text:p text:style-name="Standard"><text:s text:c="22"/>you want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24"/>Aston Martin V12 Vanquish Gadgets</text:p>
      <text:p text:style-name="Standard">==============================================================================</text:p>
      <text:p text:style-name="Standard"/>
      <text:p text:style-name="Standard">Q-Smoke: <text:s text:c="15"/>When taking over an enemy, if he's still on your tail,</text:p>
      <text:p text:style-name="Standard"><text:s text:c="22"/>use the Q-smoke to blind the enemy's vision of the road.</text:p>
      <text:p text:style-name="Standard"/>
      <text:p text:style-name="Standard">Q-Wedge: <text:s text:c="15"/>The Q-Wedge turns the car sideways. This is very</text:p>
      <text:p text:style-name="Standard"><text:s text:c="22"/>useful when trying to fit through a small gap. It can</text:p>
      <text:p text:style-name="Standard"><text:s text:c="22"/>also be used to fit through two cars in a squeeze to</text:p>
      <text:p text:style-name="Standard"><text:s text:c="22"/>burn them.</text:p>
      <text:p text:style-name="Standard"/>
      <text:p text:style-name="Standard">Q-Boost: <text:s text:c="15"/>The Q-Boost is like having your own jet-pack attached</text:p>
      <text:p text:style-name="Standard"><text:s text:c="22"/>to your car. When needing to cross a large gap use the</text:p>
      <text:p text:style-name="Standard"><text:s text:c="22"/>the Q-Boost to Zoom sky high over the gap and land</text:p>
      <text:p text:style-name="Standard"><text:s text:c="22"/>safely on the other side.</text:p>
      <text:p text:style-name="Standard"/>
      <text:p text:style-name="Standard">Q-Pulse: <text:s text:c="15"/>The Q-Pulse uses electro-magnetic force to fire at</text:p>
      <text:p text:style-name="Standard"><text:s text:c="22"/>enemy vechiles. It then Jams the vechile causing it to</text:p>
      <text:p text:style-name="Standard"><text:s text:c="22"/>crash.</text:p>
      <text:p text:style-name="Standard"/>
      <text:p text:style-name="Standard">Q-Charge: <text:s text:c="14"/>The Q-Charge fires limpet mines onto underwater</text:p>
      <text:p text:style-name="Standard"><text:s text:c="22"/>explosives to disarm them by detroying their structure.</text:p>
      <text:p text:style-name="Standard"><text:s text:c="22"/>This gadget can only be used in the Deep Descent</text:p>
      <text:p text:style-name="Standard"><text:s text:c="22"/>mission.</text:p>
      <text:p text:style-name="Standard"/>
      <text:p text:style-name="Standard">******************************************************************************</text:p>
      <text:p text:style-name="Standard"><text:s text:c="35"/>4c Vehicles</text:p>
      <text:p text:style-name="Standard">******************************************************************************</text:p>
      <text:p text:style-name="Standard"/>
      <text:p text:style-name="Standard">Aston Martin V12 <text:s text:c="7"/>The Aston Matin V12 Vanquish is the latest collection</text:p>
      <text:p text:style-name="Standard">Vanquish: <text:s text:c="12"/>to James Bonds cars. Done up to have Q Branch's latest</text:p>
      <text:p text:style-name="Standard"><text:s text:c="22"/>gadgets on the wheels, the Vanquish also can be equipped</text:p>
      <text:p text:style-name="Standard"><text:s text:c="22"/>to fire missiles and machine guns.</text:p>
      <text:p text:style-name="Standard"/>
      <text:p text:style-name="Standard">Aston Martin V12 <text:s text:c="7"/>The underwater version to the Aston Martin is the same</text:p>
      <text:p text:style-name="Standard">Vanquish Under water <text:s/>thing but has the power to go underwater. It also has</text:p>
      <text:p text:style-name="Standard">version: <text:s text:c="13"/>different weapon suitable for underwater. These are</text:p>
      <text:p text:style-name="Standard"><text:s text:c="22"/>torpedos instead of missiles and machine guns.</text:p>
      <text:p text:style-name="Standard"/>
      <text:p text:style-name="Standard">Combat Utility <text:s text:c="9"/>The Combat Utility Vehicle, also known as the SUV</text:p>
      <text:p text:style-name="Standard"><text:soft-page-break/>Vehicle: <text:s text:c="13"/>vehicle is a Jeep with ammunition on it. It has the same</text:p>
      <text:p text:style-name="Standard"><text:s text:c="22"/>weapons on it as the Aston Martin.</text:p>
      <text:p text:style-name="Standard"/>
      <text:p text:style-name="Standard">JL-7 Snow Mobile: <text:s text:c="6"/>The JL-7 Snow Mobile is Drake's way of moving around</text:p>
      <text:p text:style-name="Standard"><text:s text:c="22"/>the snow in Austria. It is made for the use of two</text:p>
      <text:p text:style-name="Standard"><text:s text:c="22"/>people. One person drives and the other, on top of the</text:p>
      <text:p text:style-name="Standard"><text:s text:c="22"/>snow mobile, stands up on a turret type thing, waiting</text:p>
      <text:p text:style-name="Standard"><text:s text:c="22"/>to fire at enemies. It uses two kinds of weapons; a JL-7</text:p>
      <text:p text:style-name="Standard"><text:s text:c="22"/>20mm Cannon and a JL-7C Rocket Launcher.</text:p>
      <text:p text:style-name="Standard"/>
      <text:p text:style-name="Standard">D1400 Aeroplane: <text:s text:c="7"/>The D1400 Aeroplane is an aeroplane made for two</text:p>
      <text:p text:style-name="Standard"><text:s text:c="22"/>people. One drives while the other is on a turret</text:p>
      <text:p text:style-name="Standard"><text:s text:c="22"/>shooting. It weapons are rockets and a machine gun.</text:p>
      <text:p text:style-name="Standard"/>
      <text:p text:style-name="Standard">Mini Helicopter: <text:s text:c="7"/>Used in multiplayer only, the Mini helicopter is</text:p>
      <text:p text:style-name="Standard"><text:s text:c="22"/>controlled while you stand still. It has a machine gun</text:p>
      <text:p text:style-name="Standard"><text:s text:c="22"/>and a self destruct mode. If this mini weapon so much as</text:p>
      <text:p text:style-name="Standard"><text:s text:c="22"/>touches a wall, it will blow up.</text:p>
      <text:p text:style-name="Standard"/>
      <text:p text:style-name="Standard">Mini Tank: <text:s text:c="13"/>The Mini Tank is found in multiplayer only. You</text:p>
      <text:p text:style-name="Standard"><text:s text:c="22"/>control it in the same place as you find it. The Mini</text:p>
      <text:p text:style-name="Standard"><text:s text:c="22"/>Tank has a self destruct mode as well and a machine gun.</text:p>
      <text:p text:style-name="Standard"/>
      <text:p text:style-name="Standard"/>
      <text:p text:style-name="Standard">----------------------------------- 5 Characters -----------------------------</text:p>
      <text:p text:style-name="Standard"/>
      <text:p text:style-name="Standard">==============================================================================</text:p>
      <text:p text:style-name="Standard"><text:s text:c="34"/>James Bond</text:p>
      <text:p text:style-name="Standard">==============================================================================</text:p>
      <text:p text:style-name="Standard"/>
      <text:p text:style-name="Standard"><text:s text:c="2"/>You take on the roll of the game's main character James Bond 007. He's known</text:p>
      <text:p text:style-name="Standard">as the world's best agent and works for MI6. He has immense skills with a</text:p>
      <text:p text:style-name="Standard">weapon and is superb at driving a car. I would have called his driving more of</text:p>
      <text:p text:style-name="Standard">a Jackass type thing really.</text:p>
      <text:p text:style-name="Standard"/>
      <text:p text:style-name="Standard">******************************************************************************</text:p>
      <text:p text:style-name="Standard"><text:s text:c="33"/>Your Friends</text:p>
      <text:p text:style-name="Standard">******************************************************************************</text:p>
      <text:p text:style-name="Standard"/>
      <text:p text:style-name="Standard">==============================================================================</text:p>
      <text:p text:style-name="Standard"><text:s text:c="32"/>Domnique Paradis</text:p>
      <text:p text:style-name="Standard">==============================================================================</text:p>
      <text:p text:style-name="Standard"/>
      <text:p text:style-name="Standard"><text:s text:c="2"/>Works for the French Intelligence. Also there on the night of the Paris</text:p>
      <text:p text:style-name="Standard">Prelude mission. In the Exchange she diguises herself as an allie of Drake and</text:p>
      <text:p text:style-name="Standard"><text:soft-page-break/>it works for a while. However once you get to the mission, "Phoenix Fire"</text:p>
      <text:p text:style-name="Standard">James Bond and Domnique are found out. Unfortunately she gets killed during</text:p>
      <text:p text:style-name="Standard">trying to escape and is knocked of the buliding. As for James Bond, he made a</text:p>
      <text:p text:style-name="Standard">dramatic escape to start his next mission.</text:p>
      <text:p text:style-name="Standard"><text:s text:c="2"/>Domnique is also an explosives expert and was trying to track down a neclear</text:p>
      <text:p text:style-name="Standard">warhead. Unfortunately, it looked like she didn't succeed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2"/>Zoe Nightshade</text:p>
      <text:p text:style-name="Standard">==============================================================================</text:p>
      <text:p text:style-name="Standard"/>
      <text:p text:style-name="Standard"><text:s text:c="2"/>Zoe Nightshade is from the CIA. Her driving skills are supposed to be world</text:p>
      <text:p text:style-name="Standard">class so that's why I don't get the reason, in the mission Enemies Vanquished,</text:p>
      <text:p text:style-name="Standard">you drive and not Zoe. Prepared to start working again with an old ally.</text:p>
      <text:p text:style-name="Standard"/>
      <text:p text:style-name="Standard"/>
      <text:p text:style-name="Standard"/>
      <text:p text:style-name="Standard">==============================================================================</text:p>
      <text:p text:style-name="Standard"><text:s text:c="33"/>Alura McCall</text:p>
      <text:p text:style-name="Standard">==============================================================================</text:p>
      <text:p text:style-name="Standard"/>
      <text:p text:style-name="Standard"><text:s text:c="2"/>Alura McCall doesn't come into the story until it's nearing the end. She</text:p>
      <text:p text:style-name="Standard">saves your life at the end of the mission Phoenix fire and is with you for</text:p>
      <text:p text:style-name="Standard">quite a bit from then on, in the car. Her agency is Austrailian Intelligence.</text:p>
      <text:p text:style-name="Standard">She doesn't really have to say that really as you can tell by the accent.</text:p>
      <text:p text:style-name="Standard">She's a real help in the last two missions though, especially Countdown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3"/>Q Branch</text:p>
      <text:p text:style-name="Standard">==============================================================================</text:p>
      <text:p text:style-name="Standard"/>
      <text:p text:style-name="Standard"><text:s text:c="2"/>Is the maker of some of your very useful gadgets. He's behind the making of</text:p>
      <text:p text:style-name="Standard">you, Q Worm, Decryptor, Micro Camera, Shaver Grenade and may more. Probably</text:p>
      <text:p text:style-name="Standard">all of your gadgets are made by him.</text:p>
      <text:p text:style-name="Standard"/>
      <text:p text:style-name="Standard">******************************************************************************</text:p>
      <text:p text:style-name="Standard"><text:s text:c="34"/>Your Foes</text:p>
      <text:p text:style-name="Standard">******************************************************************************</text:p>
      <text:p text:style-name="Standard"/>
      <text:p text:style-name="Standard"/>
      <text:p text:style-name="Standard">=========================================================================<text:soft-page-break/>=====</text:p>
      <text:p text:style-name="Standard"><text:s text:c="32"/>Rafael Drake</text:p>
      <text:p text:style-name="Standard">==============================================================================</text:p>
      <text:p text:style-name="Standard"/>
      <text:p text:style-name="Standard"><text:s text:c="2"/>James Bond's next evil Nemesis is Rafael Drake. Is a professional</text:p>
      <text:p text:style-name="Standard">business man and brought up a company called "Phoenix." His new plans,</text:p>
      <text:p text:style-name="Standard">codename "Nightfire," are to put the world at fate by making a special space</text:p>
      <text:p text:style-name="Standard">station in space. On it are missiles which are going to be launched on Earth</text:p>
      <text:p text:style-name="Standard">to destroy it. There are only two places on earth which have a chance of</text:p>
      <text:p text:style-name="Standard">stopping this from happening and they will be destroyed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1"/>Alexander Mayhew</text:p>
      <text:p text:style-name="Standard">==============================================================================</text:p>
      <text:p text:style-name="Standard"/>
      <text:p text:style-name="Standard"><text:s text:c="2"/>Is a mix in between a bad and a good person. He's one of Drake's main and</text:p>
      <text:p text:style-name="Standard">most trusted men. He betrayed Drake, so Drake threatened to kill Mayhew.</text:p>
      <text:p text:style-name="Standard">During the game there's a mission called Double Cross, where you have to</text:p>
      <text:p text:style-name="Standard">protect Mayhew from Drake's men and he'll give you useful information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6"/>Rook</text:p>
      <text:p text:style-name="Standard">==============================================================================</text:p>
      <text:p text:style-name="Standard"/>
      <text:p text:style-name="Standard"><text:s text:c="2"/>Rook is Drake's main soldier. He's very strong, has high stamina so if you</text:p>
      <text:p text:style-name="Standard">come against him expect a challenge. He's also the one that attacks you in a</text:p>
      <text:p text:style-name="Standard">helicopter in the mission, The Exchange.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6"/>Kiko</text:p>
      <text:p text:style-name="Standard">==============================================================================</text:p>
      <text:p text:style-name="Standard"/>
      <text:p text:style-name="Standard"><text:s text:c="2"/>You meet Kiko in the Double Cross mission. She's a servant of Mayhew's.</text:p>
      <text:p text:style-name="Standard">Mayhew thinks she's very loyal to him. She shows it when Mayhew dies, at the</text:p>
      <text:p text:style-name="Standard">end of the Double Cross mission. However she's still loyal to Drake and has</text:p>
      <text:p text:style-name="Standard">been working for him all along. She shows this at the end of the mission Chain</text:p>
      <text:p text:style-name="Standard">Reaction. You come out alive but Kiko gets you out in a helicopter, really</text:p>
      <text:p text:style-name="Standard">going to Drake.</text:p>
      <text:p text:style-name="Standard"/>
      <text:p text:style-name="Standard"><text:soft-page-break/></text:p>
      <text:p text:style-name="Standard"/>
      <text:p text:style-name="Standard"/>
      <text:p text:style-name="Standard">-------------------------------- 6 Walkthrough -------------------------------</text:p>
      <text:p text:style-name="Standard"/>
      <text:p text:style-name="Standard">******************************************************************************</text:p>
      <text:p text:style-name="Standard"><text:s text:c="32"/>6a Paris Prelude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When first in the car, on your first corner.</text:p>
      <text:p text:style-name="Standard">2. When your road turns to the path.</text:p>
      <text:p text:style-name="Standard">3. In the air on a jump before the bridge.</text:p>
      <text:p text:style-name="Standard">4. After the bridge, through the no entry signs, on your left somewhere.</text:p>
      <text:p text:style-name="Standard"/>
      <text:p text:style-name="Standard"/>
      <text:p text:style-name="Standard">------------------------------------------------------------------------------</text:p>
      <text:p text:style-name="Standard"/>
      <text:p text:style-name="Standard"><text:s text:c="2"/>The first part of the mission sees you in a helicopter with a sniper in your</text:p>
      <text:p text:style-name="Standard">hands. The first thing you must do is shoot a tyre in the first of two Black</text:p>
      <text:p text:style-name="Standard">cars chasing the red car for a bond move. Do it quickly or</text:p>
      <text:p text:style-name="Standard">you’ll fail the mission.</text:p>
      <text:p text:style-name="Standard"><text:s text:c="2"/>Next, the red car will move away from the green truck that has been in front</text:p>
      <text:p text:style-name="Standard">of it all that time.</text:p>
      <text:p text:style-name="Standard"><text:s text:c="2"/>A bit further on shoot another Black car in the tyre for another bond move</text:p>
      <text:p text:style-name="Standard">and then yet another Black car for another Bond Move.</text:p>
      <text:p text:style-name="Standard"><text:s text:c="2"/>Next, you’ll swerve over to hold your position on a bridge. Hit the last</text:p>
      <text:p text:style-name="Standard">Black car in the tyre or grill for a bond move.</text:p>
      <text:p text:style-name="Standard"><text:s text:c="2"/>After that you’ll get a cut scene showing now two Black cars chasing the red</text:p>
      <text:p text:style-name="Standard">one. One will be pushed off track and then the red car will fly off a ramp</text:p>
      <text:p text:style-name="Standard">held by rope. When the cut scene is over what you have to do is to Sniper the</text:p>
      <text:p text:style-name="Standard">specific showing part of the rope before the Black car flies off it two. If</text:p>
      <text:p text:style-name="Standard">you’re not in time you fail the mission.</text:p>
      <text:p text:style-name="Standard"/>
      <text:p text:style-name="Standard">Objective Complete! * Protect Dominique Paradis *</text:p>
      <text:p text:style-name="Standard"/>
      <text:p text:style-name="Standard"><text:s text:c="2"/>After the next two part cut scene you end up in your new car. The Aston</text:p>
      <text:p text:style-name="Standard">Martin V12 Vanquish. When you get going, use your smoke screen stopping two</text:p>
      <text:p text:style-name="Standard">black cars also earning yourself a bond move.</text:p>
      <text:p text:style-name="Standard"><text:s text:c="2"/>Carry on for now shooting enemies with your machine gun or missiles. Once</text:p>
      <text:p text:style-name="Standard">you get to a thin area on the path your car should say "Q Wedge, online." Use</text:p>
      <text:p text:style-name="Standard">the gadget to turn your car sideways.</text:p>
      <text:p text:style-name="Standard">seen in the two part cut scene. You get a bond move for this.</text:p>
      <text:p text:style-name="Standard"><text:s text:c="2"/>Carry on with what you were previously doing until you get to a bridge.</text:p>
      <text:p text:style-name="Standard">Your car should say "Q Boost, online." Use this; if this trick is</text:p>
      <text:p text:style-name="Standard">performed properly, you should get all the way over to the other side and</text:p>
      <text:p text:style-name="Standard">earn yourself a bond move. Sometimes you will be close to the other side,</text:p>
      <text:p text:style-name="Standard">fall and suddenly reach the other side without earning yourself a bond move.</text:p>
      <text:p text:style-name="Standard"/>
      <text:p text:style-name="Standard"><text:soft-page-break/>Note: You are able to fail the mission here if you go over the bridge and</text:p>
      <text:p text:style-name="Standard">use the Q Boost too late.</text:p>
      <text:p text:style-name="Standard"/>
      <text:p text:style-name="Standard"><text:s text:c="2"/>The last part of your mission sees you chasing the green truck you saw</text:p>
      <text:p text:style-name="Standard">earlier in the game. It is carrying the bomb, so your mission is the</text:p>
      <text:p text:style-name="Standard">follow it. Your car will soon say, "Q EMP Pulse Projectile, online." Fire</text:p>
      <text:p text:style-name="Standard">the gadget to stop the bomb being in detonated and successfully completing</text:p>
      <text:p text:style-name="Standard">your first mission!</text:p>
      <text:p text:style-name="Standard"/>
      <text:p text:style-name="Standard">Objective Complete! * Stop Truck from reaching Eiffel Tower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0"/>6b The Exchange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Behind the starting point where the truck comes from.</text:p>
      <text:p text:style-name="Standard">2. Next to the body armour.</text:p>
      <text:p text:style-name="Standard">3. When starting objective two, past the guard at the door.</text:p>
      <text:p text:style-name="Standard">4. In the wine cellar.</text:p>
      <text:p text:style-name="Standard">5. Near two chairs at the cut scene at the cut scene showing Rafael Drake</text:p>
      <text:p text:style-name="Standard">and his Party guests.</text:p>
      <text:p text:style-name="Standard">6. In the library.</text:p>
      <text:p text:style-name="Standard">7. After going through the two glass doors.</text:p>
      <text:p text:style-name="Standard">8. At the cable car, instead of going in go down the stairs, along the</text:p>
      <text:p text:style-name="Standard">path to see a door open. Inside are the token and two or three guards.</text:p>
      <text:p text:style-name="Standard"/>
      <text:p text:style-name="Standard">Note 1: You target is only supposed to be seven tokens but there are</text:p>
      <text:p text:style-name="Standard">actually eight.</text:p>
      <text:p text:style-name="Standard"/>
      <text:p text:style-name="Standard">Note 2: The wine cellar can be found during the second objective. Carry</text:p>
      <text:p text:style-name="Standard">on, instead of going left. If you look hard enough and defeat all the</text:p>
      <text:p text:style-name="Standard">guards you will eventually see the truck during objective one. Kill the</text:p>
      <text:p text:style-name="Standard">guard, head down the stairs to the wine cellar and defeat two more guards.</text:p>
      <text:p text:style-name="Standard">The token is in the far corner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The Exchange is the first mission where you walk around and shoot people.</text:p>
      <text:p text:style-name="Standard">You start off in the snow on the on the outskirts of the castle. There are</text:p>
      <text:p text:style-name="Standard">several ways of completing this mission. One of the ways would be to jump</text:p>
      <text:p text:style-name="Standard">in the truck that you’ll and avoid all the guards but my way lets you</text:p>
      <text:p text:style-name="Standard">avoid all the guards and gets you body armour.</text:p>
      <text:p text:style-name="Standard"><text:s text:c="2"/>Turn towards the stairs and walk past them to the wall. Jump over it and</text:p>
      <text:p text:style-name="Standard">turn left down a narrow path. At the end of it, jump onto the low ground</text:p>
      <text:p text:style-name="Standard">just low enough so you won’t get hurt when jumping. Grab the body armour</text:p>
      <text:p text:style-name="Standard">and head under the high bridge. Walk around until the grapple icon comes</text:p>
      <text:p text:style-name="Standard">on screen then look up to see that you are able to grapple on to a ledge</text:p>
      <text:p text:style-name="Standard"><text:soft-page-break/>on the castle.</text:p>
      <text:p text:style-name="Standard"><text:s text:c="2"/>Next go on the ledge a bit higher up and head round towards a zip line</text:p>
      <text:p text:style-name="Standard">and monkey bar across. Next move on until you come see press action and</text:p>
      <text:p text:style-name="Standard">you will see three windows. Move past them without being seen by the two</text:p>
      <text:p text:style-name="Standard">guards in the windows to get a bond move.</text:p>
      <text:p text:style-name="Standard"/>
      <text:p text:style-name="Standard">Note: If you are seen you will have to shoot two guards and you won’t get</text:p>
      <text:p text:style-name="Standard">the bond move.</text:p>
      <text:p text:style-name="Standard"/>
      <text:p text:style-name="Standard"><text:s text:c="2"/>Move on to the next grapple then go on again, right up stairs and</text:p>
      <text:p text:style-name="Standard">through the door.</text:p>
      <text:p text:style-name="Standard"/>
      <text:p text:style-name="Standard">Objective Complete! * Breach the Castle Walls *</text:p>
      <text:p text:style-name="Standard"/>
      <text:p text:style-name="Standard">This is your first checkpoint of the level. You can finish this next</text:p>
      <text:p text:style-name="Standard">objective quickly or mess around the whole area to get a bond move and</text:p>
      <text:p text:style-name="Standard">body armour. I’m going to tell you how to finish it quickly because you</text:p>
      <text:p text:style-name="Standard">should already have full body armour and you don’t really need the bond</text:p>
      <text:p text:style-name="Standard">move.</text:p>
      <text:p text:style-name="Standard"><text:s text:c="2"/>Head up until you see a door open; in which case stop. Shoot the guard</text:p>
      <text:p text:style-name="Standard">when he comes out, pick his gun up and run down the stairs.</text:p>
      <text:p text:style-name="Standard"><text:s text:c="2"/>Open the door and pick of a guard above on your right. Shoot out two</text:p>
      <text:p text:style-name="Standard">searchlights and instead of going under the bridge turn left. Here you</text:p>
      <text:p text:style-name="Standard">pick off two guards. One you can see but the other is straight ahead above</text:p>
      <text:p text:style-name="Standard">on the balcony.</text:p>
      <text:p text:style-name="Standard"><text:s text:c="2"/>Turn left again to a big door for another cut scene showing Bond now in</text:p>
      <text:p text:style-name="Standard">his party suit.</text:p>
      <text:p text:style-name="Standard"/>
      <text:p text:style-name="Standard">Objective Complete! * Find a Way Inside to the Party *</text:p>
      <text:p text:style-name="Standard"/>
      <text:p text:style-name="Standard"><text:s text:c="2"/>This is your second checkpoint of the level. You have no weapons for</text:p>
      <text:p text:style-name="Standard">this objective, however its one of the easiest objectives you’ll get in</text:p>
      <text:p text:style-name="Standard">the whole game. All you have to do is follow a red carpet through the</text:p>
      <text:p text:style-name="Standard">castle past where the party guests are talking up to a door where a big</text:p>
      <text:p text:style-name="Standard">well built guy comes out saying he’s busy. The guy is called "Rook," who</text:p>
      <text:p text:style-name="Standard">you’ll meet later in the game.</text:p>
      <text:p text:style-name="Standard"><text:s text:c="2"/>Go through the door after he’s gone and up the stairs, through a door at</text:p>
      <text:p text:style-name="Standard">the top. You’ll get a cut scene showing the baddy, Rafael Drake</text:p>
      <text:p text:style-name="Standard">entertaining his Party Guests.</text:p>
      <text:p text:style-name="Standard"><text:s text:c="2"/>After that, head back down the stairs and through the door where you saw</text:p>
      <text:p text:style-name="Standard">Rook. Go through the next one (which is the library) to get another cut</text:p>
      <text:p text:style-name="Standard">scene.</text:p>
      <text:p text:style-name="Standard"/>
      <text:p text:style-name="Standard">Objective Complete! * Rendezvous with Undercover Agents &amp; Maintain Cover</text:p>
      <text:p text:style-name="Standard">as a Party Guest *</text:p>
      <text:p text:style-name="Standard"/>
      <text:p text:style-name="Standard"><text:s text:c="2"/>After the cut scene, pick up the body armour and head back to the</text:p>
      <text:p text:style-name="Standard">stairs. When you’re in the room where the stairs were head right through a</text:p>
      <text:p text:style-name="Standard">door.</text:p>
      <text:p text:style-name="Standard"><text:soft-page-break/><text:s text:c="2"/>Turn left and on the corner there are about five or six guards. Kill</text:p>
      <text:p text:style-name="Standard">them all and head up through the next door. Go up the stairs kill off all</text:p>
      <text:p text:style-name="Standard">the guards and head right through a door. Then head through the door that</text:p>
      <text:p text:style-name="Standard">really sticks out from the rest for another cut scene.</text:p>
      <text:p text:style-name="Standard"/>
      <text:p text:style-name="Standard">Objective Complete! * Spy on Secret Meeting *</text:p>
      <text:p text:style-name="Standard"/>
      <text:p text:style-name="Standard"><text:s text:c="2"/>After the cut scene showing Drake and a balled guy called Mayhew, you</text:p>
      <text:p text:style-name="Standard">can see loads of guards from where you’re standing. You can avoid all of</text:p>
      <text:p text:style-name="Standard">them by heading up out of the two glass doors.</text:p>
      <text:p text:style-name="Standard"><text:s text:c="2"/>Look left and target two guards on the building ahead of you with your</text:p>
      <text:p text:style-name="Standard">gun. Kill them both and head on a zip line down to that building also</text:p>
      <text:p text:style-name="Standard">earning you a bond move.</text:p>
      <text:p text:style-name="Standard"><text:s text:c="2"/>Head up to the top right and jump down an open window. When you’ve</text:p>
      <text:p text:style-name="Standard">landed, head right onto the other side of the fence and head through the</text:p>
      <text:p text:style-name="Standard">far door ahead of you. Kill two guards and go near the next and it will</text:p>
      <text:p text:style-name="Standard">open automatically. Kill two more outside guards this time and head up two</text:p>
      <text:p text:style-name="Standard">big doors. These also will open automatically and two guards lie inside</text:p>
      <text:p text:style-name="Standard">here.</text:p>
      <text:p text:style-name="Standard"><text:s text:c="2"/>When defeated, head up the stairs to a control box. Burn it with your</text:p>
      <text:p text:style-name="Standard">laser to open the door. Kill the two guards inside, pick up the body</text:p>
      <text:p text:style-name="Standard">armour (if needed) and head to the safe. Burn off the two hinges with your</text:p>
      <text:p text:style-name="Standard">laser and get the two items inside. One is a suitcase with the guidance</text:p>
      <text:p text:style-name="Standard">chip in; the other an AT-420 Sentinel which is a rocket launcher. Do not</text:p>
      <text:p text:style-name="Standard">use this until I say its time to.</text:p>
      <text:p text:style-name="Standard"/>
      <text:p text:style-name="Standard">Objective Complete! * Retrieve Guidance Chip from Safe Room *</text:p>
      <text:p text:style-name="Standard"/>
      <text:p text:style-name="Standard"><text:s text:c="2"/>Head back down the stairs across the snow and into the opposite room;</text:p>
      <text:p text:style-name="Standard">wait here for the moment. Eventually (after encouraging them to) one by</text:p>
      <text:p text:style-name="Standard">one four guards will come in. Shoot them all and head into the room where</text:p>
      <text:p text:style-name="Standard">you jumped through the open window. Head up and right down through a door.</text:p>
      <text:p text:style-name="Standard"><text:s text:c="2"/>Grab the body armour (shoot all guards if they appear) and head into the</text:p>
      <text:p text:style-name="Standard">cable car. Do not shoot the lady called Zoe Nightshade at any time or</text:p>
      <text:p text:style-name="Standard">you’ll fail the mission.</text:p>
      <text:p text:style-name="Standard"><text:s text:c="2"/>Whilst in the cable car duck while the guards are firing at you to save</text:p>
      <text:p text:style-name="Standard">a bit of health.</text:p>
      <text:p text:style-name="Standard"><text:s text:c="2"/>After a while the lights will go out in the cable and a cut scene</text:p>
      <text:p text:style-name="Standard">showing a helicopter with Rook in a helicopter occurs.</text:p>
      <text:p text:style-name="Standard">All you have to do is arm yourself with the AT-420 Sentinel and make sure</text:p>
      <text:p text:style-name="Standard">it’s on guided mode. Fire and guide about three or four rockets to hit the</text:p>
      <text:p text:style-name="Standard">helicopter and a cut scene shows showing the helicopter crashing.</text:p>
      <text:p text:style-name="Standard"/>
      <text:p text:style-name="Standard">Note: A few tips with the last part of that mission.</text:p>
      <text:p text:style-name="Standard">1.<text:tab/>When firing rockets make sure they don’t hit the cable car.</text:p>
      <text:p text:style-name="Standard">2.<text:tab/>Watch your health as he fires machine guns and missiles at the cable</text:p>
      <text:p text:style-name="Standard">car.</text:p>
      <text:p text:style-name="Standard">3.<text:tab/>When getting in the cable car if for some reason it sets off without</text:p>
      <text:p text:style-name="Standard">you (as it has done once with me) jump on top of the cable car and get in</text:p>
      <text:p text:style-name="Standard"><text:soft-page-break/>via the roof.</text:p>
      <text:p text:style-name="Standard"/>
      <text:p text:style-name="Standard">Note: In case you wanted to know, Rook is not defeated yet as you'll see</text:p>
      <text:p text:style-name="Standard">later on in the game. It looks like he's defeaten in the cut scene, but</text:p>
      <text:p text:style-name="Standard">cut scene doesn't reveal everything. Talking about it, what does this tell</text:p>
      <text:p text:style-name="Standard">if you think about it. If you meet with him again, he'll be hard to</text:p>
      <text:p text:style-name="Standard">defeat. I'm not telling you if you do though.</text:p>
      <text:p text:style-name="Standard"/>
      <text:p text:style-name="Standard">Objective Complete! * Escape with Zoe in Gondola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1"/>6c Alpine Escape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When you’re first driving in the woods, shoot the fuel barrels where</text:p>
      <text:p text:style-name="Standard">the guards are standing. In the smoke are some ammo and a 007 Token.</text:p>
      <text:p text:style-name="Standard">2. When duelling with the other snow mobile blow it up before it reaches</text:p>
      <text:p text:style-name="Standard">you and a 007 token appears in the distance.</text:p>
      <text:p text:style-name="Standard">3. When heading to the closing gate kill two guards on top of the wall</text:p>
      <text:p text:style-name="Standard">firing rockets at you before you stop, to get a 007 token.</text:p>
      <text:p text:style-name="Standard"/>
      <text:p text:style-name="Standard">------------------------------------------------------------------------------</text:p>
      <text:p text:style-name="Standard"/>
      <text:p text:style-name="Standard">The first thing you have two know before starting the mission is you have</text:p>
      <text:p text:style-name="Standard">two weapons on your Snow Mobile. One is the JL-7 20mm Cannon and the other</text:p>
      <text:p text:style-name="Standard">is the JL-7C Rocket Launcher. When I say shoot use the Cannon and when I</text:p>
      <text:p text:style-name="Standard">say Blast use the Rocket Launcher.</text:p>
      <text:p text:style-name="Standard"><text:s text:c="2"/>Start shooting the guards and when they come on the far right shoot the</text:p>
      <text:p text:style-name="Standard">blue patch on the cable car to blow all of them up so far and get a bond</text:p>
      <text:p text:style-name="Standard">move. Kill the ones on the far left by shooting the blue patch on the</text:p>
      <text:p text:style-name="Standard">cylinder near the building and earning your another bond move. Shoot the</text:p>
      <text:p text:style-name="Standard">ones near by shooting the fuel barrels.</text:p>
      <text:p text:style-name="Standard"><text:s text:c="2"/>After the cut scene showing the count down and the garage blowing up get</text:p>
      <text:p text:style-name="Standard">ready to shoot the fuel barrel on your right to blow up guards and shoot</text:p>
      <text:p text:style-name="Standard">some after on your left to blow up some more guards and earn you another</text:p>
      <text:p text:style-name="Standard">bond move.</text:p>
      <text:p text:style-name="Standard"><text:s text:c="2"/>After another cut scene shoot three Snow Mobiles behind you and turn in</text:p>
      <text:p text:style-name="Standard">front of you to shoot fencing under a bridge and a bond move.</text:p>
      <text:p text:style-name="Standard"><text:s text:c="2"/>You will then get another cut scene showing a snow mobile straight ahead</text:p>
      <text:p text:style-name="Standard">of you. Duel it by shooting it before it gets past you and carry on.</text:p>
      <text:p text:style-name="Standard"><text:s text:c="2"/>Shoot a Snow Mobile on your left, then one behind you and if you still</text:p>
      <text:p text:style-name="Standard">have time turn in front of you to shoot some fuel barrels, blowing up some</text:p>
      <text:p text:style-name="Standard">guards.</text:p>
      <text:p text:style-name="Standard"><text:s text:c="2"/>Then you will get another cut scene showing a big gate closing ahead of</text:p>
      <text:p text:style-name="Standard">you. Dodge the rockets as you get nearer and when you stop shoot all the</text:p>
      <text:p text:style-name="Standard">guards around you.</text:p>
      <text:p text:style-name="Standard"><text:s text:c="2"/>After that blast the door down before the helicopter kills you.</text:p>
      <text:p text:style-name="Standard"><text:soft-page-break/></text:p>
      <text:p text:style-name="Standard">Objective Complete! * Escape from Drake’s Castle Compound *</text:p>
      <text:p text:style-name="Standard"/>
      <text:p text:style-name="Standard"><text:s text:c="2"/>You will now get a cut scene. After it carry on shooting Snow Mobiles</text:p>
      <text:p text:style-name="Standard">coming out in different directions for a while and soon after another cut</text:p>
      <text:p text:style-name="Standard">scene happens showing he helicopter trapping you and your snow mobile</text:p>
      <text:p text:style-name="Standard">heading right through it making the helicopter crash and you hitting the</text:p>
      <text:p text:style-name="Standard">ground safely.</text:p>
      <text:p text:style-name="Standard"/>
      <text:p text:style-name="Standard">Objective Complete! * Evade Drake’s Pursing Forces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24"/>6d Enemies Vanquished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At the first set of turns, before the stairs, look on your left for</text:p>
      <text:p text:style-name="Standard">some tables and chairs, and a 007 token</text:p>
      <text:p text:style-name="Standard">2. Before you bash through the wall where the armour is.</text:p>
      <text:p text:style-name="Standard">3. At the frozen river on the jump.</text:p>
      <text:p text:style-name="Standard">4. A bit further on from the frozen river when it splits in two on the</text:p>
      <text:p text:style-name="Standard">left.</text:p>
      <text:p text:style-name="Standard">5. The bottom left side of the big lake at the end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Start off by shooting two snowmobiles, one either side of you, with</text:p>
      <text:p text:style-name="Standard">missiles. When a police car appears from behind a billboard keep take over</text:p>
      <text:p text:style-name="Standard">it and use smokescreen for a bond move. The easiest way to shoot a car</text:p>
      <text:p text:style-name="Standard">without using missiles, (because you’ll need them for the end of this,) is</text:p>
      <text:p text:style-name="Standard">to shoot them in the tyre or take over them and use smokescreen, also</text:p>
      <text:p text:style-name="Standard">earning yourself a bond move.</text:p>
      <text:p text:style-name="Standard"><text:s text:c="2"/>Carry on until you see some steps ahead. Go as fast as you can up them</text:p>
      <text:p text:style-name="Standard">so you go in the air and land in front of a wall. Go through it, grab the</text:p>
      <text:p text:style-name="Standard">armour and you should find you back on the road.</text:p>
      <text:p text:style-name="Standard">Carry on up the road defeating all the cars and going through a tunnel.</text:p>
      <text:p text:style-name="Standard"><text:s text:c="2"/>When you get to the end of it turn right off the road or the police will</text:p>
      <text:p text:style-name="Standard">catch you and you’ll fail the mission.</text:p>
      <text:p text:style-name="Standard"><text:s text:c="2"/>Grab some more armour, and you should get a cut scene. Then fly off a</text:p>
      <text:p text:style-name="Standard">ledge onto ice. Don’t hit the sides hard here or you lose health. I’ll</text:p>
      <text:p text:style-name="Standard">allow you to use missiles here, on the enemies. Carry on through the</text:p>
      <text:p text:style-name="Standard">level, until you jump off a big cliff into a frozen lake.</text:p>
      <text:p text:style-name="Standard"><text:s text:c="2"/>You’re supposed to meet Q at the extraction point here. However, for him</text:p>
      <text:p text:style-name="Standard">to be able to get to you through the air you have to defeat the</text:p>
      <text:p text:style-name="Standard">helicopters and snowmobiles on the lake. Grab the missiles and the armour</text:p>
      <text:p text:style-name="Standard">on the lake if you need them and blow the helicopters and snowmobiles up</text:p>
      <text:p text:style-name="Standard">and you should get a cut scene.</text:p>
      <text:p text:style-name="Standard"/>
      <text:p text:style-name="Standard"><text:soft-page-break/>Objective Complete! * Rendezvous with Q at the Extraction Point *</text:p>
      <text:p text:style-name="Standard"/>
      <text:p text:style-name="Standard">Objective Complete! * Avoid Civilian Casualties *</text:p>
      <text:p text:style-name="Standard"/>
      <text:p text:style-name="Standard">Objective Complete! * Evade Local Police Using Non-Lethal Means *</text:p>
      <text:p text:style-name="Standard"/>
      <text:p text:style-name="Standard">Objective Complete! * Dispatch all Enemies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0"/>6e Double Cross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After shooting the opening three guards, top right.</text:p>
      <text:p text:style-name="Standard">2. Upstairs in the room before the bunker.</text:p>
      <text:p text:style-name="Standard">3. The building where you find the secret Winter Tactical Sniper, on the</text:p>
      <text:p text:style-name="Standard">stairs, near the gong.</text:p>
      <text:p text:style-name="Standard">4. In the second big out door area, if you’re entering from underwater,</text:p>
      <text:p text:style-name="Standard">look to the right of the guard with the sniper.</text:p>
      <text:p text:style-name="Standard">5. When there’s a kitchen with one of the two girls you have to find in</text:p>
      <text:p text:style-name="Standard">look left and it’s in a sort of cubicle.</text:p>
      <text:p text:style-name="Standard">6. On the roof, on a balcony, near where the second sniper guard is.</text:p>
      <text:p text:style-name="Standard">7. In a servant’s room opposite to the room of the last servant.</text:p>
      <text:p text:style-name="Standard"/>
      <text:p text:style-name="Standard">------------------------------------------------------------------------------</text:p>
      <text:p text:style-name="Standard"/>
      <text:p text:style-name="Standard">Note: Listen carefully for parts of this room as there are lots of rooms</text:p>
      <text:p text:style-name="Standard">and you might get lost if it’s your first time round.</text:p>
      <text:p text:style-name="Standard"/>
      <text:p text:style-name="Standard"><text:s text:c="2"/>Start by shooting three guards, making sure Mayhew doesn’t get shot and</text:p>
      <text:p text:style-name="Standard">make your way to the door. He says, "Check the hallway". Go left into a kind</text:p>
      <text:p text:style-name="Standard">of office and in there is some armour. Go out of the room killing two</text:p>
      <text:p text:style-name="Standard">guards and to the other door. A cut scene will happen from behind the door</text:p>
      <text:p text:style-name="Standard">saying words like, "he’s coming, get ready." Open the door and run back</text:p>
      <text:p text:style-name="Standard">beside Mayhew. Shoot them all from here but if the door shuts you need to</text:p>
      <text:p text:style-name="Standard">open it again.</text:p>
      <text:p text:style-name="Standard"><text:s text:c="2"/>When they’re dead go inside the room and shoot the rest of them. Then go</text:p>
      <text:p text:style-name="Standard">through the door on the other side of the room, getting armour on the left</text:p>
      <text:p text:style-name="Standard">if you need it. Turn right and shoot all the guards. Look up on the</text:p>
      <text:p text:style-name="Standard">balcony to see another guard then follow Mayhew to the bunker.</text:p>
      <text:p text:style-name="Standard"/>
      <text:p text:style-name="Standard">Objective Complete! * Escort Mayhew to Bunker *</text:p>
      <text:p text:style-name="Standard"/>
      <text:p text:style-name="Standard"><text:s text:c="2"/>Grab the armour and head up the ladder. Turn on your night vision and</text:p>
      <text:p text:style-name="Standard">shoot a guard in the dark. Then shoot all the guards in this entire open</text:p>
      <text:p text:style-name="Standard">area before you do anything else. Then look for the building with a gong</text:p>
      <text:p text:style-name="Standard">and swim round the back. There should be a hole for you to be able to go</text:p>
      <text:p text:style-name="Standard">through, so swim under water through it. Climb up the ladder to find the</text:p>
      <text:p text:style-name="Standard"><text:soft-page-break/>secret Winter Tactical Sniper. Swim back out and look for another hole in</text:p>
      <text:p text:style-name="Standard">the water. Swim under it until you find a ladder mid way. Climb up it</text:p>
      <text:p text:style-name="Standard">moving the metal grid to earn your self a bond move. Turn round to find</text:p>
      <text:p text:style-name="Standard">guards threatening a Geisha girl. Kill the guards making sure you don’t</text:p>
      <text:p text:style-name="Standard">kill the girl and a cut scene happens.</text:p>
      <text:p text:style-name="Standard"><text:s text:c="2"/>Head out of this room into a hallway and turn left when you can to get</text:p>
      <text:p text:style-name="Standard">into a second open area. Kill all the guards near you and get your sniper</text:p>
      <text:p text:style-name="Standard">out. Target a guard who also has a sniper and kill him. Go into the area</text:p>
      <text:p text:style-name="Standard">and kill the rest of the guards as normal. Follow the bridge across and</text:p>
      <text:p text:style-name="Standard">head through a door into the building.</text:p>
      <text:p text:style-name="Standard"/>
      <text:p text:style-name="Standard">Note: There’s another fancy way into this building which also gets you a</text:p>
      <text:p text:style-name="Standard">bond move. Shoot out three lanterns you saw and climb on a rock underneath</text:p>
      <text:p text:style-name="Standard"><text:s/>the wire. You then press the Y button to Monkey bar into the building</text:p>
      <text:p text:style-name="Standard">avoiding the electric shocks.</text:p>
      <text:p text:style-name="Standard"/>
      <text:p text:style-name="Standard"><text:s text:c="2"/>Before you do anything else shoot the computer.</text:p>
      <text:p text:style-name="Standard"/>
      <text:p text:style-name="Standard">Objective Complete! * Destroy Mayhew’s Computer *</text:p>
      <text:p text:style-name="Standard"/>
      <text:p text:style-name="Standard"><text:s text:c="2"/>Open the door and shoot all the guards in the hallway and carry on until</text:p>
      <text:p text:style-name="Standard">you find a kitchen. Shoot all the guards in here two rescue the second</text:p>
      <text:p text:style-name="Standard">Geisha girl.</text:p>
      <text:p text:style-name="Standard"/>
      <text:p text:style-name="Standard">Objective Complete! * Rescue Geisha Girls *</text:p>
      <text:p text:style-name="Standard"/>
      <text:p text:style-name="Standard"><text:s text:c="2"/>Look for a door that’s flashing and go inside so it loads the third part</text:p>
      <text:p text:style-name="Standard">to this level.</text:p>
      <text:p text:style-name="Standard"><text:s text:c="2"/>Go left and left again to kill a guard in a room where there is some</text:p>
      <text:p text:style-name="Standard">armour. Go into the dark room and kill the guard in there. Come out of the</text:p>
      <text:p text:style-name="Standard">and look right to find the dragon. Press the A button to retrieve the code</text:p>
      <text:p text:style-name="Standard">key.</text:p>
      <text:p text:style-name="Standard"/>
      <text:p text:style-name="Standard">Objective Complete! * Retrieve the Dragon Safe Contents *</text:p>
      <text:p text:style-name="Standard"/>
      <text:p text:style-name="Standard"><text:s text:c="2"/>Kill two guards, head down the hallway and turn right. Defeat all the</text:p>
      <text:p text:style-name="Standard">guards here and a guard with a servant. Then head up the stairs. There’s</text:p>
      <text:p text:style-name="Standard">armour on the left if you need it. Otherwise get you sniper out again and</text:p>
      <text:p text:style-name="Standard">head outside. Shoot another guard with a sniper and head over to where he</text:p>
      <text:p text:style-name="Standard">was standing. Shoot the windows and drop down. Kill two guards to rescue</text:p>
      <text:p text:style-name="Standard">another servant. Head into the next room and wait to see a servant come</text:p>
      <text:p text:style-name="Standard">out of a room screaming (kind of) followed by a guard. Kill the guard</text:p>
      <text:p text:style-name="Standard">before he kills the servant.</text:p>
      <text:p text:style-name="Standard"/>
      <text:p text:style-name="Standard">Objective Complete! * Rescue Mayhew’s Servants *</text:p>
      <text:p text:style-name="Standard"/>
      <text:p text:style-name="Standard"><text:s text:c="2"/>Head through the next door kill the guards and the next door.</text:p>
      <text:p text:style-name="Standard"/>
      <text:p text:style-name="Standard">Objective Complete! * Find the Door Leading to Mayhew *</text:p>
      <text:p text:style-name="Standard"><text:soft-page-break/></text:p>
      <text:p text:style-name="Standard"><text:s text:c="2"/>This is the last part of the mission now; you need to defeat Ninja, also</text:p>
      <text:p text:style-name="Standard">known as the assassin. A few shots with the Frinesi Auto 12 should kill</text:p>
      <text:p text:style-name="Standard">him and watch out for his sword.</text:p>
      <text:p text:style-name="Standard"/>
      <text:p text:style-name="Standard">Objective Complete! * Defeat the Assassin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1"/>6f Nightshift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When you’ve started the mission and shot the guard at the bottom on the</text:p>
      <text:p text:style-name="Standard">right at a wall.</text:p>
      <text:p text:style-name="Standard">2. Near a window saying phoenix on the first floor.</text:p>
      <text:p text:style-name="Standard">3. At the start of the second part of the mission. Turn left and left</text:p>
      <text:p text:style-name="Standard">again onto a narrow corridor called the Sky Bridge, it’s at the end.</text:p>
      <text:p text:style-name="Standard">4. Room 70-C.</text:p>
      <text:p text:style-name="Standard">5. Before completing the second part of the mission carry on, past the</text:p>
      <text:p text:style-name="Standard">camera, to a dead end. The token is here.</text:p>
      <text:p text:style-name="Standard">6. Third part of the mission after going through the vent and going out of</text:p>
      <text:p text:style-name="Standard">the door. Go into the door on your right and it’s with the armour.</text:p>
      <text:p text:style-name="Standard">7. At the end of the mission kill all the guards, to make it easy. Top</text:p>
      <text:p text:style-name="Standard">left of the area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As soon as you start ignore the guard, turn behind you and head through</text:p>
      <text:p text:style-name="Standard">the door.</text:p>
      <text:p text:style-name="Standard"/>
      <text:p text:style-name="Standard">Note: Only shoot people with the dart gun in this level to put them to</text:p>
      <text:p text:style-name="Standard">sleep. They can reawaken afterwards. If you run out of darts it’s you’re</text:p>
      <text:p text:style-name="Standard">going to have to subdue them with your fists.</text:p>
      <text:p text:style-name="Standard"/>
      <text:p text:style-name="Standard"><text:s text:c="2"/>Shoot the guard going down the stairs and make your way up the stairs</text:p>
      <text:p text:style-name="Standard">through the door.</text:p>
      <text:p text:style-name="Standard"><text:s text:c="2"/>You’ll find yourself in a big room now on the first floor. Go right to</text:p>
      <text:p text:style-name="Standard">the opposite side of the room, shooting any guards and right through the</text:p>
      <text:p text:style-name="Standard">door. Get the armour press action at a computer to activate the elevators.</text:p>
      <text:p text:style-name="Standard"/>
      <text:p text:style-name="Standard">Objective Complete! * Get to the Lobby and Activate the Main Elevator</text:p>
      <text:p text:style-name="Standard">Systems *</text:p>
      <text:p text:style-name="Standard"/>
      <text:p text:style-name="Standard"><text:s text:c="2"/>Go back out of the room, up the corridor and turn left to head into an</text:p>
      <text:p text:style-name="Standard">open elevator. This ends the first part of the mission.</text:p>
      <text:p text:style-name="Standard"/>
      <text:p text:style-name="Standard">Objective Complete! * Take the Main Elevator to the Office Floor *</text:p>
      <text:p text:style-name="Standard"/>
      <text:p text:style-name="Standard"><text:soft-page-break/><text:s text:c="2"/>Turn right to see a large corridor. Quickly head over the trip wire and</text:p>
      <text:p text:style-name="Standard">hide behind a pillar on your right. Shoot a guard as he will come out of a</text:p>
      <text:p text:style-name="Standard">door. Carry on and turn right down another long corridor. Get to the end</text:p>
      <text:p text:style-name="Standard">of it and head into a door on your left.</text:p>
      <text:p text:style-name="Standard">If you see a guard shoot him because there’s on round here. Install the Q</text:p>
      <text:p text:style-name="Standard">Worm on an office computer flashing red.</text:p>
      <text:p text:style-name="Standard"/>
      <text:p text:style-name="Standard">Objective Complete! * Install Q Worm on Office Computer Systems *</text:p>
      <text:p text:style-name="Standard"/>
      <text:p text:style-name="Standard"><text:s text:c="2"/>Come back into the corridor and get out your Q Decryptor. Use it to open</text:p>
      <text:p text:style-name="Standard">the door at the end of the corridor. Shoot the guard walking around</text:p>
      <text:p text:style-name="Standard">inside and head into the door on the opposite side of the room.</text:p>
      <text:p text:style-name="Standard"><text:s text:c="2"/>Head down the corridor shooting any guards, and head right into another</text:p>
      <text:p text:style-name="Standard">long corridor. Use your Q Decryptor again to open a door.</text:p>
      <text:p text:style-name="Standard"><text:s text:c="2"/>There’s armour in here but I would toggle if you want to get it because</text:p>
      <text:p text:style-name="Standard">you don’t want a guard to see you through the window. Press action at a</text:p>
      <text:p text:style-name="Standard">computer to complete an objective.</text:p>
      <text:p text:style-name="Standard"/>
      <text:p text:style-name="Standard">Objective Complete! * Find Security Centre and Unlock Exterior Door *</text:p>
      <text:p text:style-name="Standard"/>
      <text:p text:style-name="Standard"><text:s text:c="2"/>Carry on out of the door to the camera. Avoid its range finding beam and</text:p>
      <text:p text:style-name="Standard">turn left to head through a door and wait for the third part to load.</text:p>
      <text:p text:style-name="Standard"/>
      <text:p text:style-name="Standard">Objective Complete! * Find Door to Outer Balcony *</text:p>
      <text:p text:style-name="Standard"/>
      <text:p text:style-name="Standard">Objective Complete! * Don’t let the Security Guards Raise the Alarm *</text:p>
      <text:p text:style-name="Standard"/>
      <text:p text:style-name="Standard"><text:s text:c="2"/>You’re allowed to use other guns now since you completed the certain</text:p>
      <text:p text:style-name="Standard">objective. Head right for a cut scene showing a helicopter and Dominique</text:p>
      <text:p text:style-name="Standard">looking out of it. Carry on to; find an elevator going up and down. Climb</text:p>
      <text:p text:style-name="Standard">on top of the elevator and wait until it gets to the top to see a vent.</text:p>
      <text:p text:style-name="Standard">Press action to open it and head through and down into a room. Get out of</text:p>
      <text:p text:style-name="Standard">the door and go to the one on the opposite side of the room.</text:p>
      <text:p text:style-name="Standard"><text:s text:c="2"/>Avoid the camera beam and head forward and then right when you can to a</text:p>
      <text:p text:style-name="Standard">big steel door. Press action on the button to open it.</text:p>
      <text:p text:style-name="Standard"/>
      <text:p text:style-name="Standard">Objective Complete! * Locate Secure Terminal Room *</text:p>
      <text:p text:style-name="Standard"/>
      <text:p text:style-name="Standard"><text:s text:c="2"/>If you’re playing on operative or agent mode, head to the thing rising</text:p>
      <text:p text:style-name="Standard">in the room. Stay right near it to avoid the machine gun fire and when it</text:p>
      <text:p text:style-name="Standard">is fully up press action to grab the files and you should get a bond move.</text:p>
      <text:p text:style-name="Standard"/>
      <text:p text:style-name="Standard">Note: 00 Agent mode is a bit harder. Avoid the lasers retrieve the files</text:p>
      <text:p text:style-name="Standard">and if you touch the lasers, guns will come so be careful.</text:p>
      <text:p text:style-name="Standard"/>
      <text:p text:style-name="Standard">Objective Complete! * Retrieve Nightfire Files from the Secure Terminal *</text:p>
      <text:p text:style-name="Standard"/>
      <text:p text:style-name="Standard"><text:s text:c="2"/>Head out, avoiding fire by machine guns and head right to the cameras,</text:p>
      <text:p text:style-name="Standard">still avoiding them. Shoot the guards if there is any and head for the</text:p>
      <text:p text:style-name="Standard"><text:soft-page-break/>brown door. Go into the next one by using your Q Decryptor and head to the</text:p>
      <text:p text:style-name="Standard"><text:s/>computer. Install the Q Worm.</text:p>
      <text:p text:style-name="Standard"/>
      <text:p text:style-name="Standard">Objective Complete! * Install Q Worm on Mayhew’s Computer Systems *</text:p>
      <text:p text:style-name="Standard"/>
      <text:p text:style-name="Standard"><text:s text:c="2"/>Head back to the cameras and go in the door to the left for a cut scene</text:p>
      <text:p text:style-name="Standard">with Dominique.</text:p>
      <text:p text:style-name="Standard"/>
      <text:p text:style-name="Standard">Objective Complete! * Escape to the Roof *</text:p>
      <text:p text:style-name="Standard"/>
      <text:p text:style-name="Standard">This is the last part of this long mission. Kill all the guards in the</text:p>
      <text:p text:style-name="Standard">area and grab a parachute at the helicopter. Then, jump off the roof to</text:p>
      <text:p text:style-name="Standard">complete the mission.</text:p>
      <text:p text:style-name="Standard"/>
      <text:p text:style-name="Standard">Objective Complete! * Acquire Parachute from Helicopter and Jump off Tower</text:p>
      <text:p text:style-name="Standard">Roof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2"/>6g Chain Reaction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At the bottom of the ST-1 building.</text:p>
      <text:p text:style-name="Standard">2. Grapple to the top of TR-2 Building and use the zip wire to get to a</text:p>
      <text:p text:style-name="Standard">platform in an open building. It’s at the end with the Delta Repeater</text:p>
      <text:p text:style-name="Standard">Crossbow.</text:p>
      <text:p text:style-name="Standard">3. From token 2, jump off the platform onto the top of the thing in the</text:p>
      <text:p text:style-name="Standard">middle. Laser one of the vents so you’re able to get in (only one you can</text:p>
      <text:p text:style-name="Standard">laser) and jump through it to find the token underneath you. Press action</text:p>
      <text:p text:style-name="Standard">on the door to get out.</text:p>
      <text:p text:style-name="Standard">4. At the bottom of the TR-2 building.</text:p>
      <text:p text:style-name="Standard">5. Once you’ve moved the crane outside, jump onto a ledge on your left;</text:p>
      <text:p text:style-name="Standard">once at the end, jump onto and climb up a ladder. Then walk up a pipe and</text:p>
      <text:p text:style-name="Standard">press action. Move across the wall on the ledge to three smashed windows.</text:p>
      <text:p text:style-name="Standard">Inside them is the token and armour.</text:p>
      <text:p text:style-name="Standard">6. Go from the laser prototype down into a door. In here, where you get</text:p>
      <text:p text:style-name="Standard">the armour on the boxes, jump across to the boxes and turn right to find</text:p>
      <text:p text:style-name="Standard">the token hidden.</text:p>
      <text:p text:style-name="Standard">7. On the catwalk, to get there once the inside crane is going, grapple</text:p>
      <text:p text:style-name="Standard">onto it when there’s chance and when it’s at the other end, walk the</text:p>
      <text:p text:style-name="Standard">catwalk to the token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On top of the building where you start shoot all the guards you can see</text:p>
      <text:p text:style-name="Standard">firing at you with a sniper. Then make your way to the vent that has</text:p>
      <text:p text:style-name="Standard">hinges on it. Burn them all off with your laser and jump into the vent for</text:p>
      <text:p text:style-name="Standard">a bond move.</text:p>
      <text:p text:style-name="Standard"><text:soft-page-break/></text:p>
      <text:p text:style-name="Standard">Objective Complete! * Investigate Building ST-1 *</text:p>
      <text:p text:style-name="Standard"/>
      <text:p text:style-name="Standard"><text:s text:c="2"/>Go into the building and take out all guards. Go to the jetpack and the</text:p>
      <text:p text:style-name="Standard">screen and take a picture of it with your micro camera.</text:p>
      <text:p text:style-name="Standard"/>
      <text:p text:style-name="Standard">Objective Complete! * Photograph the Jetpack Prototype *</text:p>
      <text:p text:style-name="Standard"/>
      <text:p text:style-name="Standard"><text:s text:c="2"/>Head down, to the bottom of the building to get to the exit. Head right</text:p>
      <text:p text:style-name="Standard">and right again to get out to, find more snipers. Take out all the snipers</text:p>
      <text:p text:style-name="Standard">you can see and head up the ladder. Go and keep moving across wires to get</text:p>
      <text:p text:style-name="Standard">to the TR-2 building. Open the door, kill all the guards here and make</text:p>
      <text:p text:style-name="Standard">your way to the bottom. The way to get to the door from the bottom is to</text:p>
      <text:p text:style-name="Standard">go up some stairs and head left round the sides until you get to the</text:p>
      <text:p text:style-name="Standard">catwalk. Head up it, ignore the grapple signs and when you get to the top</text:p>
      <text:p text:style-name="Standard">jump left off it and a door is right in front of you which you go through.</text:p>
      <text:p text:style-name="Standard"/>
      <text:p text:style-name="Standard">Objective Complete! * Exit through Building TR-2 *</text:p>
      <text:p text:style-name="Standard"/>
      <text:p text:style-name="Standard"><text:s text:c="2"/>You need good skill with a sniper here. Start by looking for and</text:p>
      <text:p text:style-name="Standard">shooting three snipers.</text:p>
      <text:p text:style-name="Standard"><text:s text:c="2"/>Grab the armour go left down the stairs, jump off and head into the</text:p>
      <text:p text:style-name="Standard">small door with three snipers. From here, go diagonally across the area to</text:p>
      <text:p text:style-name="Standard">shoot two snipers and then to shoot more snipers in three smashed windows.</text:p>
      <text:p text:style-name="Standard"><text:s text:c="2"/>Head up a ladder to the top of a metal yellow platform and take the long</text:p>
      <text:p text:style-name="Standard">wire over to the crane. If there are no pauses you should make it to the</text:p>
      <text:p text:style-name="Standard">other side safely. There may be snipers appearing from the roof left of</text:p>
      <text:p text:style-name="Standard">the crane every once and a while so shoot them. Press action to the crane</text:p>
      <text:p text:style-name="Standard">controls so it moves and you can head across it to a door on your left.</text:p>
      <text:p text:style-name="Standard"/>
      <text:p text:style-name="Standard">Objective Complete! * Investigate Building ST-3 *</text:p>
      <text:p text:style-name="Standard"/>
      <text:p text:style-name="Standard"><text:s text:c="2"/>Inside there’s armour on the left door if you need it but head right and</text:p>
      <text:p text:style-name="Standard">press action on the controls if you want to get the inside crane type</text:p>
      <text:p text:style-name="Standard">thing going on the ceiling. Head down the stairs and shoot a mix of all</text:p>
      <text:p text:style-name="Standard">the guards and snipers you see. They’ll keep appearing so keep shooting</text:p>
      <text:p text:style-name="Standard">them while doing what you’re supposed to be doing. Head to the other side</text:p>
      <text:p text:style-name="Standard">of the room and turn right. Jump on a box and then walk up the remaining</text:p>
      <text:p text:style-name="Standard">bit of stairs.</text:p>
      <text:p text:style-name="Standard"><text:s text:c="2"/>Turn left and get your micro camera out. Take a picture of the screen to</text:p>
      <text:p text:style-name="Standard">complete an objective.</text:p>
      <text:p text:style-name="Standard"/>
      <text:p text:style-name="Standard">Objective Complete! * Photograph the Laser Prototype *</text:p>
      <text:p text:style-name="Standard"/>
      <text:p text:style-name="Standard"><text:s text:c="2"/>Make sure you’ve shot all the guards near you from where you are now and</text:p>
      <text:p text:style-name="Standard">press action on the laser on the other side of the stairs. Target the</text:p>
      <text:p text:style-name="Standard">massive door saying C5 on it ahead of you and fire at it. Keep on it for a</text:p>
      <text:p text:style-name="Standard">several amount of seconds and eventually you’ll destroy it.</text:p>
      <text:p text:style-name="Standard"/>
      <text:p text:style-name="Standard"><text:soft-page-break/>Objective Complete! * Destroy Door C5 with Mounted Laser on Catwalk *</text:p>
      <text:p text:style-name="Standard"/>
      <text:p text:style-name="Standard"><text:s text:c="2"/>To finish the mission head through the C5 door and that is the end of</text:p>
      <text:p text:style-name="Standard">what can be one annoying mission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0"/>6h Phoenix Fire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The start of the mission jump left out of the elevator onto a ledge. At</text:p>
      <text:p text:style-name="Standard">the end of it is the token.</text:p>
      <text:p text:style-name="Standard">2. In the room with the blue screen, armour and a guard. It’s on the</text:p>
      <text:p text:style-name="Standard">table.</text:p>
      <text:p text:style-name="Standard">3. After the first loading point into the game, defeat two guards, collect</text:p>
      <text:p text:style-name="Standard">the phoenix ronin and turn left to get to a dead end and watch for the</text:p>
      <text:p text:style-name="Standard">helicopter. The token is there.</text:p>
      <text:p text:style-name="Standard">4. In the room with the cafeteria on the office floor.</text:p>
      <text:p text:style-name="Standard">5. Room 70-A.</text:p>
      <text:p text:style-name="Standard">6. After leaving the elevator with gun fire and satchel charges at you. In</text:p>
      <text:p text:style-name="Standard">the familiar room from the Nightshift mission; the top left side from the</text:p>
      <text:p text:style-name="Standard">elevator.</text:p>
      <text:p text:style-name="Standard">7. The control room you go to near the end of the mission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At the start of the mission I prefer to do it this way. As if you were</text:p>
      <text:p text:style-name="Standard">getting the first token jump onto the ledge and look behind you. Grapple</text:p>
      <text:p text:style-name="Standard">on top of the elevator to see a familiar vent. Go through the vent and</text:p>
      <text:p text:style-name="Standard">down into the room for a bond move.</text:p>
      <text:p text:style-name="Standard"><text:s text:c="2"/>Head out of the room and kill a guard who doesn’t know your presence. Go</text:p>
      <text:p text:style-name="Standard">into the door on your right to kill a guard and get some armour. The go</text:p>
      <text:p text:style-name="Standard">back out and into the room you haven’t been in yet. Look left to see the</text:p>
      <text:p text:style-name="Standard">starting elevator and kill a guard or two there. Then head to the room</text:p>
      <text:p text:style-name="Standard">with you installed the Q worm on Mayhew’s computer system to get a code</text:p>
      <text:p text:style-name="Standard">from his computer; remember it!<text:tab/></text:p>
      <text:p text:style-name="Standard"><text:s text:c="2"/>Now go to where you saw the big metal door. Turn right from hear and</text:p>
      <text:p text:style-name="Standard">head through the door by typing in the code you should’ve remembered. Head</text:p>
      <text:p text:style-name="Standard">right to the bottom of the stairs now killing all the guards, to a</text:p>
      <text:p text:style-name="Standard">flashing door. Before you go in get the armour and rounds then the game</text:p>
      <text:p text:style-name="Standard">will load.</text:p>
      <text:p text:style-name="Standard"/>
      <text:p text:style-name="Standard">Objective Complete! * Gain Access to Lower Office Floor *</text:p>
      <text:p text:style-name="Standard"/>
      <text:p text:style-name="Standard"><text:s text:c="2"/>If you see any Phoenix Ronins in this part of the mission get out of</text:p>
      <text:p text:style-name="Standard">their range of fire. Kill two guards and head right, to the control room.</text:p>
      <text:p text:style-name="Standard">door you were in on the Nightshift mission. If it’s open go inside. If it</text:p>
      <text:p text:style-name="Standard">isn’t, this next paragraph will tell you how to get it.</text:p>
      <text:p text:style-name="Standard"><text:soft-page-break/><text:s text:c="2"/>From the control head towards the phoenix ronin and guard, kill the</text:p>
      <text:p text:style-name="Standard">guard and deactivate the phoenix ronin. From here kill any guards and head</text:p>
      <text:p text:style-name="Standard">to room 70-E. In there go to the red computer and it will give you the key</text:p>
      <text:p text:style-name="Standard">code into the control room.</text:p>
      <text:p text:style-name="Standard"><text:s text:c="2"/>In the control room, press action on the operational computer on the</text:p>
      <text:p text:style-name="Standard">right.</text:p>
      <text:p text:style-name="Standard"/>
      <text:p text:style-name="Standard">Objective Complete! * Activate Elevator over ride control in Security</text:p>
      <text:p text:style-name="Standard">Centre *</text:p>
      <text:p text:style-name="Standard"/>
      <text:p text:style-name="Standard"><text:s text:c="2"/>Next press action on the operational computer on the left to open up the</text:p>
      <text:p text:style-name="Standard">sky bridge. Head out of the room and head right, down to the sky bridge.</text:p>
      <text:p text:style-name="Standard">Cross the sky bridge avoiding helicopter fire and turn right. Head right</text:p>
      <text:p text:style-name="Standard">again behind the phoenix ronin avoiding its fire and kill the guard.</text:p>
      <text:p text:style-name="Standard">Deactivate the Phoenix Ronin, grab the armour and head into the open</text:p>
      <text:p text:style-name="Standard">elevator.</text:p>
      <text:p text:style-name="Standard"/>
      <text:p text:style-name="Standard">Objective Complete! * Escape through the Elevator Shafts *</text:p>
      <text:p text:style-name="Standard"/>
      <text:p text:style-name="Standard">You’re in the elevator for the next part. Kill guards in the windows</text:p>
      <text:p text:style-name="Standard">firing from the left. When a cut scene happens of a satchel charge being</text:p>
      <text:p text:style-name="Standard">thrown in by a guard, after it deactivate the satchel charge with your</text:p>
      <text:p text:style-name="Standard">laser before it explodes. Keep killing the guards and watch out for a</text:p>
      <text:p text:style-name="Standard">second satchel charge being thrown at you before the end of this part.</text:p>
      <text:p text:style-name="Standard"><text:s text:c="2"/>There will then be a cut scene, showing the guard setting one on the</text:p>
      <text:p text:style-name="Standard">lift.</text:p>
      <text:p text:style-name="Standard"><text:s text:c="2"/>Then it will load the final part of the game.</text:p>
      <text:p text:style-name="Standard"/>
      <text:p text:style-name="Standard">Objective Complete! * Gain Access to Lobby *</text:p>
      <text:p text:style-name="Standard"/>
      <text:p text:style-name="Standard"><text:s text:c="2"/>Kill all guards while doing this. Look for the control room with the</text:p>
      <text:p text:style-name="Standard">green window and enter it. Press action on a computer and head out of the</text:p>
      <text:p text:style-name="Standard">control room to an open area with the window saying phoenix on it to</text:p>
      <text:p text:style-name="Standard">complete the mission.</text:p>
      <text:p text:style-name="Standard"/>
      <text:p text:style-name="Standard">Objective Complete! * Raise Security and Escape through front Entrance *</text:p>
      <text:p text:style-name="Standard"/>
      <text:p text:style-name="Standard">Objective Complete! * Escape from Tower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0"/>6i Deep Descent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At the start when going into the old wrecked tanker go right to find</text:p>
      <text:p text:style-name="Standard">it.</text:p>
      <text:p text:style-name="Standard">2. After using your remote torpedoes dodging the fan, dodge the fan</text:p>
      <text:p text:style-name="Standard">yourself and it’s on the other side.</text:p>
      <text:p text:style-name="Standard"><text:soft-page-break/>3. Underneath the second control box you use to turn off the lasers.</text:p>
      <text:p text:style-name="Standard">4. When doing the submarine chase look right just before the third door</text:p>
      <text:p text:style-name="Standard">and it’s on a ledge.</text:p>
      <text:p text:style-name="Standard">5. After you’ve finished chasing the submarine, look down for three</text:p>
      <text:p text:style-name="Standard">submarines, it’s in the middle.</text:p>
      <text:p text:style-name="Standard">6. After coming out of the tunnel to the nuclear submarines go up near to</text:p>
      <text:p text:style-name="Standard">the surface and it’s in this area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You start the mission underwater outside the base. Go forward for a cut</text:p>
      <text:p text:style-name="Standard">scene. Quickly make your way across the kind of underwater road into a</text:p>
      <text:p text:style-name="Standard">destroyed tanker. Go left to see a submarine and a cut scene.</text:p>
      <text:p text:style-name="Standard"/>
      <text:p text:style-name="Standard">Objective Complete! * Find an alternate way into Drake’s base *</text:p>
      <text:p text:style-name="Standard"/>
      <text:p text:style-name="Standard"><text:s text:c="2"/>Don’t follow it, instead turn left and go down the passage to the end to</text:p>
      <text:p text:style-name="Standard">see some fans. Get out your remote torpedoes and fire them. Avoid the fans</text:p>
      <text:p text:style-name="Standard">as they turn and at the end crash it into a pillar with the communications</text:p>
      <text:p text:style-name="Standard">node on it.</text:p>
      <text:p text:style-name="Standard"/>
      <text:p text:style-name="Standard">Objective Complete! * Destroy Communications Node *</text:p>
      <text:p text:style-name="Standard"/>
      <text:p text:style-name="Standard"><text:s text:c="2"/>Now go through the passage on the left back to the path the submarine</text:p>
      <text:p text:style-name="Standard">was going in. Go the way that it went and when you get to it fire</text:p>
      <text:p text:style-name="Standard">torpedoes at it, dodging his. When done, fire your remote torpedoes</text:p>
      <text:p text:style-name="Standard">through the red lasers avoiding them, and then follow the wire and crash</text:p>
      <text:p text:style-name="Standard">it into the control box.</text:p>
      <text:p text:style-name="Standard"><text:s text:c="2"/>Go through the hole and follow the passage to the end, avoiding the</text:p>
      <text:p text:style-name="Standard">mines. At the end destroy the control box with your remote torpedoes again</text:p>
      <text:p text:style-name="Standard">and head through. Go down a bit avoiding the mines to find and go through</text:p>
      <text:p text:style-name="Standard">a small hole that’s a bit before the bottom. Follow the passage to a big</text:p>
      <text:p text:style-name="Standard">area with six missiles in it. This next part has to be done in a certain</text:p>
      <text:p text:style-name="Standard">time limit. Place a limpet mine on each of the six missiles before the</text:p>
      <text:p text:style-name="Standard">time runs out to get a cut scene.</text:p>
      <text:p text:style-name="Standard"/>
      <text:p text:style-name="Standard">Objective Complete! * Plant Charges on Missiles *</text:p>
      <text:p text:style-name="Standard"/>
      <text:p text:style-name="Standard">Note: There’s a submarine there so shoot it with your torpedoes if it gets</text:p>
      <text:p text:style-name="Standard">in your way.</text:p>
      <text:p text:style-name="Standard"/>
      <text:p text:style-name="Standard"><text:s text:c="2"/>The timers still on so this part quickly. Go to the door that opened</text:p>
      <text:p text:style-name="Standard">shoot all the submarines and go through. There should be another cut scene</text:p>
      <text:p text:style-name="Standard">at which time your timer should have gone. Follow the submarine but do not</text:p>
      <text:p text:style-name="Standard">shoot it! Follow it all the way avoiding the torpedoes it leaves. Follow</text:p>
      <text:p text:style-name="Standard">it until (I forgot who in the background says it) but says you’re in the</text:p>
      <text:p text:style-name="Standard">base.</text:p>
      <text:p text:style-name="Standard"/>
      <text:p text:style-name="Standard">Objective Complete! * Follow Sub into Base *</text:p>
      <text:p text:style-name="Standard"><text:soft-page-break/><text:tab/></text:p>
      <text:p text:style-name="Standard"><text:s text:c="2"/>Still following it, follow it through the door before it closes and</text:p>
      <text:p text:style-name="Standard">through the tunnel and then get your torpedoes out and shoot it. Them go</text:p>
      <text:p text:style-name="Standard">to the lasers and shoot the control box with your remote torpedoes. Go</text:p>
      <text:p text:style-name="Standard">through and get the armour (you’ll need it for the next part).</text:p>
      <text:p text:style-name="Standard"><text:s text:c="2"/>There are three big submarines. Go to the blue area on each of them and</text:p>
      <text:p text:style-name="Standard">plant a Q Charge on each of them.</text:p>
      <text:p text:style-name="Standard"/>
      <text:p text:style-name="Standard">Objective Complete! * Plant Q Charges on docked Submarines *</text:p>
      <text:p text:style-name="Standard"/>
      <text:p text:style-name="Standard"><text:s text:c="2"/>That was the easy bit; this is probably the only challenging part of</text:p>
      <text:p text:style-name="Standard">this mission so be prepared from it going easy to difficult in one second</text:p>
      <text:p text:style-name="Standard">flat.</text:p>
      <text:p text:style-name="Standard"/>
      <text:p text:style-name="Standard">Note: The thing I hate about this mission is the end the thing is if you</text:p>
      <text:p text:style-name="Standard">lose you go right back to the start!</text:p>
      <text:p text:style-name="Standard"/>
      <text:p text:style-name="Standard">There is another submarine which fires out much powerful torpedoes than</text:p>
      <text:p text:style-name="Standard">you’ve come across lately. Dodging the torpedoes it fires fire as many</text:p>
      <text:p text:style-name="Standard">torpedoes as it takes to blow it up and make your way ahead to the beach.</text:p>
      <text:p text:style-name="Standard"/>
      <text:p text:style-name="Standard">Objective Complete! * Destroy Enemy attack Sub *</text:p>
      <text:p text:style-name="Standard"/>
      <text:p text:style-name="Standard">Objective Complete! * Make it to the Beach Undetected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27"/>6j Island Infiltration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behind you at the start of the mission</text:p>
      <text:p text:style-name="Standard">2. The part where you download the access code in the Security Compound.</text:p>
      <text:p text:style-name="Standard">3. To the right of Sentinel 3</text:p>
      <text:p text:style-name="Standard">4. In the D1400 destroy the first tower.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You start the mission in an SUV vehicle. Head down the road to the</text:p>
      <text:p text:style-name="Standard">junction, turn right and head down here.</text:p>
      <text:p text:style-name="Standard"><text:s text:c="2"/>Eventually you’ll enter a security compound. Destroy both cars, the man</text:p>
      <text:p text:style-name="Standard">on the left with a rocket launcher (I think) and destroy the helicopter.</text:p>
      <text:p text:style-name="Standard">Do this with missiles. Head up the ramp, turn right and press B to</text:p>
      <text:p text:style-name="Standard">download the access code.</text:p>
      <text:p text:style-name="Standard"/>
      <text:p text:style-name="Standard">Objective Complete! * Download Defence System Code from Compound *</text:p>
      <text:p text:style-name="Standard"/>
      <text:p text:style-name="Standard"><text:s text:c="2"/>Head out and back onto the road you were on and carry on down it,</text:p>
      <text:p text:style-name="Standard">shooting the down the enemy vehicles with your machine gun.</text:p>
      <text:p text:style-name="Standard"><text:soft-page-break/><text:s text:c="2"/>Eventually you’ll come to a gate. Use the access code to get through.</text:p>
      <text:p text:style-name="Standard">Head on and shoot down the sentinel with your machine gun (use missiles if</text:p>
      <text:p text:style-name="Standard">you’re desperate).</text:p>
      <text:p text:style-name="Standard"><text:s text:c="2"/>Carry on to the next gate and do the same as before. Head through and</text:p>
      <text:p text:style-name="Standard">shoot sentinel 2 round the corner with your machine gun.</text:p>
      <text:p text:style-name="Standard"><text:s text:c="2"/>Carry on, picking up missiles, to a bridge. Do not go across it or</text:p>
      <text:p text:style-name="Standard">you’ll die. Instead press B again to create a bridge for you to go across.</text:p>
      <text:p text:style-name="Standard">Destroy the car and head on through the tunnel to a sentinel and a cut scene.</text:p>
      <text:p text:style-name="Standard"/>
      <text:p text:style-name="Standard">Note: before you leave the tunnel, there’s a secret road to the left of</text:p>
      <text:p text:style-name="Standard">you. Just thought I’d tell you, that’s all.</text:p>
      <text:p text:style-name="Standard"/>
      <text:p text:style-name="Standard"><text:s text:c="2"/>Destroy both vehicles and sentinel 3 for another cut scene. This also</text:p>
      <text:p text:style-name="Standard">ends the first part of the mission.</text:p>
      <text:p text:style-name="Standard"><text:s text:c="2"/>When you start part 2 you’re in a D1400 plane. Start by shooting down</text:p>
      <text:p text:style-name="Standard">the bridge with your rockets.</text:p>
      <text:p text:style-name="Standard"/>
      <text:p text:style-name="Standard">Objective Complete! * Disable Primary Access Route *</text:p>
      <text:p text:style-name="Standard"/>
      <text:p text:style-name="Standard"><text:s text:c="2"/>Use your rockets as much as you want but make sure you have 12 rockets,</text:p>
      <text:p text:style-name="Standard">four for each of the three remaining sentinels. Shoot any enemies if there</text:p>
      <text:p text:style-name="Standard">is any throughout part 2. Carry on and shoot down the tower.</text:p>
      <text:p text:style-name="Standard"><text:s text:c="2"/>Then there’ll be a cut scene with sentinel 4 on it so blow it up.</text:p>
      <text:p text:style-name="Standard">You’ll come to an open area now. When you follow the road below, shoot</text:p>
      <text:p text:style-name="Standard">down about three SUV vehicles, and then you'll head on.</text:p>
      <text:p text:style-name="Standard"><text:s text:c="2"/>Carry on until you find sentinel 5 which you need to also blow up.</text:p>
      <text:p text:style-name="Standard"><text:s text:c="2"/>Head on through the level, until there’s a cut scene with Alura saying</text:p>
      <text:p text:style-name="Standard">something like, "hold on, I’m going to dive." After that, shoot down all</text:p>
      <text:p text:style-name="Standard">enemy planes in the area and blow up all the boats down below.</text:p>
      <text:p text:style-name="Standard">Then you’ll carry on. Shoot down the tower and blow up the boat. Then kill</text:p>
      <text:p text:style-name="Standard">off the final sentinel, sentinel 6. This also completes part 2 of the</text:p>
      <text:p text:style-name="Standard">mission.</text:p>
      <text:p text:style-name="Standard"/>
      <text:p text:style-name="Standard">Objective Complete! * Disable Island Defence Sentinels *</text:p>
      <text:p text:style-name="Standard"/>
      <text:p text:style-name="Standard"><text:s text:c="2"/>The last part is easy if know what will happen next; fortunately I know</text:p>
      <text:p text:style-name="Standard">it off by heart. Also, don’t use the laser pulse shots until I say so.</text:p>
      <text:p text:style-name="Standard"><text:s text:c="2"/>Destroy the tank on the left then if there isn’t one on the right look</text:p>
      <text:p text:style-name="Standard">out left and shoot all the incoming planes for a bond move. Then look</text:p>
      <text:p text:style-name="Standard">right again. If there’s no tank shoot the planes on the right for another</text:p>
      <text:p text:style-name="Standard">bond move. Then two planes will come up from ahead so shoot them both for</text:p>
      <text:p text:style-name="Standard">another bond move. Then there’s a tank down below you on the left. Finally</text:p>
      <text:p text:style-name="Standard">take out your laser pulse shots. Fire them at the submarine; it’ll take a</text:p>
      <text:p text:style-name="Standard">few shots to blow it up.</text:p>
      <text:p text:style-name="Standard"/>
      <text:p text:style-name="Standard">Objective Complete! * Dismantle Drake’s Island Defence Systems *</text:p>
      <text:p text:style-name="Standard"/>
      <text:p text:style-name="Standard">Objective Complete! * Protect Alura as she completes the Mission *</text:p>
      <text:p text:style-name="Standard">Mission Complete!</text:p>
      <text:p text:style-name="Standard"><text:soft-page-break/></text:p>
      <text:p text:style-name="Standard">******************************************************************************</text:p>
      <text:p text:style-name="Standard"><text:s text:c="33"/>6k Countdown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After dropping through the vent at the start, on the opposite side of</text:p>
      <text:p text:style-name="Standard">the room, grapple into another vent. Look around for it in here.</text:p>
      <text:p text:style-name="Standard">2. Next to the armour in the room A6.</text:p>
      <text:p text:style-name="Standard">3. The dead end near silo D12c</text:p>
      <text:p text:style-name="Standard">4. before the omega sector door</text:p>
      <text:p text:style-name="Standard">5. The part when you enter the omega sector, in a room on the second floor</text:p>
      <text:p text:style-name="Standard">6. underneath the first shuttle that launches</text:p>
      <text:p text:style-name="Standard">7. underneath the second shuttle that launches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You start the mission in a vent. Drop down, through the vent and kill a</text:p>
      <text:p text:style-name="Standard">guard before he reaches the door. Go through the door, kill however men</text:p>
      <text:p text:style-name="Standard">guards there are and move on for a cut scene.</text:p>
      <text:p text:style-name="Standard"><text:s text:c="2"/>Kill the guard ahead and go up to him. Go through the door on the left</text:p>
      <text:p text:style-name="Standard">and kill the guard.</text:p>
      <text:p text:style-name="Standard"/>
      <text:p text:style-name="Standard">Objective Complete! * Infiltrate Drake’s Facility undetected *</text:p>
      <text:p text:style-name="Standard"/>
      <text:p text:style-name="Standard"><text:s text:c="2"/>Go back out and go into the next door on the left with a camera sign on</text:p>
      <text:p text:style-name="Standard">it. Kill the guard and collect the body armour. Open the control box and</text:p>
      <text:p text:style-name="Standard">get out your laser. Shoot the part in green AND NOT THE RED to disarm the</text:p>
      <text:p text:style-name="Standard">cameras. Head back out and into the room A5. Head down the corridor</text:p>
      <text:p text:style-name="Standard">killing all the guards as you proceed.</text:p>
      <text:p text:style-name="Standard"><text:s text:c="2"/>Now head into the A8 corridor and do the same; then A12. Then go into</text:p>
      <text:p text:style-name="Standard">A16, kill all the guards and head into the camera near where you came in.</text:p>
      <text:p text:style-name="Standard">Kill the guard inside if you’ve not already done so. Get the armour and go</text:p>
      <text:p text:style-name="Standard">into the control box. Laser the green part to stop the alarm, if it’s on,</text:p>
      <text:p text:style-name="Standard">or to stop it altogether. Go back out and into A17; there’s armour on the</text:p>
      <text:p text:style-name="Standard">wall if you need it. Use the decryptor on the controls of each side of the</text:p>
      <text:p text:style-name="Standard">locked door. Go in and get the Aims 20 gun and ammo for it. Save the</text:p>
      <text:p text:style-name="Standard">grenade launcher function on it for after. It makes it so much easier.</text:p>
      <text:p text:style-name="Standard">There are also grenades, if you want them and laser trip bombs.</text:p>
      <text:p text:style-name="Standard">Go into A18 for a cut scene.</text:p>
      <text:p text:style-name="Standard"/>
      <text:p text:style-name="Standard">Objective Complete! * Follow Kiko to the Security Control Centre *</text:p>
      <text:p text:style-name="Standard"/>
      <text:p text:style-name="Standard"><text:s text:c="3"/>As you’ll probably see when it’s finished there’s no way out. So go</text:p>
      <text:p text:style-name="Standard">down the stairs to the opposite side of the room. On the left and right of</text:p>
      <text:p text:style-name="Standard">the room there are control boxes. Laser the green parts of them AND NOT</text:p>
      <text:p text:style-name="Standard">THE RED, or you’ll die. Go back up the steps and press action on the</text:p>
      <text:p text:style-name="Standard">computer. The machines will explode but if you stay in the area, you won’t</text:p>
      <text:p text:style-name="Standard">be affected. After a few explosions the door will reopen.</text:p>
      <text:p text:style-name="Standard"><text:soft-page-break/></text:p>
      <text:p text:style-name="Standard">Objective Complete! * Sabotage Base Security and escape from room *</text:p>
      <text:p text:style-name="Standard"/>
      <text:p text:style-name="Standard"><text:s text:c="2"/>Kill all the guards on your way back to A5. They all should be dead now</text:p>
      <text:p text:style-name="Standard">except Rook who’s in the A5 corridor. Take out your Aims 20 and switch to</text:p>
      <text:p text:style-name="Standard">your grenade launcher. Make sure you’re a fair distance apart so you don’t</text:p>
      <text:p text:style-name="Standard">get hit by the blast. Rapidly fire at him and he will eventually die.</text:p>
      <text:p text:style-name="Standard"/>
      <text:p text:style-name="Standard">Objective Complete! * Prevent Rook from cutting power to the Delta Sector *</text:p>
      <text:p text:style-name="Standard"/>
      <text:p text:style-name="Standard"><text:s/>Make sure you pick up his weapon, the Phoenix Samurai Laser Rifle. Now</text:p>
      <text:p text:style-name="Standard">head to the door, saying Delta Sector on it and go through it.</text:p>
      <text:p text:style-name="Standard"/>
      <text:p text:style-name="Standard">Objective Complete! * Take exit to the Delta Sector *</text:p>
      <text:p text:style-name="Standard"/>
      <text:p text:style-name="Standard"><text:s text:c="2"/>Defeat all the guards in this room and go through the door on the</text:p>
      <text:p text:style-name="Standard">opposite side. Throw a flag grenade at the laser trip wire and take cover</text:p>
      <text:p text:style-name="Standard">when it blows. Go through the door and defeat the guards.</text:p>
      <text:p text:style-name="Standard"><text:s text:c="2"/>Go to the opposite side of the room and through the door for armour. Go</text:p>
      <text:p text:style-name="Standard">back out and go through the door you haven’t been in yet. Flag grenade the</text:p>
      <text:p text:style-name="Standard"><text:s/>trip wires and head on through the next door.</text:p>
      <text:p text:style-name="Standard"><text:s text:c="2"/>Defeat the guards and go through the door at the opposite side of the</text:p>
      <text:p text:style-name="Standard">room. Avoid the grenade that is thrown at you as it blows the fuel barrels</text:p>
      <text:p text:style-name="Standard">as well. Then kill the guards.</text:p>
      <text:p text:style-name="Standard"><text:s text:c="2"/>Go through the door on the left for ammo and the door on the right to</text:p>
      <text:p text:style-name="Standard">move on. Throw a grenade at the tripwire and head through the door.</text:p>
      <text:p text:style-name="Standard"><text:s text:c="2"/>Kill the guard and go through the other door. Duck under the tripwire</text:p>
      <text:p text:style-name="Standard">and head through the door. Kill the guards and head through the door on</text:p>
      <text:p text:style-name="Standard">the opposite side of the room. Flag grenade the trip wires, and go through</text:p>
      <text:p text:style-name="Standard">the door. Kill the guard and head into the omega sector. That ends one</text:p>
      <text:p text:style-name="Standard">confusing maze.</text:p>
      <text:p text:style-name="Standard"/>
      <text:p text:style-name="Standard">Objective Complete! * Find exit to Omega Sector *</text:p>
      <text:p text:style-name="Standard"/>
      <text:p text:style-name="Standard"><text:s text:c="2"/>Go through the door but beware, the next room is big but is swarming</text:p>
      <text:p text:style-name="Standard">with guards. Kill all of them and make your way upstairs. Go into the room</text:p>
      <text:p text:style-name="Standard">with body armour in and hit the button to unlock a door. Go through it,</text:p>
      <text:p text:style-name="Standard">killing the guards and go through the other doors by pressing the button</text:p>
      <text:p text:style-name="Standard">at the side.</text:p>
      <text:p text:style-name="Standard"><text:s text:c="2"/>The last room your in has three other doors. Open D2 and head through</text:p>
      <text:p text:style-name="Standard">for a cut scene.</text:p>
      <text:p text:style-name="Standard"/>
      <text:p text:style-name="Standard">Objective Complete! * Reach Drake’s launch silo *</text:p>
      <text:p text:style-name="Standard"/>
      <text:p text:style-name="Standard"><text:s text:c="2"/>There are quite a lot of guards in this last part and more than one</text:p>
      <text:p text:style-name="Standard">ninja which you defeated in the Double Cross level. There are a few side</text:p>
      <text:p text:style-name="Standard">rooms at the side. In them are armour and ammo. Go in one of them before</text:p>
      <text:p text:style-name="Standard">they shut. You know by the countdown.</text:p>
      <text:p text:style-name="Standard"><text:s text:c="2"/>After the first shuttle is launched defeat the guards and go into</text:p>
      <text:p text:style-name="Standard"><text:soft-page-break/>another one of the side rooms. Repeat this until there’s a cut scene</text:p>
      <text:p text:style-name="Standard">showing Bond grappling up into the elevator and killing Kiko.</text:p>
      <text:p text:style-name="Standard"/>
      <text:p text:style-name="Standard">Objective Complete! * Prevent Kiko from launching into space *</text:p>
      <text:p text:style-name="Standard">Mission Complete!</text:p>
      <text:p text:style-name="Standard"/>
      <text:p text:style-name="Standard">******************************************************************************</text:p>
      <text:p text:style-name="Standard"><text:s text:c="33"/>6l Equinox</text:p>
      <text:p text:style-name="Standard">******************************************************************************</text:p>
      <text:p text:style-name="Standard"/>
      <text:p text:style-name="Standard">007 Tokens</text:p>
      <text:p text:style-name="Standard">1. In the middle of where the laser charges</text:p>
      <text:p text:style-name="Standard">2. near the second missile down on the left hand side</text:p>
      <text:p text:style-name="Standard">3. near the second missile down on the right hand side</text:p>
      <text:p text:style-name="Standard">4. at the back, high up, on the right</text:p>
      <text:p text:style-name="Standard">5. at the back, high up, on the left</text:p>
      <text:p text:style-name="Standard">6. At the back, down below, on the left</text:p>
      <text:p text:style-name="Standard">7. At the back, down below, on the right</text:p>
      <text:p text:style-name="Standard"/>
      <text:p text:style-name="Standard">------------------------------------------------------------------------------</text:p>
      <text:p text:style-name="Standard"/>
      <text:p text:style-name="Standard"><text:s text:c="2"/>The last level in the so expect a challenge if your on a harder</text:p>
      <text:p text:style-name="Standard">difficulty. You’ll notice a diagram of the level in the top right hand</text:p>
      <text:p text:style-name="Standard">corner of the screen. The circles are the missiles. If the circles are</text:p>
      <text:p text:style-name="Standard">flashing green the missile is going to launch. If it’s got a cross in it,</text:p>
      <text:p text:style-name="Standard">you’ve destroyed it. The squares at the top of the left and right of the</text:p>
      <text:p text:style-name="Standard">diagram are the places where the enemies come out of. If it’s flashing</text:p>
      <text:p text:style-name="Standard">some more have been released. Ignore Drake at the moment and through the</text:p>
      <text:p text:style-name="Standard">whole of this level, when you’ve got time kill as many enemies as</text:p>
      <text:p text:style-name="Standard">possible.</text:p>
      <text:p text:style-name="Standard"/>
      <text:p text:style-name="Standard">Note: It’s easier to kill the enemies by switching to your sniper mode.</text:p>
      <text:p text:style-name="Standard"/>
      <text:p text:style-name="Standard"><text:s text:c="2"/>Destroy each missile by shooting the circular thing in green on it which</text:p>
      <text:p text:style-name="Standard">it’ll reveal. When you destroyed them all, you’ve done the hard part of</text:p>
      <text:p text:style-name="Standard">the mission.</text:p>
      <text:p text:style-name="Standard"/>
      <text:p text:style-name="Standard">Objective Complete! * Disable the missiles before they launched *</text:p>
      <text:p text:style-name="Standard"/>
      <text:p text:style-name="Standard"><text:s text:c="2"/>Now concentrate on Drake. He’ll brake out of the window with a powerful</text:p>
      <text:p text:style-name="Standard">weapon, missiles of some sort. Dodge them and give him a few shots with</text:p>
      <text:p text:style-name="Standard">your Phoenix Samurai to kill him.</text:p>
      <text:p text:style-name="Standard"/>
      <text:p text:style-name="Standard">Objective Complete! * Defeat Drake before the base goes critical *</text:p>
      <text:p text:style-name="Standard">Mission Complete!</text:p>
      <text:p text:style-name="Standard"/>
      <text:p text:style-name="Standard"/>
      <text:p text:style-name="Standard">--------------------------------- 7 Medals -----------------------------------</text:p>
      <text:p text:style-name="Standard"/>
      <text:p text:style-name="Standard"><text:soft-page-break/><text:s text:c="2"/>You can recieve awards depending on how well you do in a mission. For every</text:p>
      <text:p text:style-name="Standard">different medal you earn, a reward comes with it. This can be an upgrade for a</text:p>
      <text:p text:style-name="Standard">weapon, a new character playable on multiplayer mode or a new multiplayer</text:p>
      <text:p text:style-name="Standard">scenario. To get a medal you have to earn a certain amount of points when</text:p>
      <text:p text:style-name="Standard">you've finished a mission.</text:p>
      <text:p text:style-name="Standard"><text:s text:c="2"/>To earn points you have to do things like, get a good percentage of accuracy</text:p>
      <text:p text:style-name="Standard">or make a certain amount of opponent surrender. By pausing the game and</text:p>
      <text:p text:style-name="Standard">looking at the "score" option.</text:p>
      <text:p text:style-name="Standard"><text:s text:c="2"/>However, earning a platinum medal is different. From what I know, it can</text:p>
      <text:p text:style-name="Standard">only be possible to earn on 00 Agent mode. This is because you need the bonus</text:p>
      <text:p text:style-name="Standard">points for playing on a higher difficulty. Also, once you have earned a gold</text:p>
      <text:p text:style-name="Standard">medal you may notice 007 symbols appearing in the mission. These are 007</text:p>
      <text:p text:style-name="Standard">tokens. You need to get a certain amount of these in each mission to get the</text:p>
      <text:p text:style-name="Standard">points. However the nasty feature about 007 tokens is, if you get something</text:p>
      <text:p text:style-name="Standard">like six out of the seven tokens you needed to get you still wouldn't get any</text:p>
      <text:p text:style-name="Standard">points. Also to get a platinum medal it usually requires nearly twice the</text:p>
      <text:p text:style-name="Standard">amount of points that a gold medal does. This is to make sure that there is no</text:p>
      <text:p text:style-name="Standard">other way of earning a platinum medal without all of the 007 tokens.</text:p>
      <text:p text:style-name="Standard"><text:s text:c="2"/>Here are the the rewards for the medals in each mission:</text:p>
      <text:p text:style-name="Standard"/>
      <text:p text:style-name="Standard">Note: The 007 token locations can be found before the walkthrough of each</text:p>
      <text:p text:style-name="Standard">mission.</text:p>
      <text:p text:style-name="Standard"/>
      <text:p text:style-name="Standard">==============================================================================</text:p>
      <text:p text:style-name="Standard"><text:s text:c="33"/>Paris Prelude</text:p>
      <text:p text:style-name="Standard">==============================================================================</text:p>
      <text:p text:style-name="Standard"/>
      <text:p text:style-name="Standard">Bronze: <text:s text:c="4"/>Domnique <text:s text:c="13"/>= <text:s text:c="2"/>Reward Card</text:p>
      <text:p text:style-name="Standard"/>
      <text:p text:style-name="Standard">Silver: <text:s text:c="4"/>Jaws <text:s text:c="17"/>= <text:s text:c="2"/>MP Skin</text:p>
      <text:p text:style-name="Standard"/>
      <text:p text:style-name="Standard">Gold: <text:s text:c="6"/>Pistol <text:s text:c="15"/>= <text:s text:c="2"/>Upgrade</text:p>
      <text:p text:style-name="Standard"/>
      <text:p text:style-name="Standard">Platinum: <text:s text:c="2"/>Renard <text:s text:c="15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1"/>The Exchange</text:p>
      <text:p text:style-name="Standard">==============================================================================</text:p>
      <text:p text:style-name="Standard"/>
      <text:p text:style-name="Standard">Bronze: <text:s text:c="4"/>Zoe Nightshade <text:s text:c="7"/>= <text:s text:c="2"/>Reward Card</text:p>
      <text:p text:style-name="Standard"/>
      <text:p text:style-name="Standard">Silver: <text:s text:c="4"/>Oddjob <text:s text:c="15"/>= <text:s text:c="2"/>MP Skin</text:p>
      <text:p text:style-name="Standard"/>
      <text:p text:style-name="Standard">Gold: <text:s text:c="6"/>Pistol <text:s text:c="15"/>= <text:s text:c="2"/>Upgrade</text:p>
      <text:p text:style-name="Standard"><text:soft-page-break/></text:p>
      <text:p text:style-name="Standard">Platinum: <text:s text:c="2"/>Baron Samedi <text:s text:c="9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1"/>Alpine Escape</text:p>
      <text:p text:style-name="Standard">==============================================================================</text:p>
      <text:p text:style-name="Standard"/>
      <text:p text:style-name="Standard">Bronze: <text:s text:c="4"/>Military Snowmobile <text:s text:c="2"/>= <text:s text:c="2"/>Reward Card</text:p>
      <text:p text:style-name="Standard"/>
      <text:p text:style-name="Standard">Silver: <text:s text:c="4"/>Assassination <text:s text:c="8"/>= <text:s text:c="2"/>MP Scenario</text:p>
      <text:p text:style-name="Standard"/>
      <text:p text:style-name="Standard">Gold: <text:s text:c="6"/>Grapple <text:s text:c="14"/>= <text:s text:c="2"/>MP Mode</text:p>
      <text:p text:style-name="Standard"/>
      <text:p text:style-name="Standard">Platinum: <text:s text:c="2"/>Max Zorin <text:s text:c="12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2"/>Enemies Vanquished</text:p>
      <text:p text:style-name="Standard">==============================================================================</text:p>
      <text:p text:style-name="Standard"/>
      <text:p text:style-name="Standard">Bronze: <text:s text:c="4"/>Vanquish <text:s text:c="13"/>= <text:s text:c="2"/>Reward Card</text:p>
      <text:p text:style-name="Standard"/>
      <text:p text:style-name="Standard">Silver: <text:s text:c="4"/>Scaramanga <text:s text:c="11"/>= <text:s text:c="2"/>MP Skin</text:p>
      <text:p text:style-name="Standard"/>
      <text:p text:style-name="Standard">Gold: <text:s text:c="6"/>Micro Camera <text:s text:c="9"/>= <text:s text:c="2"/>Upgrade</text:p>
      <text:p text:style-name="Standard"/>
      <text:p text:style-name="Standard">Platinum: <text:s text:c="2"/>May Day <text:s text:c="14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3"/>Double Cross</text:p>
      <text:p text:style-name="Standard">==============================================================================</text:p>
      <text:p text:style-name="Standard"/>
      <text:p text:style-name="Standard">Bronze: <text:s text:c="4"/>Mayhew <text:s text:c="15"/>= <text:s text:c="2"/>Reward Card</text:p>
      <text:p text:style-name="Standard"/>
      <text:p text:style-name="Standard">Silver: <text:s text:c="4"/>Uplink <text:s text:c="15"/>= <text:s text:c="2"/>MP Scenario</text:p>
      <text:p text:style-name="Standard"/>
      <text:p text:style-name="Standard">Gold: <text:s text:c="6"/>Sniper Rifle <text:s text:c="9"/>= <text:s text:c="2"/>Upgrade</text:p>
      <text:p text:style-name="Standard"/>
      <text:p text:style-name="Standard">Platinum: <text:s text:c="2"/>Xenia Onatopp <text:s text:c="8"/>= <text:s text:c="2"/>MP Skin</text:p>
      <text:p text:style-name="Standard"/>
      <text:p text:style-name="Standard"/>
      <text:p text:style-name="Standard"><text:soft-page-break/>==============================================================================</text:p>
      <text:p text:style-name="Standard"><text:s text:c="33"/>Nightshift</text:p>
      <text:p text:style-name="Standard">==============================================================================</text:p>
      <text:p text:style-name="Standard"/>
      <text:p text:style-name="Standard">Bronze: <text:s text:c="4"/>Kiko <text:s text:c="17"/>= <text:s text:c="2"/>Reward Card</text:p>
      <text:p text:style-name="Standard"/>
      <text:p text:style-name="Standard">Silver: <text:s text:c="4"/>Team King of the Hill = <text:s text:c="2"/>MP Scenario</text:p>
      <text:p text:style-name="Standard"/>
      <text:p text:style-name="Standard">Gold: <text:s text:c="6"/>P2K Pistol <text:s text:c="11"/>= <text:s text:c="2"/>Upgrade</text:p>
      <text:p text:style-name="Standard"/>
      <text:p text:style-name="Standard">Platinum: <text:s text:c="2"/>Christmas Jones <text:s text:c="6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1"/>Chain Reaction</text:p>
      <text:p text:style-name="Standard">==============================================================================</text:p>
      <text:p text:style-name="Standard"/>
      <text:p text:style-name="Standard">Bronze: <text:s text:c="4"/>Rook <text:s text:c="17"/>= <text:s text:c="2"/>Reward Card</text:p>
      <text:p text:style-name="Standard"/>
      <text:p text:style-name="Standard">Silver: <text:s text:c="4"/>Wai Lin <text:s text:c="14"/>= <text:s text:c="2"/>MP Skin</text:p>
      <text:p text:style-name="Standard"/>
      <text:p text:style-name="Standard">Gold: <text:s text:c="6"/>Dart Gun <text:s text:c="13"/>= <text:s text:c="2"/>Upgrade</text:p>
      <text:p text:style-name="Standard"/>
      <text:p text:style-name="Standard">Platinum: <text:s text:c="2"/>Goldfinger <text:s text:c="11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3"/>Phoenix Fire</text:p>
      <text:p text:style-name="Standard">==============================================================================</text:p>
      <text:p text:style-name="Standard"/>
      <text:p text:style-name="Standard">Bronze: <text:s text:c="4"/>Alura <text:s text:c="16"/>= <text:s text:c="2"/>Reward Card</text:p>
      <text:p text:style-name="Standard"/>
      <text:p text:style-name="Standard">Silver: <text:s text:c="4"/>Demolition <text:s text:c="11"/>= <text:s text:c="2"/>MP Scenario</text:p>
      <text:p text:style-name="Standard"/>
      <text:p text:style-name="Standard">Gold: <text:s text:c="6"/>Golden P2K Pistol <text:s text:c="4"/>= <text:s text:c="2"/>Upgrade</text:p>
      <text:p text:style-name="Standard"/>
      <text:p text:style-name="Standard">Platinum: <text:s text:c="2"/>Drake Suit <text:s text:c="11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3"/>Deep Descent</text:p>
      <text:p text:style-name="Standard">=========================================================================<text:soft-page-break/>=====</text:p>
      <text:p text:style-name="Standard"/>
      <text:p text:style-name="Standard">Bronze: <text:s text:c="4"/>Vanquish Sub <text:s text:c="9"/>= <text:s text:c="2"/>Reward Card</text:p>
      <text:p text:style-name="Standard"/>
      <text:p text:style-name="Standard">Silver: <text:s text:c="4"/>Nick Nack <text:s text:c="12"/>= <text:s text:c="2"/>MP Skin</text:p>
      <text:p text:style-name="Standard"/>
      <text:p text:style-name="Standard">Gold: <text:s text:c="6"/>Decryptor <text:s text:c="12"/>= <text:s text:c="2"/>Upgrade</text:p>
      <text:p text:style-name="Standard"/>
      <text:p text:style-name="Standard">Platinum: <text:s text:c="2"/>Electra King <text:s text:c="9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28"/>Island Infiltration</text:p>
      <text:p text:style-name="Standard">==============================================================================</text:p>
      <text:p text:style-name="Standard"/>
      <text:p text:style-name="Standard">Bronze: <text:s text:c="4"/>Ultralight <text:s text:c="11"/>= <text:s text:c="2"/>Reward Card</text:p>
      <text:p text:style-name="Standard"/>
      <text:p text:style-name="Standard">Silver: <text:s text:c="4"/>Protection <text:s text:c="11"/>= <text:s text:c="2"/>MP Scenario</text:p>
      <text:p text:style-name="Standard"/>
      <text:p text:style-name="Standard">Gold: <text:s text:c="6"/>Stunner <text:s text:c="14"/>= <text:s text:c="2"/>Upgrade</text:p>
      <text:p text:style-name="Standard"/>
      <text:p text:style-name="Standard">Platinum: <text:s text:c="2"/>Bond Tuxedo <text:s text:c="10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3"/>Countdown</text:p>
      <text:p text:style-name="Standard">==============================================================================</text:p>
      <text:p text:style-name="Standard"/>
      <text:p text:style-name="Standard">Bronze: <text:s text:c="4"/>Drake <text:s text:c="16"/>= <text:s text:c="2"/>Reward Card</text:p>
      <text:p text:style-name="Standard"/>
      <text:p text:style-name="Standard">Silver: <text:s text:c="4"/>Explosive Scenery <text:s text:c="4"/>= <text:s text:c="2"/>MP Mode</text:p>
      <text:p text:style-name="Standard"/>
      <text:p text:style-name="Standard">Gold: <text:s text:c="6"/>Laser <text:s text:c="16"/>= <text:s text:c="2"/>Upgrade</text:p>
      <text:p text:style-name="Standard"/>
      <text:p text:style-name="Standard">Platinum: <text:s text:c="2"/>Pussy Galore <text:s text:c="9"/>= <text:s text:c="2"/>MP Skin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35"/>Equinox</text:p>
      <text:p text:style-name="Standard">==============================================================================</text:p>
      <text:p text:style-name="Standard"/>
      <text:p text:style-name="Standard">Bronze: <text:s text:c="4"/>Bond <text:s text:c="17"/>= <text:s text:c="2"/>Reward Card</text:p>
      <text:p text:style-name="Standard"/>
      <text:p text:style-name="Standard"><text:soft-page-break/>Silver: <text:s text:c="4"/>Goldeneye Strike <text:s text:c="5"/>= <text:s text:c="2"/>MP Scenario</text:p>
      <text:p text:style-name="Standard"/>
      <text:p text:style-name="Standard">Gold: <text:s text:c="6"/>Laser <text:s text:c="16"/>= <text:s text:c="2"/>Upgrade</text:p>
      <text:p text:style-name="Standard"/>
      <text:p text:style-name="Standard">Platinum: <text:s text:c="2"/>Bond Spacesuit <text:s text:c="7"/>= <text:s text:c="2"/>MP Skin</text:p>
      <text:p text:style-name="Standard"/>
      <text:p text:style-name="Standard"/>
      <text:p text:style-name="Standard"/>
      <text:p text:style-name="Standard">----------------------------- 8 Multiplayer Mode -----------------------------</text:p>
      <text:p text:style-name="Standard"/>
      <text:p text:style-name="Standard"><text:s text:c="2"/>The multiplayer for James Bond 007 Nightfire has impressed me. There are a</text:p>
      <text:p text:style-name="Standard">huge range of multiplayer scenarios to choose from and lots of characters to</text:p>
      <text:p text:style-name="Standard">play as. However some of them need to be unlocked so you can access them. What</text:p>
      <text:p text:style-name="Standard">needs to be unlocked are found in the single player mode. You have to earn</text:p>
      <text:p text:style-name="Standard">medals. View the medals section if you want further information. Here is a</text:p>
      <text:p text:style-name="Standard">guide to the multiplayer mode like who the characters are what scenarios you</text:p>
      <text:p text:style-name="Standard">can get, what weapons there are and other stuff too.</text:p>
      <text:p text:style-name="Standard"/>
      <text:p text:style-name="Standard">******************************************************************************</text:p>
      <text:p text:style-name="Standard"><text:s text:c="28"/>8a Multiplayer Characters</text:p>
      <text:p text:style-name="Standard">******************************************************************************</text:p>
      <text:p text:style-name="Standard"/>
      <text:p text:style-name="Standard"><text:s text:c="28"/>Coming in later versions</text:p>
      <text:p text:style-name="Standard"/>
      <text:p text:style-name="Standard">******************************************************************************</text:p>
      <text:p text:style-name="Standard"><text:s text:c="29"/>8b Multiplayer Scenarios</text:p>
      <text:p text:style-name="Standard">******************************************************************************</text:p>
      <text:p text:style-name="Standard"/>
      <text:p text:style-name="Standard"><text:s text:c="2"/>The multiplayer scenarios are like the different objectives of a level. Some</text:p>
      <text:p text:style-name="Standard">need to be unlocked and others are already there for you to play. These range</text:p>
      <text:p text:style-name="Standard">from scenarios like Quick Game to other kinds of scenarios like Capture the</text:p>
      <text:p text:style-name="Standard">Flag.</text:p>
      <text:p text:style-name="Standard"><text:s text:c="2"/>Some scenarios involve teamwork or everybody against everbody. The teams are</text:p>
      <text:p text:style-name="Standard">split into two. They are MI6 and Phoenix teams. You know which team you're on</text:p>
      <text:p text:style-name="Standard">when you choose a character. The background of there picture is in red or</text:p>
      <text:p text:style-name="Standard">blue. Blue is MI6 and red is Phoenix.</text:p>
      <text:p text:style-name="Standard">Here are all of the scenarios and the aim of them:</text:p>
      <text:p text:style-name="Standard"/>
      <text:p text:style-name="Standard">Quick Game: <text:s text:c="19"/>A Quick Game is a normal game where you don't</text:p>
      <text:p text:style-name="Standard">(Teams: Every man for <text:s text:c="7"/>have to mess around picking the difficulty of</text:p>
      <text:p text:style-name="Standard">himself) <text:s text:c="20"/>everything and choosing things like the time</text:p>
      <text:p text:style-name="Standard"><text:s text:c="29"/>limit. It's ramdomly chosen and it's like an all</text:p>
      <text:p text:style-name="Standard"><text:s text:c="29"/>against all game.</text:p>
      <text:p text:style-name="Standard"/>
      <text:p text:style-name="Standard">Arena: <text:s text:c="24"/>An arena is a deathmatch. If you kill somebody</text:p>
      <text:p text:style-name="Standard">(Teams: Every man for <text:s text:c="7"/>you score a point for yourself. You can set the</text:p>
      <text:p text:style-name="Standard">himself) <text:s text:c="20"/>amount of points to however many you want so the</text:p>
      <text:p text:style-name="Standard"><text:s text:c="29"/>first person to reach that amount will win. Or</text:p>
      <text:p text:style-name="Standard"><text:s text:c="29"/>until the time runs out.</text:p>
      <text:p text:style-name="Standard"><text:soft-page-break/></text:p>
      <text:p text:style-name="Standard">Team Arena:</text:p>
      <text:p text:style-name="Standard">(Teams: MI6 V Phoenix) <text:s text:c="8"/>Team Arena is the same thing as the Arena</text:p>
      <text:p text:style-name="Standard"><text:s text:c="29"/>scenario only it's in teams. This is good if you</text:p>
      <text:p text:style-name="Standard"><text:s text:c="29"/>want to team up with your mates and face the</text:p>
      <text:p text:style-name="Standard"><text:s text:c="29"/>computerized opponents.</text:p>
      <text:p text:style-name="Standard"/>
      <text:p text:style-name="Standard">Capture the Flag: <text:s text:c="13"/>The aim of Capture the Flag is to steal the</text:p>
      <text:p text:style-name="Standard">(Teams: MI6 V Phoenix) <text:s text:c="6"/>other team's flag and take it to the flag stand</text:p>
      <text:p text:style-name="Standard"><text:s text:c="29"/>where you keep your flag. At the same time, the</text:p>
      <text:p text:style-name="Standard"><text:s text:c="29"/>other team attempt to get yours.</text:p>
      <text:p text:style-name="Standard"/>
      <text:p text:style-name="Standard">Uplink: <text:s text:c="23"/>In Uplink, you have find satellites hidden</text:p>
      <text:p text:style-name="Standard"><text:s text:c="29"/>around the level and activate them. There are</text:p>
      <text:p text:style-name="Standard"><text:s text:c="29"/>three in total. You need to simply walk through</text:p>
      <text:p text:style-name="Standard"><text:s text:c="29"/>them to do that. One satellite equals one point.</text:p>
      <text:p text:style-name="Standard"><text:s text:c="29"/>It's the first one to reach a set amount of</text:p>
      <text:p text:style-name="Standard"><text:s text:c="29"/>points.</text:p>
      <text:p text:style-name="Standard"/>
      <text:p text:style-name="Standard">Top Agent: <text:s text:c="20"/>Top Agent has to be the most enjoyable</text:p>
      <text:p text:style-name="Standard">(Teams: Every man for <text:s text:c="8"/>multiplayer scenario in Nightfire. You can choose</text:p>
      <text:p text:style-name="Standard">himself) <text:s text:c="20"/>a set amount of lives for everyone. If you lose</text:p>
      <text:p text:style-name="Standard"><text:s text:c="29"/>them all your out. The aim is to kill your</text:p>
      <text:p text:style-name="Standard"><text:s text:c="29"/>opponents and survive being kill. The last person</text:p>
      <text:p text:style-name="Standard"><text:s text:c="29"/>in the game is the winner.</text:p>
      <text:p text:style-name="Standard"/>
      <text:p text:style-name="Standard">Demolition:</text:p>
      <text:p text:style-name="Standard">(Teams: MI6 V Phoenix) <text:s text:c="8"/>In demolition there is one satellite somewhere</text:p>
      <text:p text:style-name="Standard"><text:s text:c="29"/>around the level. If you find it and you're on</text:p>
      <text:p text:style-name="Standard"><text:s text:c="29"/>the MI6 team you must try and destroy it. If</text:p>
      <text:p text:style-name="Standard"><text:s text:c="29"/>you're on the Phoenix team you must try and</text:p>
      <text:p text:style-name="Standard"><text:s text:c="29"/>prevent MI6 from destroying it. When the time</text:p>
      <text:p text:style-name="Standard"><text:s text:c="29"/>limit has gone, the point goes to MI6 if it's</text:p>
      <text:p text:style-name="Standard"><text:s text:c="29"/>destroyed; to Phoenix if it isn't. The time will</text:p>
      <text:p text:style-name="Standard"><text:s text:c="29"/>restart again after that.</text:p>
      <text:p text:style-name="Standard"/>
      <text:p text:style-name="Standard">Protection: <text:s text:c="19"/>This is exactly the same as Demolition only it</text:p>
      <text:p text:style-name="Standard">(Teams: MI6 V Phoenix) <text:s text:c="7"/>has one difference. It's the opposite way round</text:p>
      <text:p text:style-name="Standard"><text:s text:c="29"/>in teams. The MI6 must prevent destruction while</text:p>
      <text:p text:style-name="Standard"><text:s text:c="29"/>Phoenix try to destroy. Look at demolition for</text:p>
      <text:p text:style-name="Standard"><text:s text:c="29"/>further details.</text:p>
      <text:p text:style-name="Standard"/>
      <text:p text:style-name="Standard">Industrial Espionage: <text:s text:c="9"/>In Industrial Espionage there is a blueprint</text:p>
      <text:p text:style-name="Standard">(Teams: MI6 V Phoenix) <text:s text:c="6"/>found around the level. The team must find the</text:p>
      <text:p text:style-name="Standard"><text:s text:c="29"/>blueprints and take them back to a machine for</text:p>
      <text:p text:style-name="Standard"><text:s text:c="29"/>a point. It's the first team to a set amount of</text:p>
      <text:p text:style-name="Standard"><text:s text:c="29"/>points.</text:p>
      <text:p text:style-name="Standard"/>
      <text:p text:style-name="Standard">GoldenEye Strike: <text:s text:c="13"/>GoldenEye strike has to be the most original</text:p>
      <text:p text:style-name="Standard"><text:soft-page-break/>(Teams: MI6 V Phoenix) <text:s text:c="6"/>multiplayer scenario. One team must find all the</text:p>
      <text:p text:style-name="Standard"><text:s text:c="29"/>pieces to the GoldenEye and activate to destroy</text:p>
      <text:p text:style-name="Standard"><text:s text:c="29"/>the players in the other team and score a point.</text:p>
      <text:p text:style-name="Standard"/>
      <text:p text:style-name="Standard">Assassination: <text:s text:c="16"/>In assaination one person is the assassin and</text:p>
      <text:p text:style-name="Standard">(Teams: Every man for <text:s text:c="7"/>the rest are normal people. If normal people kill</text:p>
      <text:p text:style-name="Standard">himself) <text:s text:c="20"/>someone they get three points. If the assassin</text:p>
      <text:p text:style-name="Standard"><text:s text:c="29"/>kills they recieve five points. If you kill the</text:p>
      <text:p text:style-name="Standard"><text:s text:c="29"/>assassin you only get three points but you become</text:p>
      <text:p text:style-name="Standard"><text:s text:c="29"/>the knew assassin. The old assassin now becomes a</text:p>
      <text:p text:style-name="Standard"><text:s text:c="29"/>normal person again. It's the first person to</text:p>
      <text:p text:style-name="Standard"><text:s text:c="29"/>reach a set amount of points.</text:p>
      <text:p text:style-name="Standard"/>
      <text:p text:style-name="Standard">King of the Hill: <text:s text:c="13"/>In the scenario, King of the Hill there's a</text:p>
      <text:p text:style-name="Standard">(Teams: Every man for <text:s text:c="7"/>blue circle of light somewhere in each level. You</text:p>
      <text:p text:style-name="Standard">himself) <text:s text:c="20"/>step into this circle to score a point. After a</text:p>
      <text:p text:style-name="Standard"><text:s text:c="29"/>few seconds you can score more points by going</text:p>
      <text:p text:style-name="Standard"><text:s text:c="29"/>out of the circle and back in. At the same time,</text:p>
      <text:p text:style-name="Standard"><text:s text:c="29"/>you have to stop opponents from scoring points in</text:p>
      <text:p text:style-name="Standard"><text:s text:c="29"/>the circle by killing them. It's the first to a</text:p>
      <text:p text:style-name="Standard"><text:s text:c="29"/>set amount of points.</text:p>
      <text:p text:style-name="Standard"/>
      <text:p text:style-name="Standard">Team King of the Hill: <text:s text:c="8"/>As you can probably tell by the title of this</text:p>
      <text:p text:style-name="Standard">(Teams: MI6 V Phoenix) <text:s text:c="6"/>scenario it is the same as King of the Hill but</text:p>
      <text:p text:style-name="Standard"><text:s text:c="29"/>played in teams. If you wish to know further</text:p>
      <text:p text:style-name="Standard"><text:s text:c="29"/>details about this scenario look at King of the</text:p>
      <text:p text:style-name="Standard"><text:s text:c="29"/>Hill.</text:p>
      <text:p text:style-name="Standard"/>
      <text:p text:style-name="Standard">******************************************************************************</text:p>
      <text:p text:style-name="Standard"><text:s text:c="28"/>8c Multiplayer Levels</text:p>
      <text:p text:style-name="Standard">******************************************************************************</text:p>
      <text:p text:style-name="Standard"/>
      <text:p text:style-name="Standard"><text:s text:c="26"/>Coming in later versions</text:p>
      <text:p text:style-name="Standard"/>
      <text:p text:style-name="Standard">******************************************************************************</text:p>
      <text:p text:style-name="Standard"><text:s text:c="23"/>8c Multiplayer Weapons and Gadgets</text:p>
      <text:p text:style-name="Standard">******************************************************************************</text:p>
      <text:p text:style-name="Standard"/>
      <text:p text:style-name="Standard"><text:s text:c="25"/>Coming in later versions</text:p>
      <text:p text:style-name="Standard"/>
      <text:p text:style-name="Standard"/>
      <text:p text:style-name="Standard">---------------------------------- 9 FAQs ------------------------------------</text:p>
      <text:p text:style-name="Standard"/>
      <text:p text:style-name="Standard"><text:s/>Q: <text:s/>In Paris Prelude, I hit a bumper really hard and somehow jump over it.</text:p>
      <text:p text:style-name="Standard"><text:s text:c="5"/>How do I get back on track?</text:p>
      <text:p text:style-name="Standard"/>
      <text:p text:style-name="Standard"><text:s/>A: <text:s/>I'm not really that sure there's a way because I haven't tried this</text:p>
      <text:p text:style-name="Standard"><text:s text:c="5"/>method properly yet. Try bumping into it hard from the other side to get</text:p>
      <text:p text:style-name="Standard"><text:s text:c="5"/>back over.</text:p>
      <text:p text:style-name="Standard"><text:soft-page-break/></text:p>
      <text:p text:style-name="Standard"/>
      <text:p text:style-name="Standard"><text:s/>Q: <text:s/>In Alpine Escape I try shoot the gate down and it doesn't break, what do</text:p>
      <text:p text:style-name="Standard"><text:s text:c="5"/>I do?</text:p>
      <text:p text:style-name="Standard"/>
      <text:p text:style-name="Standard"><text:s/>A: <text:s/>Make sure the weapon you're using is the JL-7C Rocket Launcher. If you're</text:p>
      <text:p text:style-name="Standard"><text:s text:c="5"/>on the cannon it won't work.</text:p>
      <text:p text:style-name="Standard"/>
      <text:p text:style-name="Standard"/>
      <text:p text:style-name="Standard"><text:s/>Q: <text:s/>In Enemies Vanquished at the end, Q says in a cut scene, something like,</text:p>
      <text:p text:style-name="Standard"><text:s text:c="5"/>"defeat the helicopters so we can enter the location." I've defeated the</text:p>
      <text:p text:style-name="Standard"><text:s text:c="5"/>helicopters but the game keeps on going. What's Wrong?</text:p>
      <text:p text:style-name="Standard"/>
      <text:p text:style-name="Standard"><text:s/>A: <text:s/>You must defeat the snow mobiles as well so the area is clear.</text:p>
      <text:p text:style-name="Standard"/>
      <text:p text:style-name="Standard"/>
      <text:p text:style-name="Standard"><text:s/>Q: <text:s/>In the Double Cross mission, at the end when you face Ninja I don't have</text:p>
      <text:p text:style-name="Standard"><text:s text:c="5"/>a Frinesi Auto 12. How do I defeat him?</text:p>
      <text:p text:style-name="Standard"/>
      <text:p text:style-name="Standard"><text:s/>A: <text:s/>You'll just have to use whatever weapon you have. It'll take a bit longer</text:p>
      <text:p text:style-name="Standard"><text:s text:c="5"/>but you'll just have manage. If you somehow don't have any weapon at all,</text:p>
      <text:p text:style-name="Standard"><text:s text:c="5"/>you'll just have to use your fists.</text:p>
      <text:p text:style-name="Standard"/>
      <text:p text:style-name="Standard"/>
      <text:p text:style-name="Standard"><text:s/>Q: <text:s/>In the Nightshift level I've run out of sleeping darts. What do I do to</text:p>
      <text:p text:style-name="Standard"><text:s text:c="5"/>kill someone for the the rest of the mission?</text:p>
      <text:p text:style-name="Standard"/>
      <text:p text:style-name="Standard"><text:s/>A: <text:s/>You just have to manage with your fists. Punch the guard to subdue him.</text:p>
      <text:p text:style-name="Standard"/>
      <text:p text:style-name="Standard"/>
      <text:p text:style-name="Standard"><text:s/>Q: <text:s/>In Phoenix Fire, the door to the camera room is locked. What do I do to</text:p>
      <text:p text:style-name="Standard"><text:s text:c="5"/>open it?</text:p>
      <text:p text:style-name="Standard"/>
      <text:p text:style-name="Standard"><text:s/>A: <text:s/>Go to the room 70-E, which you should remember from the Nightshift</text:p>
      <text:p text:style-name="Standard"><text:s text:c="5"/>mission to get a key code for the camera room.</text:p>
      <text:p text:style-name="Standard"/>
      <text:p text:style-name="Standard"/>
      <text:p text:style-name="Standard"><text:s/>Q: <text:s/>In the Deep Descent mission, when trying to complete the following the</text:p>
      <text:p text:style-name="Standard"><text:s text:c="5"/>sub into objective it suddenly says mission failed on the screen. Why is</text:p>
      <text:p text:style-name="Standard"><text:s text:c="5"/>this?</text:p>
      <text:p text:style-name="Standard"/>
      <text:p text:style-name="Standard"><text:s/>A: <text:s/>The sub probably went through a door which closed behind it. You were</text:p>
      <text:p text:style-name="Standard"><text:s text:c="5"/>probably too far behind it.</text:p>
      <text:p text:style-name="Standard"/>
      <text:p text:style-name="Standard"/>
      <text:p text:style-name="Standard"><text:s/>Q: <text:s/>In the Island Infiltration level, I get to this part with a bridge and</text:p>
      <text:p text:style-name="Standard"><text:s text:c="5"/>then fall off. Why is this?</text:p>
      <text:p text:style-name="Standard"/>
      <text:p text:style-name="Standard"><text:s/>A: <text:s/>You need to create a new and safer bridge for you to cross so that you</text:p>
      <text:p text:style-name="Standard"><text:soft-page-break/><text:s text:c="5"/>won't fall off.</text:p>
      <text:p text:style-name="Standard"/>
      <text:p text:style-name="Standard"/>
      <text:p text:style-name="Standard"><text:s/>Q: <text:s/>In Multiplayer mode, in the level ravine I can't have any bots on. Why</text:p>
      <text:p text:style-name="Standard"><text:s text:c="5"/>is this?</text:p>
      <text:p text:style-name="Standard"/>
      <text:p text:style-name="Standard"><text:s/>A: <text:s/>You are not able to have bots for this level and I don't think you can</text:p>
      <text:p text:style-name="Standard"><text:s text:c="5"/>unlock them.</text:p>
      <text:p text:style-name="Standard"/>
      <text:p text:style-name="Standard"/>
      <text:p text:style-name="Standard">----------------------------- 10 Cheats and Codes ----------------------------</text:p>
      <text:p text:style-name="Standard"/>
      <text:p text:style-name="Standard">******************************************************************************</text:p>
      <text:p text:style-name="Standard"><text:s text:c="36"/>10a Cheats</text:p>
      <text:p text:style-name="Standard">******************************************************************************</text:p>
      <text:p text:style-name="Standard"/>
      <text:p text:style-name="Standard">==============================================================================</text:p>
      <text:p text:style-name="Standard"><text:s text:c="29"/>Multiplayer Unlocks</text:p>
      <text:p text:style-name="Standard">==============================================================================</text:p>
      <text:p text:style-name="Standard"/>
      <text:p text:style-name="Standard">Uplink: <text:s text:c="36"/>TRANSMIT</text:p>
      <text:p text:style-name="Standard"/>
      <text:p text:style-name="Standard">Protection: <text:s text:c="32"/>GUARDIAN</text:p>
      <text:p text:style-name="Standard"/>
      <text:p text:style-name="Standard">GoldenEye Strike: <text:s text:c="26"/>ORBIT</text:p>
      <text:p text:style-name="Standard"/>
      <text:p text:style-name="Standard">Team King of the Hill: <text:s text:c="21"/>TEAMWORK</text:p>
      <text:p text:style-name="Standard"/>
      <text:p text:style-name="Standard">Demolition: <text:s text:c="32"/>TNT</text:p>
      <text:p text:style-name="Standard"/>
      <text:p text:style-name="Standard">All Multi Player Scenarios: <text:s text:c="16"/>GAMEROOM</text:p>
      <text:p text:style-name="Standard"/>
      <text:p text:style-name="Standard">Explosive Scenery: <text:s text:c="25"/>BOOM</text:p>
      <text:p text:style-name="Standard"/>
      <text:p text:style-name="Standard">Unlock Jaws: <text:s text:c="31"/>DENTAL</text:p>
      <text:p text:style-name="Standard"/>
      <text:p text:style-name="Standard">Unlock Xenia: <text:s text:c="30"/>JANUS</text:p>
      <text:p text:style-name="Standard"/>
      <text:p text:style-name="Standard">Oddjob: <text:s text:c="36"/>BOWLER</text:p>
      <text:p text:style-name="Standard"/>
      <text:p text:style-name="Standard">Baron Samedi: <text:s text:c="30"/>VOODOO</text:p>
      <text:p text:style-name="Standard"/>
      <text:p text:style-name="Standard">Pussy Galore: <text:s text:c="30"/>CIRCUS</text:p>
      <text:p text:style-name="Standard"/>
      <text:p text:style-name="Standard">Scaramanga: <text:s text:c="32"/>ASSASSIN</text:p>
      <text:p text:style-name="Standard"/>
      <text:p text:style-name="Standard">Christmas Jones: <text:s text:c="27"/>NUCLEAR</text:p>
      <text:p text:style-name="Standard"><text:soft-page-break/></text:p>
      <text:p text:style-name="Standard">Goldfinger: <text:s text:c="32"/>MIDAS</text:p>
      <text:p text:style-name="Standard"/>
      <text:p text:style-name="Standard">Tuxedo Bond: <text:s text:c="31"/>BLACKTIE</text:p>
      <text:p text:style-name="Standard"/>
      <text:p text:style-name="Standard">Max Zorin: <text:s text:c="33"/>BLIMP</text:p>
      <text:p text:style-name="Standard"/>
      <text:p text:style-name="Standard"/>
      <text:p text:style-name="Standard">==============================================================================</text:p>
      <text:p text:style-name="Standard"><text:s text:c="18"/>Cheats for the driving and Rail Shooter levels</text:p>
      <text:p text:style-name="Standard">==============================================================================</text:p>
      <text:p text:style-name="Standard"/>
      <text:p text:style-name="Standard">Double Armour: <text:s text:c="41"/>Pause the game, hold</text:p>
      <text:p text:style-name="Standard"><text:s text:c="56"/>L, press X Y B X X and</text:p>
      <text:p text:style-name="Standard"><text:s text:c="56"/>release L</text:p>
      <text:p text:style-name="Standard"/>
      <text:p text:style-name="Standard">Triple Armour: <text:s text:c="41"/>Pause the game, hold</text:p>
      <text:p text:style-name="Standard"><text:s text:c="56"/>L, press X Y B X X X</text:p>
      <text:p text:style-name="Standard"><text:s text:c="56"/>and Release L<text:tab/></text:p>
      <text:p text:style-name="Standard"/>
      <text:p text:style-name="Standard">Quadruple Armour: <text:s text:c="38"/>Pause the game, hold</text:p>
      <text:p text:style-name="Standard"><text:s text:c="56"/>L, press X Y B X X X</text:p>
      <text:p text:style-name="Standard"><text:s text:c="56"/>X and release L</text:p>
      <text:p text:style-name="Standard"/>
      <text:p text:style-name="Standard">Unlock Street Race in Enemies Vanquished: <text:s text:c="14"/>Pause the game, hold</text:p>
      <text:p text:style-name="Standard"><text:s text:c="56"/>L, press X X B B Y and</text:p>
      <text:p text:style-name="Standard"><text:s text:c="56"/>release L</text:p>
      <text:p text:style-name="Standard"/>
      <text:p text:style-name="Standard">Drive SUV Vehicle in Enemies Vanquished: <text:s text:c="15"/>Pause the game, hold</text:p>
      <text:p text:style-name="Standard"><text:s text:c="56"/>L, press B X Y B Y and</text:p>
      <text:p text:style-name="Standard"><text:s text:c="56"/>Release L</text:p>
      <text:p text:style-name="Standard"/>
      <text:p text:style-name="Standard">Extra Powerful Bullets in driving levels: <text:s text:c="14"/>Pause the game, hold</text:p>
      <text:p text:style-name="Standard"><text:s text:c="56"/>L, press X X X X and</text:p>
      <text:p text:style-name="Standard"><text:s text:c="56"/>release L</text:p>
      <text:p text:style-name="Standard"/>
      <text:p text:style-name="Standard">Increase Speed in driving levels: <text:s text:c="22"/>Pause the game, hold</text:p>
      <text:p text:style-name="Standard"><text:s text:c="56"/>L, B Y X B Y X and</text:p>
      <text:p text:style-name="Standard"><text:s text:c="56"/>release L</text:p>
      <text:p text:style-name="Standard"/>
      <text:p text:style-name="Standard">Unlimited Missiles in driving levels: <text:s text:c="18"/>Pause the game, hold</text:p>
      <text:p text:style-name="Standard"><text:s text:c="56"/>L, press B Y Y B Y X</text:p>
      <text:p text:style-name="Standard"><text:s text:c="56"/>and release L</text:p>
      <text:p text:style-name="Standard"/>
      <text:p text:style-name="Standard">==============================================================================</text:p>
      <text:p text:style-name="Standard"><text:s text:c="33"/>Other Cheats</text:p>
      <text:p text:style-name="Standard"><text:soft-page-break/>==============================================================================</text:p>
      <text:p text:style-name="Standard"/>
      <text:p text:style-name="Standard">Equinox Level: <text:s text:c="29"/>VACUUM</text:p>
      <text:p text:style-name="Standard"/>
      <text:p text:style-name="Standard">Level Select: <text:s text:c="30"/>PASSPORT</text:p>
      <text:p text:style-name="Standard"/>
      <text:p text:style-name="Standard">All Upgrades: <text:s text:c="30"/>Q LAB</text:p>
      <text:p text:style-name="Standard"/>
      <text:p text:style-name="Standard">Sniper Upgrade: <text:s text:c="28"/>SCOPE</text:p>
      <text:p text:style-name="Standard"/>
      <text:p text:style-name="Standard">Laser Upgrade: <text:s text:c="29"/>PHOTON</text:p>
      <text:p text:style-name="Standard"/>
      <text:p text:style-name="Standard"/>
      <text:p text:style-name="Standard">******************************************************************************</text:p>
      <text:p text:style-name="Standard"><text:s text:c="27"/>10b Codes (For Action Replay)</text:p>
      <text:p text:style-name="Standard">******************************************************************************</text:p>
      <text:p text:style-name="Standard"/>
      <text:p text:style-name="Standard"><text:s text:c="31"/>m</text:p>
      <text:p text:style-name="Standard"/>
      <text:p text:style-name="Standard"><text:s text:c="17"/>1 <text:s text:c="5"/>0Z96 - NF44 - VM0V8</text:p>
      <text:p text:style-name="Standard"><text:s text:c="17"/>2 <text:s text:c="5"/>J28B - DABN - 6KDK2</text:p>
      <text:p text:style-name="Standard"><text:s text:c="17"/>3 <text:s text:c="5"/>H4WX - CDFT - D52F6</text:p>
      <text:p text:style-name="Standard"><text:s text:c="17"/>4 <text:s text:c="5"/>QK9M - FXUT - KVC0F</text:p>
      <text:p text:style-name="Standard"><text:s text:c="17"/>5 <text:s text:c="5"/>67EN - C9XG - T8KM8</text:p>
      <text:p text:style-name="Standard"><text:s text:c="17"/>6 <text:s text:c="5"/>AKP9 - 53FW - FUEC2</text:p>
      <text:p text:style-name="Standard"><text:s text:c="17"/>7 <text:s text:c="5"/>4381 - EURF - BNE7T</text:p>
      <text:p text:style-name="Standard"><text:s text:c="17"/>8 <text:s text:c="5"/>HJAP - 8GGB - 2RQ2G</text:p>
      <text:p text:style-name="Standard"><text:s text:c="17"/>9 <text:s text:c="5"/>6FQT - A7F4 - YVK4P</text:p>
      <text:p text:style-name="Standard"><text:s text:c="16"/>10 <text:s text:c="5"/>F568 - NGUR - AQ644</text:p>
      <text:p text:style-name="Standard"><text:s text:c="16"/>12 <text:s text:c="5"/>CAXN - EACA - 02ETT</text:p>
      <text:p text:style-name="Standard"/>
      <text:p text:style-name="Standard"><text:s text:c="26"/>Infinite Health</text:p>
      <text:p text:style-name="Standard"/>
      <text:p text:style-name="Standard"><text:s text:c="17"/>1 <text:s text:c="5"/>D6Y4 - U1G1 - 6QR9R</text:p>
      <text:p text:style-name="Standard"><text:s text:c="17"/>2 <text:s text:c="5"/>769E - 3V1T - AJTJN</text:p>
      <text:p text:style-name="Standard"/>
      <text:p text:style-name="Standard">******************************************************************************</text:p>
      <text:p text:style-name="Standard"><text:s text:c="35"/>10c Secrets</text:p>
      <text:p text:style-name="Standard">******************************************************************************</text:p>
      <text:p text:style-name="Standard"/>
      <text:p text:style-name="Standard">These are a few secrets I spotted while playing the game:</text:p>
      <text:p text:style-name="Standard"/>
      <text:p text:style-name="Standard">Paris Prelude secret area: <text:s text:c="8"/>In Paris Prelude, when your in the car you</text:p>
      <text:p text:style-name="Standard"><text:s text:c="33"/>can hit one of the bumpers so hard that the</text:p>
      <text:p text:style-name="Standard"><text:s text:c="33"/>car manages to flip over the bumper onto the</text:p>
      <text:p text:style-name="Standard"><text:s text:c="33"/>other side in a what's not supposed to be an</text:p>
      <text:p text:style-name="Standard"><text:s text:c="33"/>accessible area. The trouble is getting back.</text:p>
      <text:p text:style-name="Standard"><text:s text:c="33"/>I'm not sure if the method works, but check</text:p>
      <text:p text:style-name="Standard"><text:soft-page-break/><text:s text:c="33"/>out the FAQ section to find out.</text:p>
      <text:p text:style-name="Standard"/>
      <text:p text:style-name="Standard">The Exchange secret amour: <text:s text:c="8"/>In The Exchange at the start there's two</text:p>
      <text:p text:style-name="Standard"><text:s text:c="33"/>towers ahead of the starting point. On the</text:p>
      <text:p text:style-name="Standard"><text:s text:c="33"/>right one the door is accessible. Climb up</text:p>
      <text:p text:style-name="Standard"><text:s text:c="33"/>the ladder, if the sniper's there kill him</text:p>
      <text:p text:style-name="Standard"><text:s text:c="33"/>and there you have your secret armour.</text:p>
      <text:p text:style-name="Standard"/>
      <text:p text:style-name="Standard">Chain Reaction Armour Piercing: <text:s text:c="3"/>In Chain Reaction, in the middle of</text:p>
      <text:p text:style-name="Standard"><text:s text:c="33"/>checkpoint two there's armour on the ground</text:p>
      <text:p text:style-name="Standard"><text:s text:c="33"/>in the big out door area. When you get it,</text:p>
      <text:p text:style-name="Standard"><text:s text:c="33"/>change your fire mode on the Winter Tactical</text:p>
      <text:p text:style-name="Standard"><text:s text:c="33"/>Sniper Rifle to find an armour piericng mode</text:p>
      <text:p text:style-name="Standard"><text:s text:c="33"/>on it.</text:p>
      <text:p text:style-name="Standard"/>
      <text:p text:style-name="Standard">Island Infiltration secret <text:s text:c="8"/>In Island Infiltration, before you defeat</text:p>
      <text:p text:style-name="Standard">passage: <text:s text:c="24"/>the sentinel giving you a cut scene into the</text:p>
      <text:p text:style-name="Standard"><text:s text:c="33"/>aeroplane part, if you notice there's a</text:p>
      <text:p text:style-name="Standard"><text:s text:c="33"/>secret passage which you can reverse into. On</text:p>
      <text:p text:style-name="Standard"><text:s text:c="33"/>the way down the passage there's armour and</text:p>
      <text:p text:style-name="Standard"><text:s text:c="33"/>if you go to the end and turn around, there's</text:p>
      <text:p text:style-name="Standard"><text:s text:c="33"/>a place where there's a waterfall and some</text:p>
      <text:p text:style-name="Standard"><text:s text:c="33"/>nature.</text:p>
      <text:p text:style-name="Standard"/>
      <text:p text:style-name="Standard"/>
      <text:p text:style-name="Standard">-------------------------------- 11 Legacy -----------------------------------</text:p>
      <text:p text:style-name="Standard"/>
      <text:p text:style-name="Standard">******************************************************************************</text:p>
      <text:p text:style-name="Standard"><text:s text:c="33"/>11a Copyright</text:p>
      <text:p text:style-name="Standard">******************************************************************************</text:p>
      <text:p text:style-name="Standard"/>
      <text:p text:style-name="Standard"><text:s text:c="2"/>This guide is only copyright with the writer’s permission, which can be</text:p>
      <text:p text:style-name="Standard">found at the email address agent1496@hotmail.com Put the subject as</text:p>
      <text:p text:style-name="Standard">"copyright" and explain your reason within the email. Thank-you.</text:p>
      <text:p text:style-name="Standard"/>
      <text:p text:style-name="Standard">******************************************************************************</text:p>
      <text:p text:style-name="Standard"><text:s text:c="26"/>11b Website Permission</text:p>
      <text:p text:style-name="Standard">******************************************************************************</text:p>
      <text:p text:style-name="Standard"/>
      <text:p text:style-name="Standard">Websites Granted permission:</text:p>
      <text:p text:style-name="Standard"/>
      <text:p text:style-name="Standard">www.gamefaqs.com</text:p>
      <text:p text:style-name="Standard"/>
      <text:p text:style-name="Standard">www.neoseeker.com</text:p>
      <text:p text:style-name="Standard"/>
      <text:p text:style-name="Standard">www.ign.com</text:p>
      <text:p text:style-name="Standard"/>
      <text:p text:style-name="Standard">Note: These three websites will get them anyway as I will always send them my</text:p>
      <text:p text:style-name="Standard">latest work.</text:p>
      <text:p text:style-name="Standard"><text:soft-page-break/></text:p>
      <text:p text:style-name="Standard"><text:s text:c="2"/>Any other websites that wish to post my guides on their site must ask</text:p>
      <text:p text:style-name="Standard">permission on the email address agent1496@hotmail.com Put the subject as</text:p>
      <text:p text:style-name="Standard">"Website Permisssion" an right your reason, what will you do with my guide on</text:p>
      <text:p text:style-name="Standard">the site and give me a registration option as a member and contributer.</text:p>
      <text:p text:style-name="Standard"/>
      <text:p text:style-name="Standard"/>
      <text:p text:style-name="Standard">--------------------------- 12 Version History --------------------------------</text:p>
      <text:p text:style-name="Standard"/>
      <text:p text:style-name="Standard"><text:s text:c="2"/>This FAQ/Walkthrough was written on a Notepad so, therefore is probably best</text:p>
      <text:p text:style-name="Standard">viewed on one.</text:p>
      <text:p text:style-name="Standard"/>
      <text:p text:style-name="Standard">Version 1.0 (49k) <text:s/>- <text:s text:c="3"/>Was a basic first version; it was my first ever</text:p>
      <text:p text:style-name="Standard"><text:s text:c="22"/>FAQ/Walkthrough. Contained a basic title, introduction,</text:p>
      <text:p text:style-name="Standard"><text:s text:c="22"/>the whole walkthrough and the copyright section without</text:p>
      <text:p text:style-name="Standard"><text:s text:c="22"/>the site permission part.</text:p>
      <text:p text:style-name="Standard"/>
      <text:p text:style-name="Standard">Version 2.0 (52K) <text:s/>- <text:s text:c="3"/>Updated with a proper title, site permission part, the</text:p>
      <text:p text:style-name="Standard"><text:s text:c="22"/>version history. A few Faqs as well.</text:p>
      <text:p text:style-name="Standard"/>
      <text:p text:style-name="Standard">Version 3.0 (60k) <text:s/>- <text:s text:c="3"/>Updated with the Storyline, some controls and cheats.</text:p>
      <text:p text:style-name="Standard"><text:s text:c="22"/>Where it says, "More FAQs coming soon!" that will come</text:p>
      <text:p text:style-name="Standard"><text:s text:c="22"/>in a higher version.</text:p>
      <text:p text:style-name="Standard"/>
      <text:p text:style-name="Standard">Version 4.0 (99k) <text:s/>- <text:s text:c="3"/>A change around of presentation in the contents and</text:p>
      <text:p text:style-name="Standard"><text:s text:c="22"/>other places. A change around of the controls section</text:p>
      <text:p text:style-name="Standard"><text:s text:c="22"/>and updated. Added a weapons and gadgets section,</text:p>
      <text:p text:style-name="Standard"><text:s text:c="22"/>updated the cheats section and added the secrets part to</text:p>
      <text:p text:style-name="Standard"><text:s text:c="22"/>it. Made a few more small changes. Might do more on the</text:p>
      <text:p text:style-name="Standard"><text:s text:c="22"/>FAQs section, might not.</text:p>
      <text:p text:style-name="Standard"/>
      <text:p text:style-name="Standard">Version 5.0 (114k) - <text:s text:c="3"/>Added the medals section and the first part of the</text:p>
      <text:p text:style-name="Standard"><text:s text:c="22"/>multiplayer mode section. Shows what's going to be where</text:p>
      <text:p text:style-name="Standard"><text:s text:c="22"/>in the section. Under construction still. Another</text:p>
      <text:p text:style-name="Standard"><text:s text:c="22"/>website allowed to use my walkthrough, IGN.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29T13:49:26</meta:creation-date>
    <meta:document-statistic meta:table-count="0" meta:image-count="0" meta:object-count="0" meta:page-count="57" meta:paragraph-count="1871" meta:word-count="15686" meta:character-count="110395"/>
    <dc:date>2008-12-29T13:50:02</dc:date>
    <meta:editing-duration>PT00H00M39S</meta:editing-duration>
    <meta:editing-cycles>1</meta:editing-cycles>
    <meta:generator>OpenOffice.org/3.0$Unix OpenOffice.org_project/300m9$Build-9358</meta:generator>
  </office:meta>
</office:document-meta>
</file>